
<file path=META-INF/manifest.xml><?xml version="1.0" encoding="utf-8"?>
<manifest:manifest xmlns:manifest="urn:oasis:names:tc:opendocument:xmlns:manifest:1.0">
  <manifest:file-entry manifest:media-type="application/vnd.oasis.opendocument.spreadshee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DejaVu Sans1" svg:font-family="'DejaVu Sans'" style:font-family-generic="roman" style:font-pitch="variable"/>
    <style:font-face style:name="DejaVu Sans" svg:font-family="'DejaVu Sans'" style:font-family-generic="swiss" style:font-pitch="variable"/>
    <style:font-face style:name="DejaVu Sans2"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901cm"/>
    </style:style>
    <style:style style:name="co2" style:family="table-column">
      <style:table-column-properties fo:break-before="auto" style:column-width="18.452cm"/>
    </style:style>
    <style:style style:name="co3" style:family="table-column">
      <style:table-column-properties fo:break-before="auto" style:column-width="6.685cm"/>
    </style:style>
    <style:style style:name="co4" style:family="table-column">
      <style:table-column-properties fo:break-before="auto" style:column-width="4.486cm"/>
    </style:style>
    <style:style style:name="co5" style:family="table-column">
      <style:table-column-properties fo:break-before="auto" style:column-width="1.917cm"/>
    </style:style>
    <style:style style:name="co6" style:family="table-column">
      <style:table-column-properties fo:break-before="auto" style:column-width="1.833cm"/>
    </style:style>
    <style:style style:name="co7" style:family="table-column">
      <style:table-column-properties fo:break-before="auto" style:column-width="2.267cm"/>
    </style:style>
    <style:style style:name="co8" style:family="table-column">
      <style:table-column-properties fo:break-before="auto" style:column-width="14.444cm"/>
    </style:style>
    <style:style style:name="co9" style:family="table-column">
      <style:table-column-properties fo:break-before="auto" style:column-width="5.001cm"/>
    </style:style>
    <style:style style:name="co10" style:family="table-column">
      <style:table-column-properties fo:break-before="auto" style:column-width="2.256cm"/>
    </style:style>
    <style:style style:name="co11" style:family="table-column">
      <style:table-column-properties fo:break-before="auto" style:column-width="8.124cm"/>
    </style:style>
    <style:style style:name="co12" style:family="table-column">
      <style:table-column-properties fo:break-before="auto" style:column-width="1.748cm"/>
    </style:style>
    <style:style style:name="ro1" style:family="table-row">
      <style:table-row-properties style:row-height="0.841cm" fo:break-before="auto" style:use-optimal-row-height="false"/>
    </style:style>
    <style:style style:name="ro2" style:family="table-row">
      <style:table-row-properties style:row-height="0.526cm" fo:break-before="auto" style:use-optimal-row-height="false"/>
    </style:style>
    <style:style style:name="ro3" style:family="table-row">
      <style:table-row-properties style:row-height="0.427cm" fo:break-before="auto" style:use-optimal-row-height="tru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style:style style:name="ce1" style:family="table-cell" style:parent-style-name="Default">
      <style:table-cell-properties fo:wrap-option="wrap"/>
      <style:text-properties style:use-window-font-color="true" style:text-outline="false" style:text-line-through-style="none" style:font-name="DejaVu Sans1" fo:font-size="10pt" fo:language="ca" fo:country="ES" fo:font-style="normal" fo:text-shadow="none" style:text-underline-style="none" fo:font-weight="bold" style:text-underline-mode="continuous" style:text-line-through-mode="continuous" style:font-name-asian="DejaVu Sans2"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2" style:family="table-cell" style:parent-style-name="Default">
      <style:table-cell-properties fo:wrap-option="wrap"/>
      <style:text-properties style:use-window-font-color="true" style:text-outline="false" style:text-line-through-style="none" style:font-name="DejaVu Sans1" fo:font-size="10pt" fo:language="ca" fo:country="ES" fo:font-style="normal" fo:text-shadow="none" style:text-underline-style="none" fo:font-weight="normal" style:text-underline-mode="continuous" style:text-line-through-mode="continuous" style:font-name-asian="DejaVu Sans2"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3" style:family="table-cell" style:parent-style-name="Default">
      <style:table-cell-properties fo:wrap-option="wrap"/>
    </style:style>
    <style:style style:name="ce4" style:family="table-cell" style:parent-style-name="Default">
      <style:text-properties style:font-name="DejaVu Sans" style:font-name-asian="DejaVu Sans2" style:font-name-complex="Tahoma"/>
    </style:style>
    <style:style style:name="ce5" style:family="table-cell" style:parent-style-name="Default">
      <style:table-cell-properties style:text-align-source="fix" style:repeat-content="false" fo:wrap-option="wrap"/>
      <style:paragraph-properties fo:text-align="center" fo:margin-left="0cm"/>
    </style:style>
    <style:style style:name="ce6" style:family="table-cell" style:parent-style-name="Default" style:data-style-name="N37">
      <style:table-cell-properties fo:wrap-option="wrap"/>
      <style:text-properties style:use-window-font-color="true" style:text-outline="false" style:text-line-through-style="none" style:font-name="DejaVu Sans1" fo:font-size="10pt" fo:language="ca" fo:country="ES" fo:font-style="normal" fo:text-shadow="none" style:text-underline-style="none" fo:font-weight="normal" style:text-underline-mode="continuous" style:text-line-through-mode="continuous" style:font-name-asian="DejaVu Sans2"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7" style:family="table-cell" style:parent-style-name="Default" style:data-style-name="N37"/>
    <style:style style:name="ce8" style:family="table-cell" style:parent-style-name="Default" style:data-style-name="N37">
      <style:table-cell-properties fo:wrap-option="wrap"/>
    </style:style>
    <style:style style:name="ce9" style:family="table-cell" style:parent-style-name="Default">
      <style:text-properties style:use-window-font-color="true" style:text-outline="false" style:text-line-through-style="none" style:font-name="DejaVu Sans1" fo:font-size="10pt" fo:language="ca" fo:country="ES" fo:font-style="normal" fo:text-shadow="none" style:text-underline-style="none" fo:font-weight="normal" style:text-underline-mode="continuous" style:text-line-through-mode="continuous" style:font-name-asian="DejaVu Sans2"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10" style:family="table-cell" style:parent-style-name="Camp_20_del_20_DataPilot">
      <style:table-cell-properties fo:border-bottom="0.035cm solid #000000" fo:border-left="0.071cm solid #000000" fo:border-right="0.035cm solid #000000" fo:border-top="0.071cm solid #000000"/>
    </style:style>
    <style:style style:name="ce11" style:family="table-cell" style:parent-style-name="Categoria_20_del_20_DataPilot">
      <style:table-cell-properties fo:border-bottom="none" fo:border-left="0.071cm solid #000000" fo:border-right="0.035cm solid #000000" fo:border-top="0.035cm solid #000000"/>
    </style:style>
    <style:style style:name="ce12" style:family="table-cell" style:parent-style-name="Categoria_20_del_20_DataPilot">
      <style:table-cell-properties fo:border-bottom="none" fo:border-left="0.071cm solid #000000" fo:border-right="0.035cm solid #000000" fo:border-top="none"/>
    </style:style>
    <style:style style:name="ce13" style:family="table-cell" style:parent-style-name="Títol_20_del_20_DataPilot">
      <style:table-cell-properties fo:border-bottom="0.071cm solid #000000" fo:border-left="0.071cm solid #000000" fo:border-right="0.035cm solid #000000" fo:border-top="0.035cm solid #000000"/>
    </style:style>
    <style:style style:name="ce14" style:family="table-cell" style:parent-style-name="Angle_20_del_20_DataPilot">
      <style:table-cell-properties fo:border-bottom="none" fo:border-left="none" fo:border-right="0.071cm solid #000000" fo:border-top="0.071cm solid #000000"/>
    </style:style>
    <style:style style:name="ce15" style:family="table-cell" style:parent-style-name="Valor_20_del_20_DataPilot">
      <style:table-cell-properties fo:border-bottom="none" fo:border-left="0.035cm solid #000000" fo:border-right="0.071cm solid #000000" fo:border-top="0.035cm solid #000000"/>
    </style:style>
    <style:style style:name="ce16" style:family="table-cell" style:parent-style-name="Valor_20_del_20_DataPilot">
      <style:table-cell-properties fo:border-bottom="none" fo:border-left="0.035cm solid #000000" fo:border-right="0.071cm solid #000000" fo:border-top="none"/>
    </style:style>
    <style:style style:name="ce17" style:family="table-cell" style:parent-style-name="Resultat_20_del_20_DataPilot">
      <style:table-cell-properties fo:border-bottom="0.071cm solid #000000" fo:border-left="0.035cm solid #000000" fo:border-right="0.071cm solid #000000" fo:border-top="0.035cm solid #000000"/>
    </style:style>
  </office:automatic-styles>
  <office:body>
    <office:spreadsheet>
      <table:table table:name="Preguntes"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number-columns-repeated="2"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1" table:default-cell-style-name="Default"/>
        <table:table-column table:style-name="co9" table:default-cell-style-name="Default"/>
        <table:table-row table:style-name="ro1">
          <table:table-cell table:style-name="ce1" office:value-type="string">
            <text:p>cat</text:p>
          </table:table-cell>
          <table:table-cell table:style-name="ce1" office:value-type="string">
            <text:p>Pregunta</text:p>
          </table:table-cell>
          <table:table-cell table:style-name="ce1" office:value-type="string">
            <text:p>Resposta 1 </text:p>
          </table:table-cell>
          <table:table-cell table:style-name="ce1" office:value-type="string">
            <text:p>Resposta 2</text:p>
          </table:table-cell>
          <table:table-cell table:style-name="ce1" office:value-type="string">
            <text:p>Resposta 3</text:p>
          </table:table-cell>
          <table:table-cell table:style-name="ce1" office:value-type="string">
            <text:p>ok</text:p>
          </table:table-cell>
          <table:table-cell table:style-name="ce1" office:value-type="string">
            <text:p>Autor </text:p>
          </table:table-cell>
          <table:table-cell table:style-name="ce1" office:value-type="string">
            <text:p>Data</text:p>
          </table:table-cell>
          <table:table-cell table:style-name="ce1" office:value-type="string">
            <text:p>Comentari o notes</text:p>
          </table:table-cell>
          <table:table-cell table:number-columns-repeated="2"/>
        </table:table-row>
        <table:table-row table:style-name="ro1">
          <table:table-cell table:style-name="ce2" office:value-type="float" office:value="1">
            <text:p>1</text:p>
          </table:table-cell>
          <table:table-cell table:style-name="ce2" office:value-type="string">
            <text:p>On es va fer la Guadec de l'any 2006?</text:p>
          </table:table-cell>
          <table:table-cell table:style-name="ce2" office:value-type="string">
            <text:p>Chicago</text:p>
          </table:table-cell>
          <table:table-cell table:style-name="ce2" office:value-type="string">
            <text:p>Vilanova i la Geltrú</text:p>
          </table:table-cell>
          <table:table-cell table:style-name="ce2" office:value-type="string">
            <text:p>Sao Paulo</text:p>
          </table:table-cell>
          <table:table-cell table:style-name="ce2" office:value-type="float" office:value="2">
            <text:p>2</text:p>
          </table:table-cell>
          <table:table-cell table:style-name="ce2" office:value-type="string">
            <text:p>Carles</text:p>
          </table:table-cell>
          <table:table-cell table:style-name="ce6" office:value-type="date" office:date-value="2007-08-18">
            <text:p>18/08/07</text:p>
          </table:table-cell>
          <table:table-cell table:style-name="ce9"/>
          <table:table-cell office:value-type="float" office:value="1">
            <text:p>1</text:p>
          </table:table-cell>
          <table:table-cell table:formula="oooc:=&quot;( &quot;&amp;[.A2] &amp; &quot;, u&quot;&quot;&quot; &amp; [.B2] &amp; &quot;&quot;&quot;, u&quot;&quot;&quot; &amp; [.C2] &amp; &quot;&quot;&quot;,u&quot;&quot;&quot; &amp; [.D2] &amp; &quot;&quot;&quot;,u&quot;&quot;&quot; &amp; [.E2] &amp; &quot;&quot;&quot;, &quot; &amp; [.F2] &amp; &quot;, u&quot;&quot;&quot; &amp; [.G2] &amp; &quot;&quot;&quot;,u&quot;&quot;&quot; &amp; TEXT([.H2];&quot;dd/mm/yy&quot;) &amp; &quot;&quot;&quot;,u&quot;&quot;&quot; &amp; [.I2] &amp; &quot;&quot;&quot;, &quot; &amp; [.J2] &amp; &quot; ), &quot;" office:value-type="string" office:string-value="( 1, u&quot;On es va fer la Guadec de l'any 2006?&quot;, u&quot;Chicago&quot;,u&quot;Vilanova i la Geltrú&quot;,u&quot;Sao Paulo&quot;, 2, u&quot;Carles&quot;,u&quot;18/08/07&quot;,u&quot;&quot;, 1 ), ">
            <text:p>( 1, u"On es va fer la Guadec de l'any 2006?", u"Chicago",u"Vilanova i la Geltrú",u"Sao Paulo", 2, u"Carles",u"18/08/07",u"", 1 ), </text:p>
          </table:table-cell>
        </table:table-row>
        <table:table-row table:style-name="ro1">
          <table:table-cell table:style-name="ce2" office:value-type="float" office:value="2">
            <text:p>2</text:p>
          </table:table-cell>
          <table:table-cell table:style-name="ce2" office:value-type="string">
            <text:p>Quins mesos de l'any surt cada#versió nova d'ubuntu?</text:p>
          </table:table-cell>
          <table:table-cell table:style-name="ce2" office:value-type="string">
            <text:p>Febrer i novembre</text:p>
          </table:table-cell>
          <table:table-cell table:style-name="ce2" office:value-type="string">
            <text:p>Març i setembre</text:p>
          </table:table-cell>
          <table:table-cell table:style-name="ce2" office:value-type="string">
            <text:p>Abril i octubre</text:p>
          </table:table-cell>
          <table:table-cell table:style-name="ce2" office:value-type="float" office:value="3">
            <text:p>3</text:p>
          </table:table-cell>
          <table:table-cell table:style-name="ce2" office:value-type="string">
            <text:p>Carles</text:p>
          </table:table-cell>
          <table:table-cell table:style-name="ce6" office:value-type="date" office:date-value="2007-08-18">
            <text:p>18/08/07</text:p>
          </table:table-cell>
          <table:table-cell table:style-name="ce2" office:value-type="string">
            <text:p>El nombre de la versió correspon amb l'any i el mes. (7.10=2007 octubre)</text:p>
          </table:table-cell>
          <table:table-cell office:value-type="float" office:value="2">
            <text:p>2</text:p>
          </table:table-cell>
          <table:table-cell table:formula="oooc:=&quot;( &quot;&amp;[.A3] &amp; &quot;, u&quot;&quot;&quot; &amp; [.B3] &amp; &quot;&quot;&quot;, u&quot;&quot;&quot; &amp; [.C3] &amp; &quot;&quot;&quot;,u&quot;&quot;&quot; &amp; [.D3] &amp; &quot;&quot;&quot;,u&quot;&quot;&quot; &amp; [.E3] &amp; &quot;&quot;&quot;, &quot; &amp; [.F3] &amp; &quot;, u&quot;&quot;&quot; &amp; [.G3] &amp; &quot;&quot;&quot;,u&quot;&quot;&quot; &amp; TEXT([.H3];&quot;dd/mm/yy&quot;) &amp; &quot;&quot;&quot;,u&quot;&quot;&quot; &amp; [.I3] &amp; &quot;&quot;&quot;, &quot; &amp; [.J3] &amp; &quot; ), &quot;" office:value-type="string" office:string-value="( 2, u&quot;Quins mesos de l'any surt cada#versió nova d'ubuntu?&quot;, u&quot;Febrer i novembre&quot;,u&quot;Març i setembre&quot;,u&quot;Abril i octubre&quot;, 3, u&quot;Carles&quot;,u&quot;18/08/07&quot;,u&quot;El nombre de la versió correspon amb l'any i el mes. (7.10=2007 octubre)&quot;, 2 ), ">
            <text:p>( 2, u"Quins mesos de l'any surt cada#versió nova d'ubuntu?", u"Febrer i novembre",u"Març i setembre",u"Abril i octubre", 3, u"Carles",u"18/08/07",u"El nombre de la versió correspon amb l'any i el mes. (7.10=2007 octubre)", 2 ), </text:p>
          </table:table-cell>
        </table:table-row>
        <table:table-row table:style-name="ro1">
          <table:table-cell table:style-name="ce2" office:value-type="float" office:value="3">
            <text:p>3</text:p>
          </table:table-cell>
          <table:table-cell table:style-name="ce2" office:value-type="string">
            <text:p>Qui va crear el format HTML?</text:p>
          </table:table-cell>
          <table:table-cell table:style-name="ce2" office:value-type="string">
            <text:p>Tim Berners-Lee</text:p>
          </table:table-cell>
          <table:table-cell table:style-name="ce2" office:value-type="string">
            <text:p>Wim Mertens</text:p>
          </table:table-cell>
          <table:table-cell table:style-name="ce2" office:value-type="string">
            <text:p>Manuel de Icaza</text:p>
          </table:table-cell>
          <table:table-cell table:style-name="ce2" office:value-type="float" office:value="1">
            <text:p>1</text:p>
          </table:table-cell>
          <table:table-cell table:style-name="ce2" office:value-type="string">
            <text:p>Carles</text:p>
          </table:table-cell>
          <table:table-cell table:style-name="ce6" office:value-type="date" office:date-value="2007-08-18">
            <text:p>18/08/07</text:p>
          </table:table-cell>
          <table:table-cell table:style-name="ce9"/>
          <table:table-cell office:value-type="float" office:value="3">
            <text:p>3</text:p>
          </table:table-cell>
          <table:table-cell table:formula="oooc:=&quot;( &quot;&amp;[.A4] &amp; &quot;, u&quot;&quot;&quot; &amp; [.B4] &amp; &quot;&quot;&quot;, u&quot;&quot;&quot; &amp; [.C4] &amp; &quot;&quot;&quot;,u&quot;&quot;&quot; &amp; [.D4] &amp; &quot;&quot;&quot;,u&quot;&quot;&quot; &amp; [.E4] &amp; &quot;&quot;&quot;, &quot; &amp; [.F4] &amp; &quot;, u&quot;&quot;&quot; &amp; [.G4] &amp; &quot;&quot;&quot;,u&quot;&quot;&quot; &amp; TEXT([.H4];&quot;dd/mm/yy&quot;) &amp; &quot;&quot;&quot;,u&quot;&quot;&quot; &amp; [.I4] &amp; &quot;&quot;&quot;, &quot; &amp; [.J4] &amp; &quot; ), &quot;" office:value-type="string" office:string-value="( 3, u&quot;Qui va crear el format HTML?&quot;, u&quot;Tim Berners-Lee&quot;,u&quot;Wim Mertens&quot;,u&quot;Manuel de Icaza&quot;, 1, u&quot;Carles&quot;,u&quot;18/08/07&quot;,u&quot;&quot;, 3 ), ">
            <text:p>( 3, u"Qui va crear el format HTML?", u"Tim Berners-Lee",u"Wim Mertens",u"Manuel de Icaza", 1, u"Carles",u"18/08/07",u"", 3 ), </text:p>
          </table:table-cell>
        </table:table-row>
        <table:table-row table:style-name="ro1">
          <table:table-cell table:style-name="ce2" office:value-type="float" office:value="4">
            <text:p>4</text:p>
          </table:table-cell>
          <table:table-cell table:style-name="ce2" office:value-type="string">
            <text:p>El wesnoth és un joc de tipus</text:p>
          </table:table-cell>
          <table:table-cell table:style-name="ce2" office:value-type="string">
            <text:p>Arcade Shooter</text:p>
          </table:table-cell>
          <table:table-cell table:style-name="ce2" office:value-type="string">
            <text:p>Aventura gràfica</text:p>
          </table:table-cell>
          <table:table-cell table:style-name="ce2" office:value-type="string">
            <text:p>Estratègia per torns</text:p>
          </table:table-cell>
          <table:table-cell table:style-name="ce2" office:value-type="float" office:value="3">
            <text:p>3</text:p>
          </table:table-cell>
          <table:table-cell table:style-name="ce2" office:value-type="string">
            <text:p>Nil</text:p>
          </table:table-cell>
          <table:table-cell table:style-name="ce6" office:value-type="date" office:date-value="2007-08-18">
            <text:p>18/08/07</text:p>
          </table:table-cell>
          <table:table-cell table:style-name="ce9"/>
          <table:table-cell office:value-type="float" office:value="4">
            <text:p>4</text:p>
          </table:table-cell>
          <table:table-cell table:formula="oooc:=&quot;( &quot;&amp;[.A5] &amp; &quot;, u&quot;&quot;&quot; &amp; [.B5] &amp; &quot;&quot;&quot;, u&quot;&quot;&quot; &amp; [.C5] &amp; &quot;&quot;&quot;,u&quot;&quot;&quot; &amp; [.D5] &amp; &quot;&quot;&quot;,u&quot;&quot;&quot; &amp; [.E5] &amp; &quot;&quot;&quot;, &quot; &amp; [.F5] &amp; &quot;, u&quot;&quot;&quot; &amp; [.G5] &amp; &quot;&quot;&quot;,u&quot;&quot;&quot; &amp; TEXT([.H5];&quot;dd/mm/yy&quot;) &amp; &quot;&quot;&quot;,u&quot;&quot;&quot; &amp; [.I5] &amp; &quot;&quot;&quot;, &quot; &amp; [.J5] &amp; &quot; ), &quot;" office:value-type="string" office:string-value="( 4, u&quot;El wesnoth és un joc de tipus&quot;, u&quot;Arcade Shooter&quot;,u&quot;Aventura gràfica&quot;,u&quot;Estratègia per torns&quot;, 3, u&quot;Nil&quot;,u&quot;18/08/07&quot;,u&quot;&quot;, 4 ), ">
            <text:p>( 4, u"El wesnoth és un joc de tipus", u"Arcade Shooter",u"Aventura gràfica",u"Estratègia per torns", 3, u"Nil",u"18/08/07",u"", 4 ), </text:p>
          </table:table-cell>
        </table:table-row>
        <table:table-row table:style-name="ro1">
          <table:table-cell table:style-name="ce2" office:value-type="float" office:value="5">
            <text:p>5</text:p>
          </table:table-cell>
          <table:table-cell table:style-name="ce2" office:value-type="string">
            <text:p>Per trinxar ben trinxat l'ordinador farem:</text:p>
          </table:table-cell>
          <table:table-cell table:style-name="ce2" office:value-type="string">
            <text:p>sudo rm -d -f -r /</text:p>
          </table:table-cell>
          <table:table-cell table:style-name="ce2" office:value-type="string">
            <text:p>sudo cp /dev/hdb1 &gt; aixo.iso</text:p>
          </table:table-cell>
          <table:table-cell table:style-name="ce2" office:value-type="string">
            <text:p>echo destroy computer contents</text:p>
          </table:table-cell>
          <table:table-cell table:style-name="ce2" office:value-type="float" office:value="1">
            <text:p>1</text:p>
          </table:table-cell>
          <table:table-cell table:style-name="ce2" office:value-type="string">
            <text:p>Carles</text:p>
          </table:table-cell>
          <table:table-cell table:style-name="ce6" office:value-type="date" office:date-value="2007-08-18">
            <text:p>18/08/07</text:p>
          </table:table-cell>
          <table:table-cell table:style-name="ce9"/>
          <table:table-cell office:value-type="float" office:value="5">
            <text:p>5</text:p>
          </table:table-cell>
          <table:table-cell table:formula="oooc:=&quot;( &quot;&amp;[.A6] &amp; &quot;, u&quot;&quot;&quot; &amp; [.B6] &amp; &quot;&quot;&quot;, u&quot;&quot;&quot; &amp; [.C6] &amp; &quot;&quot;&quot;,u&quot;&quot;&quot; &amp; [.D6] &amp; &quot;&quot;&quot;,u&quot;&quot;&quot; &amp; [.E6] &amp; &quot;&quot;&quot;, &quot; &amp; [.F6] &amp; &quot;, u&quot;&quot;&quot; &amp; [.G6] &amp; &quot;&quot;&quot;,u&quot;&quot;&quot; &amp; TEXT([.H6];&quot;dd/mm/yy&quot;) &amp; &quot;&quot;&quot;,u&quot;&quot;&quot; &amp; [.I6] &amp; &quot;&quot;&quot;, &quot; &amp; [.J6] &amp; &quot; ), &quot;" office:value-type="string" office:string-value="( 5, u&quot;Per trinxar ben trinxat l'ordinador farem:&quot;, u&quot;sudo rm -d -f -r /&quot;,u&quot;sudo cp /dev/hdb1 &gt; aixo.iso&quot;,u&quot;echo destroy computer contents&quot;, 1, u&quot;Carles&quot;,u&quot;18/08/07&quot;,u&quot;&quot;, 5 ), ">
            <text:p>( 5, u"Per trinxar ben trinxat l'ordinador farem:", u"sudo rm -d -f -r /",u"sudo cp /dev/hdb1 &gt; aixo.iso",u"echo destroy computer contents", 1, u"Carles",u"18/08/07",u"", 5 ), </text:p>
          </table:table-cell>
        </table:table-row>
        <table:table-row table:style-name="ro1">
          <table:table-cell table:style-name="ce2" office:value-type="float" office:value="6">
            <text:p>6</text:p>
          </table:table-cell>
          <table:table-cell table:style-name="ce2" office:value-type="string">
            <text:p>El millor editor lliure d'imatges matricials és:</text:p>
          </table:table-cell>
          <table:table-cell table:style-name="ce2" office:value-type="string">
            <text:p>gimp</text:p>
          </table:table-cell>
          <table:table-cell table:style-name="ce2" office:value-type="string">
            <text:p>gaim</text:p>
          </table:table-cell>
          <table:table-cell table:style-name="ce2" office:value-type="string">
            <text:p>gcc</text:p>
          </table:table-cell>
          <table:table-cell table:style-name="ce2" office:value-type="float" office:value="1">
            <text:p>1</text:p>
          </table:table-cell>
          <table:table-cell table:style-name="ce2" office:value-type="string">
            <text:p>Nil</text:p>
          </table:table-cell>
          <table:table-cell table:style-name="ce6" office:value-type="date" office:date-value="2007-08-18">
            <text:p>18/08/07</text:p>
          </table:table-cell>
          <table:table-cell table:style-name="ce2" office:value-type="string">
            <text:p>El gimp és un programa de tractament d'imatges, el gaim de missatgeria instantània (ara rebatejat com a pidgin) i el gcc el compilador de llenguatge c i c++. </text:p>
          </table:table-cell>
          <table:table-cell office:value-type="float" office:value="6">
            <text:p>6</text:p>
          </table:table-cell>
          <table:table-cell table:formula="oooc:=&quot;( &quot;&amp;[.A7] &amp; &quot;, u&quot;&quot;&quot; &amp; [.B7] &amp; &quot;&quot;&quot;, u&quot;&quot;&quot; &amp; [.C7] &amp; &quot;&quot;&quot;,u&quot;&quot;&quot; &amp; [.D7] &amp; &quot;&quot;&quot;,u&quot;&quot;&quot; &amp; [.E7] &amp; &quot;&quot;&quot;, &quot; &amp; [.F7] &amp; &quot;, u&quot;&quot;&quot; &amp; [.G7] &amp; &quot;&quot;&quot;,u&quot;&quot;&quot; &amp; TEXT([.H7];&quot;dd/mm/yy&quot;) &amp; &quot;&quot;&quot;,u&quot;&quot;&quot; &amp; [.I7] &amp; &quot;&quot;&quot;, &quot; &amp; [.J7] &amp; &quot; ), &quot;" office:value-type="string" office:string-value="( 6, u&quot;El millor editor lliure d'imatges matricials és:&quot;, u&quot;gimp&quot;,u&quot;gaim&quot;,u&quot;gcc&quot;, 1, u&quot;Nil&quot;,u&quot;18/08/07&quot;,u&quot;El gimp és un programa de tractament d'imatges, el gaim de missatgeria instantània (ara rebatejat com a pidgin) i el gcc el compilador de llenguatge c i c++. &quot;, 6 ), ">
            <text:p>( 6, u"El millor editor lliure d'imatges matricials és:", u"gimp",u"gaim",u"gcc", 1, u"Nil",u"18/08/07",u"El gimp és un programa de tractament d'imatges, el gaim de missatgeria instantània (ara rebatejat com a pidgin) i el gcc el compilador de llenguatge c i c++. ", 6 ), </text:p>
          </table:table-cell>
        </table:table-row>
        <table:table-row table:style-name="ro1">
          <table:table-cell office:value-type="float" office:value="4">
            <text:p>4</text:p>
          </table:table-cell>
          <table:table-cell office:value-type="string">
            <text:p>Quin personatge de videojoc considerava#que els noms no eren importants?</text:p>
          </table:table-cell>
          <table:table-cell office:value-type="string">
            <text:p>Lara Croft</text:p>
          </table:table-cell>
          <table:table-cell office:value-type="string">
            <text:p>Guybrush Threepwood</text:p>
          </table:table-cell>
          <table:table-cell office:value-type="string">
            <text:p>Larry Laffer</text:p>
          </table:table-cell>
          <table:table-cell office:value-type="float" office:value="2">
            <text:p>2</text:p>
          </table:table-cell>
          <table:table-cell office:value-type="string">
            <text:p>Carles</text:p>
          </table:table-cell>
          <table:table-cell table:style-name="ce7" office:value-type="date" office:date-value="2007-08-18">
            <text:p>18/08/07</text:p>
          </table:table-cell>
          <table:table-cell office:value-type="string">
            <text:p>En Guybrush Threepod. Protagonista de la saga monkey island que podem jugar amb el scummvm. Quan els dissenyadors van crear el personatge el programa que usaven per fer-ho s'anomenava brush i no van decidir el nom fins al final. Ells l'anomenaven el “tio” del brush (Guy_Brush) i així és com es va dir. En tota la saga monkey island els personatges se'n foten continuament del seu nom</text:p>
          </table:table-cell>
          <table:table-cell office:value-type="float" office:value="7">
            <text:p>7</text:p>
          </table:table-cell>
          <table:table-cell table:formula="oooc:=&quot;( &quot;&amp;[.A8] &amp; &quot;, u&quot;&quot;&quot; &amp; [.B8] &amp; &quot;&quot;&quot;, u&quot;&quot;&quot; &amp; [.C8] &amp; &quot;&quot;&quot;,u&quot;&quot;&quot; &amp; [.D8] &amp; &quot;&quot;&quot;,u&quot;&quot;&quot; &amp; [.E8] &amp; &quot;&quot;&quot;, &quot; &amp; [.F8] &amp; &quot;, u&quot;&quot;&quot; &amp; [.G8] &amp; &quot;&quot;&quot;,u&quot;&quot;&quot; &amp; TEXT([.H8];&quot;dd/mm/yy&quot;) &amp; &quot;&quot;&quot;,u&quot;&quot;&quot; &amp; [.I8] &amp; &quot;&quot;&quot;, &quot; &amp; [.J8] &amp; &quot; ), &quot;" office:value-type="string" office:string-value="( 4, u&quot;Quin personatge de videojoc considerava#que els noms no eren importants?&quot;, u&quot;Lara Croft&quot;,u&quot;Guybrush Threepwood&quot;,u&quot;Larry Laffer&quot;, 2, u&quot;Carles&quot;,u&quot;18/08/07&quot;,u&quot;En Guybrush Threepod. Protagonista de la saga monkey island que podem jugar amb el scummvm. Quan els dissenyadors van crear el personatge el programa que usaven per fer-ho s'anomenava brush i no van decidir el nom fins al final. Ells l'anomenaven el “tio” del brush (Guy_Brush) i així és com es va dir. En tota la saga monkey island els personatges se'n foten continuament del seu nom&quot;, 7 ), ">
            <text:p>( 4, u"Quin personatge de videojoc considerava#que els noms no eren importants?", u"Lara Croft",u"Guybrush Threepwood",u"Larry Laffer", 2, u"Carles",u"18/08/07",u"En Guybrush Threepod. Protagonista de la saga monkey island que podem jugar amb el scummvm. Quan els dissenyadors van crear el personatge el programa que usaven per fer-ho s'anomenava brush i no van decidir el nom fins al final. Ells l'anomenaven el “tio” del brush (Guy_Brush) i així és com es va dir. En tota la saga monkey island els personatges se'n foten continuament del seu nom", 7 ), </text:p>
          </table:table-cell>
        </table:table-row>
        <table:table-row table:style-name="ro1">
          <table:table-cell office:value-type="float" office:value="1">
            <text:p>1</text:p>
          </table:table-cell>
          <table:table-cell office:value-type="string">
            <text:p>Qui va dir#'Don't think free as in free beer;#think free as in free speech.'</text:p>
          </table:table-cell>
          <table:table-cell office:value-type="string">
            <text:p>Richard Stallman</text:p>
          </table:table-cell>
          <table:table-cell office:value-type="string">
            <text:p>Linus Torvalds</text:p>
          </table:table-cell>
          <table:table-cell office:value-type="string">
            <text:p>Mark Shuttlework</text:p>
          </table:table-cell>
          <table:table-cell office:value-type="float" office:value="1">
            <text:p>1</text:p>
          </table:table-cell>
          <table:table-cell office:value-type="string">
            <text:p>Carles</text:p>
          </table:table-cell>
          <table:table-cell table:style-name="ce7" office:value-type="date" office:date-value="2007-08-18">
            <text:p>18/08/07</text:p>
          </table:table-cell>
          <table:table-cell office:value-type="string">
            <text:p>Richard Stallman per referir-se que el programari hauria de ser lliure referint-se a llibertat. (És un error de polisemia en anglès al ser lliure i gratuit la mateixa paraula: free)</text:p>
          </table:table-cell>
          <table:table-cell office:value-type="float" office:value="8">
            <text:p>8</text:p>
          </table:table-cell>
          <table:table-cell table:formula="oooc:=&quot;( &quot;&amp;[.A9] &amp; &quot;, u&quot;&quot;&quot; &amp; [.B9] &amp; &quot;&quot;&quot;, u&quot;&quot;&quot; &amp; [.C9] &amp; &quot;&quot;&quot;,u&quot;&quot;&quot; &amp; [.D9] &amp; &quot;&quot;&quot;,u&quot;&quot;&quot; &amp; [.E9] &amp; &quot;&quot;&quot;, &quot; &amp; [.F9] &amp; &quot;, u&quot;&quot;&quot; &amp; [.G9] &amp; &quot;&quot;&quot;,u&quot;&quot;&quot; &amp; TEXT([.H9];&quot;dd/mm/yy&quot;) &amp; &quot;&quot;&quot;,u&quot;&quot;&quot; &amp; [.I9] &amp; &quot;&quot;&quot;, &quot; &amp; [.J9] &amp; &quot; ), &quot;" office:value-type="string" office:string-value="( 1, u&quot;Qui va dir#'Don't think free as in free beer;#think free as in free speech.'&quot;, u&quot;Richard Stallman&quot;,u&quot;Linus Torvalds&quot;,u&quot;Mark Shuttlework&quot;, 1, u&quot;Carles&quot;,u&quot;18/08/07&quot;,u&quot;Richard Stallman per referir-se que el programari hauria de ser lliure referint-se a llibertat. (És un error de polisemia en anglès al ser lliure i gratuit la mateixa paraula: free)&quot;, 8 ), ">
            <text:p>( 1, u"Qui va dir#'Don't think free as in free beer;#think free as in free speech.'", u"Richard Stallman",u"Linus Torvalds",u"Mark Shuttlework", 1, u"Carles",u"18/08/07",u"Richard Stallman per referir-se que el programari hauria de ser lliure referint-se a llibertat. (És un error de polisemia en anglès al ser lliure i gratuit la mateixa paraula: free)", 8 ), </text:p>
          </table:table-cell>
        </table:table-row>
        <table:table-row table:style-name="ro1">
          <table:table-cell office:value-type="float" office:value="1">
            <text:p>1</text:p>
          </table:table-cell>
          <table:table-cell office:value-type="string">
            <text:p>Quants anys ha fet l'escriptori gnome?#(2007)</text:p>
          </table:table-cell>
          <table:table-cell office:value-type="float" office:value="10">
            <text:p>10</text:p>
          </table:table-cell>
          <table:table-cell office:value-type="float" office:value="15">
            <text:p>15</text:p>
          </table:table-cell>
          <table:table-cell office:value-type="float" office:value="20">
            <text:p>20</text:p>
          </table:table-cell>
          <table:table-cell office:value-type="float" office:value="1">
            <text:p>1</text:p>
          </table:table-cell>
          <table:table-cell office:value-type="string">
            <text:p>Carles</text:p>
          </table:table-cell>
          <table:table-cell table:style-name="ce7" office:value-type="date" office:date-value="2007-08-18">
            <text:p>18/08/07</text:p>
          </table:table-cell>
          <table:table-cell/>
          <table:table-cell office:value-type="float" office:value="9">
            <text:p>9</text:p>
          </table:table-cell>
          <table:table-cell table:formula="oooc:=&quot;( &quot;&amp;[.A10] &amp; &quot;, u&quot;&quot;&quot; &amp; [.B10] &amp; &quot;&quot;&quot;, u&quot;&quot;&quot; &amp; [.C10] &amp; &quot;&quot;&quot;,u&quot;&quot;&quot; &amp; [.D10] &amp; &quot;&quot;&quot;,u&quot;&quot;&quot; &amp; [.E10] &amp; &quot;&quot;&quot;, &quot; &amp; [.F10] &amp; &quot;, u&quot;&quot;&quot; &amp; [.G10] &amp; &quot;&quot;&quot;,u&quot;&quot;&quot; &amp; TEXT([.H10];&quot;dd/mm/yy&quot;) &amp; &quot;&quot;&quot;,u&quot;&quot;&quot; &amp; [.I10] &amp; &quot;&quot;&quot;, &quot; &amp; [.J10] &amp; &quot; ), &quot;" office:value-type="string" office:string-value="( 1, u&quot;Quants anys ha fet l'escriptori gnome?#(2007)&quot;, u&quot;10&quot;,u&quot;15&quot;,u&quot;20&quot;, 1, u&quot;Carles&quot;,u&quot;18/08/07&quot;,u&quot;&quot;, 9 ), ">
            <text:p>( 1, u"Quants anys ha fet l'escriptori gnome?#(2007)", u"10",u"15",u"20", 1, u"Carles",u"18/08/07",u"", 9 ), </text:p>
          </table:table-cell>
        </table:table-row>
        <table:table-row table:style-name="ro1">
          <table:table-cell office:value-type="float" office:value="1">
            <text:p>1</text:p>
          </table:table-cell>
          <table:table-cell office:value-type="string">
            <text:p>Qui va fundar el projecte gnome?</text:p>
          </table:table-cell>
          <table:table-cell office:value-type="string">
            <text:p>Mark Shuttlework</text:p>
          </table:table-cell>
          <table:table-cell office:value-type="string">
            <text:p>Manuel de Icaza</text:p>
          </table:table-cell>
          <table:table-cell office:value-type="string">
            <text:p>George Moustaki</text:p>
          </table:table-cell>
          <table:table-cell office:value-type="float" office:value="2">
            <text:p>2</text:p>
          </table:table-cell>
          <table:table-cell office:value-type="string">
            <text:p>Carles</text:p>
          </table:table-cell>
          <table:table-cell table:style-name="ce7" office:value-type="date" office:date-value="2007-08-18">
            <text:p>18/08/07</text:p>
          </table:table-cell>
          <table:table-cell/>
          <table:table-cell office:value-type="float" office:value="10">
            <text:p>10</text:p>
          </table:table-cell>
          <table:table-cell table:formula="oooc:=&quot;( &quot;&amp;[.A11] &amp; &quot;, u&quot;&quot;&quot; &amp; [.B11] &amp; &quot;&quot;&quot;, u&quot;&quot;&quot; &amp; [.C11] &amp; &quot;&quot;&quot;,u&quot;&quot;&quot; &amp; [.D11] &amp; &quot;&quot;&quot;,u&quot;&quot;&quot; &amp; [.E11] &amp; &quot;&quot;&quot;, &quot; &amp; [.F11] &amp; &quot;, u&quot;&quot;&quot; &amp; [.G11] &amp; &quot;&quot;&quot;,u&quot;&quot;&quot; &amp; TEXT([.H11];&quot;dd/mm/yy&quot;) &amp; &quot;&quot;&quot;,u&quot;&quot;&quot; &amp; [.I11] &amp; &quot;&quot;&quot;, &quot; &amp; [.J11] &amp; &quot; ), &quot;" office:value-type="string" office:string-value="( 1, u&quot;Qui va fundar el projecte gnome?&quot;, u&quot;Mark Shuttlework&quot;,u&quot;Manuel de Icaza&quot;,u&quot;George Moustaki&quot;, 2, u&quot;Carles&quot;,u&quot;18/08/07&quot;,u&quot;&quot;, 10 ), ">
            <text:p>( 1, u"Qui va fundar el projecte gnome?", u"Mark Shuttlework",u"Manuel de Icaza",u"George Moustaki", 2, u"Carles",u"18/08/07",u"", 10 ), </text:p>
          </table:table-cell>
        </table:table-row>
        <table:table-row table:style-name="ro1">
          <table:table-cell office:value-type="float" office:value="1">
            <text:p>1</text:p>
          </table:table-cell>
          <table:table-cell office:value-type="string">
            <text:p>Quan em Mark Shuttleworth va fer# la seva fortuna venent#una empresa de claus va anar de viatge a:</text:p>
          </table:table-cell>
          <table:table-cell office:value-type="string">
            <text:p>Vilanova i la Geltrú</text:p>
          </table:table-cell>
          <table:table-cell office:value-type="string">
            <text:p>L'espai</text:p>
          </table:table-cell>
          <table:table-cell office:value-type="string">
            <text:p>Everest</text:p>
          </table:table-cell>
          <table:table-cell office:value-type="float" office:value="2">
            <text:p>2</text:p>
          </table:table-cell>
          <table:table-cell office:value-type="string">
            <text:p>Carles</text:p>
          </table:table-cell>
          <table:table-cell table:style-name="ce7" office:value-type="date" office:date-value="2007-08-18">
            <text:p>18/08/07</text:p>
          </table:table-cell>
          <table:table-cell office:value-type="string">
            <text:p>Mark Shuttleworth va ser el 2on turista espacial de la història de la humanitat. Després d'aconseguir la seva fortuna va fer un viatge a l'estació espacial internacional amb un grup de científics per tal de realitzar investigacions amb celules mare.</text:p>
          </table:table-cell>
          <table:table-cell office:value-type="float" office:value="11">
            <text:p>11</text:p>
          </table:table-cell>
          <table:table-cell table:formula="oooc:=&quot;( &quot;&amp;[.A12] &amp; &quot;, u&quot;&quot;&quot; &amp; [.B12] &amp; &quot;&quot;&quot;, u&quot;&quot;&quot; &amp; [.C12] &amp; &quot;&quot;&quot;,u&quot;&quot;&quot; &amp; [.D12] &amp; &quot;&quot;&quot;,u&quot;&quot;&quot; &amp; [.E12] &amp; &quot;&quot;&quot;, &quot; &amp; [.F12] &amp; &quot;, u&quot;&quot;&quot; &amp; [.G12] &amp; &quot;&quot;&quot;,u&quot;&quot;&quot; &amp; TEXT([.H12];&quot;dd/mm/yy&quot;) &amp; &quot;&quot;&quot;,u&quot;&quot;&quot; &amp; [.I12] &amp; &quot;&quot;&quot;, &quot; &amp; [.J12] &amp; &quot; ), &quot;" office:value-type="string" office:string-value="( 1, u&quot;Quan em Mark Shuttleworth va fer# la seva fortuna venent#una empresa de claus va anar de viatge a:&quot;, u&quot;Vilanova i la Geltrú&quot;,u&quot;L'espai&quot;,u&quot;Everest&quot;, 2, u&quot;Carles&quot;,u&quot;18/08/07&quot;,u&quot;Mark Shuttleworth va ser el 2on turista espacial de la història de la humanitat. Després d'aconseguir la seva fortuna va fer un viatge a l'estació espacial internacional amb un grup de científics per tal de realitzar investigacions amb celules mare.&quot;, 11 ), ">
            <text:p>( 1, u"Quan em Mark Shuttleworth va fer# la seva fortuna venent#una empresa de claus va anar de viatge a:", u"Vilanova i la Geltrú",u"L'espai",u"Everest", 2, u"Carles",u"18/08/07",u"Mark Shuttleworth va ser el 2on turista espacial de la història de la humanitat. Després d'aconseguir la seva fortuna va fer un viatge a l'estació espacial internacional amb un grup de científics per tal de realitzar investigacions amb celules mare.", 11 ), </text:p>
          </table:table-cell>
        </table:table-row>
        <table:table-row table:style-name="ro1">
          <table:table-cell office:value-type="float" office:value="2">
            <text:p>2</text:p>
          </table:table-cell>
          <table:table-cell office:value-type="string">
            <text:p>Canonical és una empresa situada a:</text:p>
          </table:table-cell>
          <table:table-cell office:value-type="string">
            <text:p>Zimbawe</text:p>
          </table:table-cell>
          <table:table-cell office:value-type="string">
            <text:p>Sud africa</text:p>
          </table:table-cell>
          <table:table-cell office:value-type="string">
            <text:p>Illa de man</text:p>
          </table:table-cell>
          <table:table-cell office:value-type="float" office:value="3">
            <text:p>3</text:p>
          </table:table-cell>
          <table:table-cell office:value-type="string">
            <text:p>Carles</text:p>
          </table:table-cell>
          <table:table-cell table:style-name="ce7" office:value-type="date" office:date-value="2007-08-18">
            <text:p>18/08/07</text:p>
          </table:table-cell>
          <table:table-cell/>
          <table:table-cell office:value-type="float" office:value="12">
            <text:p>12</text:p>
          </table:table-cell>
          <table:table-cell table:formula="oooc:=&quot;( &quot;&amp;[.A13] &amp; &quot;, u&quot;&quot;&quot; &amp; [.B13] &amp; &quot;&quot;&quot;, u&quot;&quot;&quot; &amp; [.C13] &amp; &quot;&quot;&quot;,u&quot;&quot;&quot; &amp; [.D13] &amp; &quot;&quot;&quot;,u&quot;&quot;&quot; &amp; [.E13] &amp; &quot;&quot;&quot;, &quot; &amp; [.F13] &amp; &quot;, u&quot;&quot;&quot; &amp; [.G13] &amp; &quot;&quot;&quot;,u&quot;&quot;&quot; &amp; TEXT([.H13];&quot;dd/mm/yy&quot;) &amp; &quot;&quot;&quot;,u&quot;&quot;&quot; &amp; [.I13] &amp; &quot;&quot;&quot;, &quot; &amp; [.J13] &amp; &quot; ), &quot;" office:value-type="string" office:string-value="( 2, u&quot;Canonical és una empresa situada a:&quot;, u&quot;Zimbawe&quot;,u&quot;Sud africa&quot;,u&quot;Illa de man&quot;, 3, u&quot;Carles&quot;,u&quot;18/08/07&quot;,u&quot;&quot;, 12 ), ">
            <text:p>( 2, u"Canonical és una empresa situada a:", u"Zimbawe",u"Sud africa",u"Illa de man", 3, u"Carles",u"18/08/07",u"", 12 ), </text:p>
          </table:table-cell>
        </table:table-row>
        <table:table-row table:style-name="ro1">
          <table:table-cell office:value-type="float" office:value="3">
            <text:p>3</text:p>
          </table:table-cell>
          <table:table-cell office:value-type="string">
            <text:p>El fòrum de l'equip Català d'ubuntaires#el podem trobar a:</text:p>
          </table:table-cell>
          <table:table-cell table:style-name="ce4" office:value-type="string">
            <text:p>ubuntuforums.org</text:p>
          </table:table-cell>
          <table:table-cell office:value-type="string">
            <text:p>forum.ubuntu.pl</text:p>
          </table:table-cell>
          <table:table-cell office:value-type="string">
            <text:p>ubuntu-fr.org</text:p>
          </table:table-cell>
          <table:table-cell office:value-type="float" office:value="1">
            <text:p>1</text:p>
          </table:table-cell>
          <table:table-cell office:value-type="string">
            <text:p>Carles</text:p>
          </table:table-cell>
          <table:table-cell table:style-name="ce7" office:value-type="date" office:date-value="2007-08-18">
            <text:p>18/08/07</text:p>
          </table:table-cell>
          <table:table-cell office:value-type="string">
            <text:p>Concretament a http://ubuntuforums.org/forumdisplay.php?f=206. També podem anar-hi desde el portal www.ubuntu.cat</text:p>
          </table:table-cell>
          <table:table-cell office:value-type="float" office:value="13">
            <text:p>13</text:p>
          </table:table-cell>
          <table:table-cell table:formula="oooc:=&quot;( &quot;&amp;[.A14] &amp; &quot;, u&quot;&quot;&quot; &amp; [.B14] &amp; &quot;&quot;&quot;, u&quot;&quot;&quot; &amp; [.C14] &amp; &quot;&quot;&quot;,u&quot;&quot;&quot; &amp; [.D14] &amp; &quot;&quot;&quot;,u&quot;&quot;&quot; &amp; [.E14] &amp; &quot;&quot;&quot;, &quot; &amp; [.F14] &amp; &quot;, u&quot;&quot;&quot; &amp; [.G14] &amp; &quot;&quot;&quot;,u&quot;&quot;&quot; &amp; TEXT([.H14];&quot;dd/mm/yy&quot;) &amp; &quot;&quot;&quot;,u&quot;&quot;&quot; &amp; [.I14] &amp; &quot;&quot;&quot;, &quot; &amp; [.J14] &amp; &quot; ), &quot;" office:value-type="string" office:string-value="( 3, u&quot;El fòrum de l'equip Català d'ubuntaires#el podem trobar a:&quot;, u&quot;ubuntuforums.org&quot;,u&quot;forum.ubuntu.pl&quot;,u&quot;ubuntu-fr.org&quot;, 1, u&quot;Carles&quot;,u&quot;18/08/07&quot;,u&quot;Concretament a http://ubuntuforums.org/forumdisplay.php?f=206. També podem anar-hi desde el portal www.ubuntu.cat&quot;, 13 ), ">
            <text:p>( 3, u"El fòrum de l'equip Català d'ubuntaires#el podem trobar a:", u"ubuntuforums.org",u"forum.ubuntu.pl",u"ubuntu-fr.org", 1, u"Carles",u"18/08/07",u"Concretament a http://ubuntuforums.org/forumdisplay.php?f=206. També podem anar-hi desde el portal www.ubuntu.cat", 13 ), </text:p>
          </table:table-cell>
        </table:table-row>
        <table:table-row table:style-name="ro1">
          <table:table-cell office:value-type="float" office:value="5">
            <text:p>5</text:p>
          </table:table-cell>
          <table:table-cell office:value-type="string">
            <text:p>Una mica de C.#Si: define MAX(A,B) ( ((A) &gt; B) ? (A) : (B) )#i assignem x = 1; y = 2; #el resultat de MAX( ++x, ++y ) és?</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3">
            <text:p>3</text:p>
          </table:table-cell>
          <table:table-cell office:value-type="string">
            <text:p>Carles</text:p>
          </table:table-cell>
          <table:table-cell table:style-name="ce7" office:value-type="date" office:date-value="2007-08-18">
            <text:p>18/08/07</text:p>
          </table:table-cell>
          <table:table-cell office:value-type="string">
            <text:p>Ja que al ser una macro i no una funció al substituir paràmetres es realitza 2 cops el preincrement de y (++y)</text:p>
          </table:table-cell>
          <table:table-cell office:value-type="float" office:value="14">
            <text:p>14</text:p>
          </table:table-cell>
          <table:table-cell table:formula="oooc:=&quot;( &quot;&amp;[.A15] &amp; &quot;, u&quot;&quot;&quot; &amp; [.B15] &amp; &quot;&quot;&quot;, u&quot;&quot;&quot; &amp; [.C15] &amp; &quot;&quot;&quot;,u&quot;&quot;&quot; &amp; [.D15] &amp; &quot;&quot;&quot;,u&quot;&quot;&quot; &amp; [.E15] &amp; &quot;&quot;&quot;, &quot; &amp; [.F15] &amp; &quot;, u&quot;&quot;&quot; &amp; [.G15] &amp; &quot;&quot;&quot;,u&quot;&quot;&quot; &amp; TEXT([.H15];&quot;dd/mm/yy&quot;) &amp; &quot;&quot;&quot;,u&quot;&quot;&quot; &amp; [.I15] &amp; &quot;&quot;&quot;, &quot; &amp; [.J15] &amp; &quot; ), &quot;" office:value-type="string" office:string-value="( 5, u&quot;Una mica de C.#Si: define MAX(A,B) ( ((A) &gt; B) ? (A) : (B) )#i assignem x = 1; y = 2; #el resultat de MAX( ++x, ++y ) és?&quot;, u&quot;2&quot;,u&quot;3&quot;,u&quot;4&quot;, 3, u&quot;Carles&quot;,u&quot;18/08/07&quot;,u&quot;Ja que al ser una macro i no una funció al substituir paràmetres es realitza 2 cops el preincrement de y (++y)&quot;, 14 ), ">
            <text:p>( 5, u"Una mica de C.#Si: define MAX(A,B) ( ((A) &gt; B) ? (A) : (B) )#i assignem x = 1; y = 2; #el resultat de MAX( ++x, ++y ) és?", u"2",u"3",u"4", 3, u"Carles",u"18/08/07",u"Ja que al ser una macro i no una funció al substituir paràmetres es realitza 2 cops el preincrement de y (++y)", 14 ), </text:p>
          </table:table-cell>
        </table:table-row>
        <table:table-row table:style-name="ro1">
          <table:table-cell office:value-type="float" office:value="4">
            <text:p>4</text:p>
          </table:table-cell>
          <table:table-cell office:value-type="string">
            <text:p>Quina versió del wine esta especialitzada#per fer rutllar jocs?</text:p>
          </table:table-cell>
          <table:table-cell office:value-type="string">
            <text:p>CrossOver</text:p>
          </table:table-cell>
          <table:table-cell office:value-type="string">
            <text:p>Cedega</text:p>
          </table:table-cell>
          <table:table-cell office:value-type="string">
            <text:p>xmame</text:p>
          </table:table-cell>
          <table:table-cell office:value-type="float" office:value="2">
            <text:p>2</text:p>
          </table:table-cell>
          <table:table-cell office:value-type="string">
            <text:p>Carles</text:p>
          </table:table-cell>
          <table:table-cell table:style-name="ce7" office:value-type="date" office:date-value="2007-08-18">
            <text:p>18/08/07</text:p>
          </table:table-cell>
          <table:table-cell office:value-type="string">
            <text:p>El xmame és un emulador de màquines de videjocs i no una versió del wine</text:p>
          </table:table-cell>
          <table:table-cell office:value-type="float" office:value="15">
            <text:p>15</text:p>
          </table:table-cell>
          <table:table-cell table:formula="oooc:=&quot;( &quot;&amp;[.A16] &amp; &quot;, u&quot;&quot;&quot; &amp; [.B16] &amp; &quot;&quot;&quot;, u&quot;&quot;&quot; &amp; [.C16] &amp; &quot;&quot;&quot;,u&quot;&quot;&quot; &amp; [.D16] &amp; &quot;&quot;&quot;,u&quot;&quot;&quot; &amp; [.E16] &amp; &quot;&quot;&quot;, &quot; &amp; [.F16] &amp; &quot;, u&quot;&quot;&quot; &amp; [.G16] &amp; &quot;&quot;&quot;,u&quot;&quot;&quot; &amp; TEXT([.H16];&quot;dd/mm/yy&quot;) &amp; &quot;&quot;&quot;,u&quot;&quot;&quot; &amp; [.I16] &amp; &quot;&quot;&quot;, &quot; &amp; [.J16] &amp; &quot; ), &quot;" office:value-type="string" office:string-value="( 4, u&quot;Quina versió del wine esta especialitzada#per fer rutllar jocs?&quot;, u&quot;CrossOver&quot;,u&quot;Cedega&quot;,u&quot;xmame&quot;, 2, u&quot;Carles&quot;,u&quot;18/08/07&quot;,u&quot;El xmame és un emulador de màquines de videjocs i no una versió del wine&quot;, 15 ), ">
            <text:p>( 4, u"Quina versió del wine esta especialitzada#per fer rutllar jocs?", u"CrossOver",u"Cedega",u"xmame", 2, u"Carles",u"18/08/07",u"El xmame és un emulador de màquines de videjocs i no una versió del wine", 15 ), </text:p>
          </table:table-cell>
        </table:table-row>
        <table:table-row table:style-name="ro1">
          <table:table-cell office:value-type="float" office:value="4">
            <text:p>4</text:p>
          </table:table-cell>
          <table:table-cell office:value-type="string">
            <text:p>Quina eina usa la Trinity a Matrix Reloaded#per petar l'ordinador.</text:p>
          </table:table-cell>
          <table:table-cell office:value-type="string">
            <text:p>nmap</text:p>
          </table:table-cell>
          <table:table-cell office:value-type="string">
            <text:p>aircrack</text:p>
          </table:table-cell>
          <table:table-cell office:value-type="string">
            <text:p>el càssic dir c:\ de totes les pelis</text:p>
          </table:table-cell>
          <table:table-cell office:value-type="float" office:value="1">
            <text:p>1</text:p>
          </table:table-cell>
          <table:table-cell office:value-type="string">
            <text:p>Carles</text:p>
          </table:table-cell>
          <table:table-cell table:style-name="ce7" office:value-type="date" office:date-value="2007-08-18">
            <text:p>18/08/07</text:p>
          </table:table-cell>
          <table:table-cell office:value-type="string">
            <text:p>En la película Matrix Reloaded podem veure a Trinity petant un ordinador i a la pantalla es veu com realitza un escaneig de seguretat amb l'eina nmap!!! Un com fet això és mostra una vulnerabilitat real (exploit SSHv1 CRC32) un error de buffer, que amb una eina fingida sshnuke aprofita.</text:p>
          </table:table-cell>
          <table:table-cell office:value-type="float" office:value="16">
            <text:p>16</text:p>
          </table:table-cell>
          <table:table-cell table:formula="oooc:=&quot;( &quot;&amp;[.A17] &amp; &quot;, u&quot;&quot;&quot; &amp; [.B17] &amp; &quot;&quot;&quot;, u&quot;&quot;&quot; &amp; [.C17] &amp; &quot;&quot;&quot;,u&quot;&quot;&quot; &amp; [.D17] &amp; &quot;&quot;&quot;,u&quot;&quot;&quot; &amp; [.E17] &amp; &quot;&quot;&quot;, &quot; &amp; [.F17] &amp; &quot;, u&quot;&quot;&quot; &amp; [.G17] &amp; &quot;&quot;&quot;,u&quot;&quot;&quot; &amp; TEXT([.H17];&quot;dd/mm/yy&quot;) &amp; &quot;&quot;&quot;,u&quot;&quot;&quot; &amp; [.I17] &amp; &quot;&quot;&quot;, &quot; &amp; [.J17] &amp; &quot; ), &quot;" office:value-type="string" office:string-value="( 4, u&quot;Quina eina usa la Trinity a Matrix Reloaded#per petar l'ordinador.&quot;, u&quot;nmap&quot;,u&quot;aircrack&quot;,u&quot;el càssic dir c:\ de totes les pelis&quot;, 1, u&quot;Carles&quot;,u&quot;18/08/07&quot;,u&quot;En la película Matrix Reloaded podem veure a Trinity petant un ordinador i a la pantalla es veu com realitza un escaneig de seguretat amb l'eina nmap!!! Un com fet això és mostra una vulnerabilitat real (exploit SSHv1 CRC32) un error de buffer, que amb una eina fingida sshnuke aprofita.&quot;, 16 ), ">
            <text:p>( 4, u"Quina eina usa la Trinity a Matrix Reloaded#per petar l'ordinador.", u"nmap",u"aircrack",u"el càssic dir c:\ de totes les pelis", 1, u"Carles",u"18/08/07",u"En la película Matrix Reloaded podem veure a Trinity petant un ordinador i a la pantalla es veu com realitza un escaneig de seguretat amb l'eina nmap!!! Un com fet això és mostra una vulnerabilitat real (exploit SSHv1 CRC32) un error de buffer, que amb una eina fingida sshnuke aprofita.", 16 ), </text:p>
          </table:table-cell>
        </table:table-row>
        <table:table-row table:style-name="ro1">
          <table:table-cell office:value-type="float" office:value="4">
            <text:p>4</text:p>
          </table:table-cell>
          <table:table-cell office:value-type="string">
            <text:p>Com avisa Maurice Moss als bombers#quan es crema el seu despatx?</text:p>
          </table:table-cell>
          <table:table-cell office:value-type="string">
            <text:p>IRC</text:p>
          </table:table-cell>
          <table:table-cell office:value-type="string">
            <text:p>Missatgeria instantània</text:p>
          </table:table-cell>
          <table:table-cell office:value-type="string">
            <text:p>correu electrònic</text:p>
          </table:table-cell>
          <table:table-cell office:value-type="float" office:value="3">
            <text:p>3</text:p>
          </table:table-cell>
          <table:table-cell office:value-type="string">
            <text:p>Carles</text:p>
          </table:table-cell>
          <table:table-cell table:style-name="ce7" office:value-type="date" office:date-value="2007-08-18">
            <text:p>18/08/07</text:p>
          </table:table-cell>
          <table:table-cell office:value-type="string">
            <text:p>A la serie IT crowd quan s'estan cremant les oficinies i devant l'impossibilitat de recordar el telèfon dels bombers en Maurice Moss envia un mail per avisar-los. ( Fire... exclamation mark.)</text:p>
          </table:table-cell>
          <table:table-cell office:value-type="float" office:value="17">
            <text:p>17</text:p>
          </table:table-cell>
          <table:table-cell table:formula="oooc:=&quot;( &quot;&amp;[.A18] &amp; &quot;, u&quot;&quot;&quot; &amp; [.B18] &amp; &quot;&quot;&quot;, u&quot;&quot;&quot; &amp; [.C18] &amp; &quot;&quot;&quot;,u&quot;&quot;&quot; &amp; [.D18] &amp; &quot;&quot;&quot;,u&quot;&quot;&quot; &amp; [.E18] &amp; &quot;&quot;&quot;, &quot; &amp; [.F18] &amp; &quot;, u&quot;&quot;&quot; &amp; [.G18] &amp; &quot;&quot;&quot;,u&quot;&quot;&quot; &amp; TEXT([.H18];&quot;dd/mm/yy&quot;) &amp; &quot;&quot;&quot;,u&quot;&quot;&quot; &amp; [.I18] &amp; &quot;&quot;&quot;, &quot; &amp; [.J18] &amp; &quot; ), &quot;" office:value-type="string" office:string-value="( 4, u&quot;Com avisa Maurice Moss als bombers#quan es crema el seu despatx?&quot;, u&quot;IRC&quot;,u&quot;Missatgeria instantània&quot;,u&quot;correu electrònic&quot;, 3, u&quot;Carles&quot;,u&quot;18/08/07&quot;,u&quot;A la serie IT crowd quan s'estan cremant les oficinies i devant l'impossibilitat de recordar el telèfon dels bombers en Maurice Moss envia un mail per avisar-los. ( Fire... exclamation mark.)&quot;, 17 ), ">
            <text:p>( 4, u"Com avisa Maurice Moss als bombers#quan es crema el seu despatx?", u"IRC",u"Missatgeria instantània",u"correu electrònic", 3, u"Carles",u"18/08/07",u"A la serie IT crowd quan s'estan cremant les oficinies i devant l'impossibilitat de recordar el telèfon dels bombers en Maurice Moss envia un mail per avisar-los. ( Fire... exclamation mark.)", 17 ), </text:p>
          </table:table-cell>
        </table:table-row>
        <table:table-row table:style-name="ro1">
          <table:table-cell office:value-type="float" office:value="1">
            <text:p>1</text:p>
          </table:table-cell>
          <table:table-cell office:value-type="string">
            <text:p>L'any 1977 la policia d'alburquerque va#detenir i fitxar a Bill Gates per</text:p>
          </table:table-cell>
          <table:table-cell office:value-type="string">
            <text:p>Tenir drogues</text:p>
          </table:table-cell>
          <table:table-cell office:value-type="string">
            <text:p>Robar una pastisseria</text:p>
          </table:table-cell>
          <table:table-cell office:value-type="string">
            <text:p>Fer curses amb un 911 al desert</text:p>
          </table:table-cell>
          <table:table-cell office:value-type="float" office:value="3">
            <text:p>3</text:p>
          </table:table-cell>
          <table:table-cell office:value-type="string">
            <text:p>Carles</text:p>
          </table:table-cell>
          <table:table-cell table:style-name="ce7" office:value-type="date" office:date-value="2007-08-18">
            <text:p>18/08/07</text:p>
          </table:table-cell>
          <table:table-cell office:value-type="string">
            <text:p>A la xarxa podem trobar la foto d'un jove Bill amb la seva fitxa policial... una monada. http://news.bbc.co.uk/1/hi/sci/tech/152803.stm</text:p>
          </table:table-cell>
          <table:table-cell office:value-type="float" office:value="18">
            <text:p>18</text:p>
          </table:table-cell>
          <table:table-cell table:formula="oooc:=&quot;( &quot;&amp;[.A19] &amp; &quot;, u&quot;&quot;&quot; &amp; [.B19] &amp; &quot;&quot;&quot;, u&quot;&quot;&quot; &amp; [.C19] &amp; &quot;&quot;&quot;,u&quot;&quot;&quot; &amp; [.D19] &amp; &quot;&quot;&quot;,u&quot;&quot;&quot; &amp; [.E19] &amp; &quot;&quot;&quot;, &quot; &amp; [.F19] &amp; &quot;, u&quot;&quot;&quot; &amp; [.G19] &amp; &quot;&quot;&quot;,u&quot;&quot;&quot; &amp; TEXT([.H19];&quot;dd/mm/yy&quot;) &amp; &quot;&quot;&quot;,u&quot;&quot;&quot; &amp; [.I19] &amp; &quot;&quot;&quot;, &quot; &amp; [.J19] &amp; &quot; ), &quot;" office:value-type="string" office:string-value="( 1, u&quot;L'any 1977 la policia d'alburquerque va#detenir i fitxar a Bill Gates per&quot;, u&quot;Tenir drogues&quot;,u&quot;Robar una pastisseria&quot;,u&quot;Fer curses amb un 911 al desert&quot;, 3, u&quot;Carles&quot;,u&quot;18/08/07&quot;,u&quot;A la xarxa podem trobar la foto d'un jove Bill amb la seva fitxa policial... una monada. http://news.bbc.co.uk/1/hi/sci/tech/152803.stm&quot;, 18 ), ">
            <text:p>( 1, u"L'any 1977 la policia d'alburquerque va#detenir i fitxar a Bill Gates per", u"Tenir drogues",u"Robar una pastisseria",u"Fer curses amb un 911 al desert", 3, u"Carles",u"18/08/07",u"A la xarxa podem trobar la foto d'un jove Bill amb la seva fitxa policial... una monada. http://news.bbc.co.uk/1/hi/sci/tech/152803.stm", 18 ), </text:p>
          </table:table-cell>
        </table:table-row>
        <table:table-row table:style-name="ro1">
          <table:table-cell office:value-type="float" office:value="5">
            <text:p>5</text:p>
          </table:table-cell>
          <table:table-cell office:value-type="string">
            <text:p>Quin d'aquests llenguatges no funciona#sobre una màquina virtual</text:p>
          </table:table-cell>
          <table:table-cell office:value-type="string">
            <text:p>java</text:p>
          </table:table-cell>
          <table:table-cell office:value-type="string">
            <text:p>python</text:p>
          </table:table-cell>
          <table:table-cell office:value-type="string">
            <text:p>c#</text:p>
          </table:table-cell>
          <table:table-cell office:value-type="float" office:value="2">
            <text:p>2</text:p>
          </table:table-cell>
          <table:table-cell office:value-type="string">
            <text:p>Carles</text:p>
          </table:table-cell>
          <table:table-cell table:style-name="ce7" office:value-type="date" office:date-value="2007-08-18">
            <text:p>18/08/07</text:p>
          </table:table-cell>
          <table:table-cell office:value-type="string">
            <text:p>És un llenguatge semi-interpretat</text:p>
          </table:table-cell>
          <table:table-cell office:value-type="float" office:value="19">
            <text:p>19</text:p>
          </table:table-cell>
          <table:table-cell table:formula="oooc:=&quot;( &quot;&amp;[.A20] &amp; &quot;, u&quot;&quot;&quot; &amp; [.B20] &amp; &quot;&quot;&quot;, u&quot;&quot;&quot; &amp; [.C20] &amp; &quot;&quot;&quot;,u&quot;&quot;&quot; &amp; [.D20] &amp; &quot;&quot;&quot;,u&quot;&quot;&quot; &amp; [.E20] &amp; &quot;&quot;&quot;, &quot; &amp; [.F20] &amp; &quot;, u&quot;&quot;&quot; &amp; [.G20] &amp; &quot;&quot;&quot;,u&quot;&quot;&quot; &amp; TEXT([.H20];&quot;dd/mm/yy&quot;) &amp; &quot;&quot;&quot;,u&quot;&quot;&quot; &amp; [.I20] &amp; &quot;&quot;&quot;, &quot; &amp; [.J20] &amp; &quot; ), &quot;" office:value-type="string" office:string-value="( 5, u&quot;Quin d'aquests llenguatges no funciona#sobre una màquina virtual&quot;, u&quot;java&quot;,u&quot;python&quot;,u&quot;c#&quot;, 2, u&quot;Carles&quot;,u&quot;18/08/07&quot;,u&quot;És un llenguatge semi-interpretat&quot;, 19 ), ">
            <text:p>( 5, u"Quin d'aquests llenguatges no funciona#sobre una màquina virtual", u"java",u"python",u"c#", 2, u"Carles",u"18/08/07",u"És un llenguatge semi-interpretat", 19 ), </text:p>
          </table:table-cell>
        </table:table-row>
        <table:table-row table:style-name="ro1">
          <table:table-cell office:value-type="float" office:value="5">
            <text:p>5</text:p>
          </table:table-cell>
          <table:table-cell office:value-type="string">
            <text:p>GTK Vol dir</text:p>
          </table:table-cell>
          <table:table-cell office:value-type="string">
            <text:p>Gimp ToolKit</text:p>
          </table:table-cell>
          <table:table-cell office:value-type="string">
            <text:p>Graphics Team Kit</text:p>
          </table:table-cell>
          <table:table-cell office:value-type="string">
            <text:p>Gnome Toolkit</text:p>
          </table:table-cell>
          <table:table-cell office:value-type="float" office:value="1">
            <text:p>1</text:p>
          </table:table-cell>
          <table:table-cell office:value-type="string">
            <text:p>carles</text:p>
          </table:table-cell>
          <table:table-cell table:style-name="ce7" office:value-type="date" office:date-value="2007-08-18">
            <text:p>18/08/07</text:p>
          </table:table-cell>
          <table:table-cell office:value-type="string">
            <text:p>Les llibreries GTK sobre les que després es va basar el gnome <text:s/>van crear-se per realitzar el programa gimp</text:p>
          </table:table-cell>
          <table:table-cell office:value-type="float" office:value="20">
            <text:p>20</text:p>
          </table:table-cell>
          <table:table-cell table:formula="oooc:=&quot;( &quot;&amp;[.A21] &amp; &quot;, u&quot;&quot;&quot; &amp; [.B21] &amp; &quot;&quot;&quot;, u&quot;&quot;&quot; &amp; [.C21] &amp; &quot;&quot;&quot;,u&quot;&quot;&quot; &amp; [.D21] &amp; &quot;&quot;&quot;,u&quot;&quot;&quot; &amp; [.E21] &amp; &quot;&quot;&quot;, &quot; &amp; [.F21] &amp; &quot;, u&quot;&quot;&quot; &amp; [.G21] &amp; &quot;&quot;&quot;,u&quot;&quot;&quot; &amp; TEXT([.H21];&quot;dd/mm/yy&quot;) &amp; &quot;&quot;&quot;,u&quot;&quot;&quot; &amp; [.I21] &amp; &quot;&quot;&quot;, &quot; &amp; [.J21] &amp; &quot; ), &quot;" office:value-type="string" office:string-value="( 5, u&quot;GTK Vol dir&quot;, u&quot;Gimp ToolKit&quot;,u&quot;Graphics Team Kit&quot;,u&quot;Gnome Toolkit&quot;, 1, u&quot;carles&quot;,u&quot;18/08/07&quot;,u&quot;Les llibreries GTK sobre les que després es va basar el gnome  van crear-se per realitzar el programa gimp&quot;, 20 ), ">
            <text:p>( 5, u"GTK Vol dir", u"Gimp ToolKit",u"Graphics Team Kit",u"Gnome Toolkit", 1, u"carles",u"18/08/07",u"Les llibreries GTK sobre les que després es va basar el gnome <text:s/>van crear-se per realitzar el programa gimp", 20 ), </text:p>
          </table:table-cell>
        </table:table-row>
        <table:table-row table:style-name="ro1">
          <table:table-cell office:value-type="float" office:value="1">
            <text:p>1</text:p>
          </table:table-cell>
          <table:table-cell office:value-type="string">
            <text:p>Com es diu l'associació d'usuaris de linux#més important de Catalunya</text:p>
          </table:table-cell>
          <table:table-cell office:value-type="string">
            <text:p>Cobrem</text:p>
          </table:table-cell>
          <table:table-cell office:value-type="string">
            <text:p>Caliu</text:p>
          </table:table-cell>
          <table:table-cell office:value-type="string">
            <text:p>Carlux</text:p>
          </table:table-cell>
          <table:table-cell office:value-type="float" office:value="3">
            <text:p>3</text:p>
          </table:table-cell>
          <table:table-cell office:value-type="string">
            <text:p>carles</text:p>
          </table:table-cell>
          <table:table-cell table:style-name="ce7" office:value-type="date" office:date-value="2007-08-18">
            <text:p>18/08/07</text:p>
          </table:table-cell>
          <table:table-cell office:value-type="string">
            <text:p>I el seu Secretari Rafael Carreras és un dels fundadors del LoCo Català d'ubuntaires</text:p>
          </table:table-cell>
          <table:table-cell office:value-type="float" office:value="21">
            <text:p>21</text:p>
          </table:table-cell>
          <table:table-cell table:formula="oooc:=&quot;( &quot;&amp;[.A22] &amp; &quot;, u&quot;&quot;&quot; &amp; [.B22] &amp; &quot;&quot;&quot;, u&quot;&quot;&quot; &amp; [.C22] &amp; &quot;&quot;&quot;,u&quot;&quot;&quot; &amp; [.D22] &amp; &quot;&quot;&quot;,u&quot;&quot;&quot; &amp; [.E22] &amp; &quot;&quot;&quot;, &quot; &amp; [.F22] &amp; &quot;, u&quot;&quot;&quot; &amp; [.G22] &amp; &quot;&quot;&quot;,u&quot;&quot;&quot; &amp; TEXT([.H22];&quot;dd/mm/yy&quot;) &amp; &quot;&quot;&quot;,u&quot;&quot;&quot; &amp; [.I22] &amp; &quot;&quot;&quot;, &quot; &amp; [.J22] &amp; &quot; ), &quot;" office:value-type="string" office:string-value="( 1, u&quot;Com es diu l'associació d'usuaris de linux#més important de Catalunya&quot;, u&quot;Cobrem&quot;,u&quot;Caliu&quot;,u&quot;Carlux&quot;, 3, u&quot;carles&quot;,u&quot;18/08/07&quot;,u&quot;I el seu Secretari Rafael Carreras és un dels fundadors del LoCo Català d'ubuntaires&quot;, 21 ), ">
            <text:p>( 1, u"Com es diu l'associació d'usuaris de linux#més important de Catalunya", u"Cobrem",u"Caliu",u"Carlux", 3, u"carles",u"18/08/07",u"I el seu Secretari Rafael Carreras és un dels fundadors del LoCo Català d'ubuntaires", 21 ), </text:p>
          </table:table-cell>
        </table:table-row>
        <table:table-row table:style-name="ro1">
          <table:table-cell office:value-type="float" office:value="6">
            <text:p>6</text:p>
          </table:table-cell>
          <table:table-cell office:value-type="string">
            <text:p>El mythtv no permet</text:p>
          </table:table-cell>
          <table:table-cell office:value-type="string">
            <text:p>Veure i enregistrar la tele</text:p>
          </table:table-cell>
          <table:table-cell office:value-type="string">
            <text:p>Fer video trucades</text:p>
          </table:table-cell>
          <table:table-cell office:value-type="string">
            <text:p>Fer PDFs</text:p>
          </table:table-cell>
          <table:table-cell office:value-type="float" office:value="3">
            <text:p>3</text:p>
          </table:table-cell>
          <table:table-cell office:value-type="string">
            <text:p>carles</text:p>
          </table:table-cell>
          <table:table-cell table:style-name="ce7" office:value-type="date" office:date-value="2007-08-18">
            <text:p>18/08/07</text:p>
          </table:table-cell>
          <table:table-cell office:value-type="string">
            <text:p>És un sistema media center collonut però no serveix per fer PDFs</text:p>
          </table:table-cell>
          <table:table-cell office:value-type="float" office:value="22">
            <text:p>22</text:p>
          </table:table-cell>
          <table:table-cell table:formula="oooc:=&quot;( &quot;&amp;[.A23] &amp; &quot;, u&quot;&quot;&quot; &amp; [.B23] &amp; &quot;&quot;&quot;, u&quot;&quot;&quot; &amp; [.C23] &amp; &quot;&quot;&quot;,u&quot;&quot;&quot; &amp; [.D23] &amp; &quot;&quot;&quot;,u&quot;&quot;&quot; &amp; [.E23] &amp; &quot;&quot;&quot;, &quot; &amp; [.F23] &amp; &quot;, u&quot;&quot;&quot; &amp; [.G23] &amp; &quot;&quot;&quot;,u&quot;&quot;&quot; &amp; TEXT([.H23];&quot;dd/mm/yy&quot;) &amp; &quot;&quot;&quot;,u&quot;&quot;&quot; &amp; [.I23] &amp; &quot;&quot;&quot;, &quot; &amp; [.J23] &amp; &quot; ), &quot;" office:value-type="string" office:string-value="( 6, u&quot;El mythtv no permet&quot;, u&quot;Veure i enregistrar la tele&quot;,u&quot;Fer video trucades&quot;,u&quot;Fer PDFs&quot;, 3, u&quot;carles&quot;,u&quot;18/08/07&quot;,u&quot;És un sistema media center collonut però no serveix per fer PDFs&quot;, 22 ), ">
            <text:p>( 6, u"El mythtv no permet", u"Veure i enregistrar la tele",u"Fer video trucades",u"Fer PDFs", 3, u"carles",u"18/08/07",u"És un sistema media center collonut però no serveix per fer PDFs", 22 ), </text:p>
          </table:table-cell>
        </table:table-row>
        <table:table-row table:style-name="ro1">
          <table:table-cell office:value-type="float" office:value="2">
            <text:p>2</text:p>
          </table:table-cell>
          <table:table-cell office:value-type="string">
            <text:p>Quin d'aquests formats es pot llegir#amb la instaŀlació predeterminada#d'ubuntu</text:p>
          </table:table-cell>
          <table:table-cell office:value-type="string">
            <text:p>mp3</text:p>
          </table:table-cell>
          <table:table-cell office:value-type="string">
            <text:p>dvd</text:p>
          </table:table-cell>
          <table:table-cell office:value-type="string">
            <text:p>ogg</text:p>
          </table:table-cell>
          <table:table-cell office:value-type="float" office:value="2">
            <text:p>2</text:p>
          </table:table-cell>
          <table:table-cell office:value-type="string">
            <text:p>carles</text:p>
          </table:table-cell>
          <table:table-cell table:style-name="ce7" office:value-type="date" office:date-value="2007-08-18">
            <text:p>18/08/07</text:p>
          </table:table-cell>
          <table:table-cell office:value-type="string">
            <text:p>Els formats mp3 i dvd (mpeg) son formats restrictius, un protegit per patents i l'altre en alguns països no es pot ni mostrar les fonts ja que implica el rebentar la protecció dels dvds. Malgrat tot no hi ha cap problema per usar qualsevol d'ells un cop instaŀlat el sistema</text:p>
          </table:table-cell>
          <table:table-cell office:value-type="float" office:value="23">
            <text:p>23</text:p>
          </table:table-cell>
          <table:table-cell table:formula="oooc:=&quot;( &quot;&amp;[.A24] &amp; &quot;, u&quot;&quot;&quot; &amp; [.B24] &amp; &quot;&quot;&quot;, u&quot;&quot;&quot; &amp; [.C24] &amp; &quot;&quot;&quot;,u&quot;&quot;&quot; &amp; [.D24] &amp; &quot;&quot;&quot;,u&quot;&quot;&quot; &amp; [.E24] &amp; &quot;&quot;&quot;, &quot; &amp; [.F24] &amp; &quot;, u&quot;&quot;&quot; &amp; [.G24] &amp; &quot;&quot;&quot;,u&quot;&quot;&quot; &amp; TEXT([.H24];&quot;dd/mm/yy&quot;) &amp; &quot;&quot;&quot;,u&quot;&quot;&quot; &amp; [.I24] &amp; &quot;&quot;&quot;, &quot; &amp; [.J24] &amp; &quot; ), &quot;" office:value-type="string" office:string-value="( 2, u&quot;Quin d'aquests formats es pot llegir#amb la instaŀlació predeterminada#d'ubuntu&quot;, u&quot;mp3&quot;,u&quot;dvd&quot;,u&quot;ogg&quot;, 2, u&quot;carles&quot;,u&quot;18/08/07&quot;,u&quot;Els formats mp3 i dvd (mpeg) son formats restrictius, un protegit per patents i l'altre en alguns països no es pot ni mostrar les fonts ja que implica el rebentar la protecció dels dvds. Malgrat tot no hi ha cap problema per usar qualsevol d'ells un cop instaŀlat el sistema&quot;, 23 ), ">
            <text:p>( 2, u"Quin d'aquests formats es pot llegir#amb la instaŀlació predeterminada#d'ubuntu", u"mp3",u"dvd",u"ogg", 2, u"carles",u"18/08/07",u"Els formats mp3 i dvd (mpeg) son formats restrictius, un protegit per patents i l'altre en alguns països no es pot ni mostrar les fonts ja que implica el rebentar la protecció dels dvds. Malgrat tot no hi ha cap problema per usar qualsevol d'ells un cop instaŀlat el sistema", 23 ), </text:p>
          </table:table-cell>
        </table:table-row>
        <table:table-row table:style-name="ro1">
          <table:table-cell office:value-type="float" office:value="1">
            <text:p>1</text:p>
          </table:table-cell>
          <table:table-cell office:value-type="string">
            <text:p>Que va patentar Microsoft#el 24 de setembre del 96</text:p>
          </table:table-cell>
          <table:table-cell office:value-type="string">
            <text:p>El CD parcialment reescribible</text:p>
          </table:table-cell>
          <table:table-cell office:value-type="string">
            <text:p>El doble click</text:p>
          </table:table-cell>
          <table:table-cell office:value-type="string">
            <text:p>La bola del mouse</text:p>
          </table:table-cell>
          <table:table-cell office:value-type="float" office:value="2">
            <text:p>2</text:p>
          </table:table-cell>
          <table:table-cell office:value-type="string">
            <text:p>carles</text:p>
          </table:table-cell>
          <table:table-cell table:style-name="ce7" office:value-type="date" office:date-value="2007-08-18">
            <text:p>18/08/07</text:p>
          </table:table-cell>
          <table:table-cell table:style-name="ce7" office:value-type="string">
            <text:p>Patent number: 5559943</text:p>
          </table:table-cell>
          <table:table-cell office:value-type="float" office:value="24">
            <text:p>24</text:p>
          </table:table-cell>
          <table:table-cell table:formula="oooc:=&quot;( &quot;&amp;[.A25] &amp; &quot;, u&quot;&quot;&quot; &amp; [.B25] &amp; &quot;&quot;&quot;, u&quot;&quot;&quot; &amp; [.C25] &amp; &quot;&quot;&quot;,u&quot;&quot;&quot; &amp; [.D25] &amp; &quot;&quot;&quot;,u&quot;&quot;&quot; &amp; [.E25] &amp; &quot;&quot;&quot;, &quot; &amp; [.F25] &amp; &quot;, u&quot;&quot;&quot; &amp; [.G25] &amp; &quot;&quot;&quot;,u&quot;&quot;&quot; &amp; TEXT([.H25];&quot;dd/mm/yy&quot;) &amp; &quot;&quot;&quot;,u&quot;&quot;&quot; &amp; [.I25] &amp; &quot;&quot;&quot;, &quot; &amp; [.J25] &amp; &quot; ), &quot;" office:value-type="string" office:string-value="( 1, u&quot;Que va patentar Microsoft#el 24 de setembre del 96&quot;, u&quot;El CD parcialment reescribible&quot;,u&quot;El doble click&quot;,u&quot;La bola del mouse&quot;, 2, u&quot;carles&quot;,u&quot;18/08/07&quot;,u&quot;Patent number: 5559943&quot;, 24 ), ">
            <text:p>( 1, u"Que va patentar Microsoft#el 24 de setembre del 96", u"El CD parcialment reescribible",u"El doble click",u"La bola del mouse", 2, u"carles",u"18/08/07",u"Patent number: 5559943", 24 ), </text:p>
          </table:table-cell>
        </table:table-row>
        <table:table-row table:style-name="ro1">
          <table:table-cell office:value-type="float" office:value="1">
            <text:p>1</text:p>
          </table:table-cell>
          <table:table-cell office:value-type="string">
            <text:p>Què es va patentar el 2006</text:p>
          </table:table-cell>
          <table:table-cell office:value-type="string">
            <text:p>El teletransport</text:p>
          </table:table-cell>
          <table:table-cell office:value-type="string">
            <text:p>La inserció de xips al cervell humà</text:p>
          </table:table-cell>
          <table:table-cell office:value-type="string">
            <text:p>El windows segur</text:p>
          </table:table-cell>
          <table:table-cell office:value-type="float" office:value="1">
            <text:p>1</text:p>
          </table:table-cell>
          <table:table-cell office:value-type="string">
            <text:p>carles</text:p>
          </table:table-cell>
          <table:table-cell table:style-name="ce7" office:value-type="date" office:date-value="2007-08-18">
            <text:p>18/08/07</text:p>
          </table:table-cell>
          <table:table-cell office:value-type="string">
            <text:p>United States Patent 20060071122. Brutal no!!!</text:p>
          </table:table-cell>
          <table:table-cell office:value-type="float" office:value="25">
            <text:p>25</text:p>
          </table:table-cell>
          <table:table-cell table:formula="oooc:=&quot;( &quot;&amp;[.A26] &amp; &quot;, u&quot;&quot;&quot; &amp; [.B26] &amp; &quot;&quot;&quot;, u&quot;&quot;&quot; &amp; [.C26] &amp; &quot;&quot;&quot;,u&quot;&quot;&quot; &amp; [.D26] &amp; &quot;&quot;&quot;,u&quot;&quot;&quot; &amp; [.E26] &amp; &quot;&quot;&quot;, &quot; &amp; [.F26] &amp; &quot;, u&quot;&quot;&quot; &amp; [.G26] &amp; &quot;&quot;&quot;,u&quot;&quot;&quot; &amp; TEXT([.H26];&quot;dd/mm/yy&quot;) &amp; &quot;&quot;&quot;,u&quot;&quot;&quot; &amp; [.I26] &amp; &quot;&quot;&quot;, &quot; &amp; [.J26] &amp; &quot; ), &quot;" office:value-type="string" office:string-value="( 1, u&quot;Què es va patentar el 2006&quot;, u&quot;El teletransport&quot;,u&quot;La inserció de xips al cervell humà&quot;,u&quot;El windows segur&quot;, 1, u&quot;carles&quot;,u&quot;18/08/07&quot;,u&quot;United States Patent 20060071122. Brutal no!!!&quot;, 25 ), ">
            <text:p>( 1, u"Què es va patentar el 2006", u"El teletransport",u"La inserció de xips al cervell humà",u"El windows segur", 1, u"carles",u"18/08/07",u"United States Patent 20060071122. Brutal no!!!", 25 ), </text:p>
          </table:table-cell>
        </table:table-row>
        <table:table-row table:style-name="ro1">
          <table:table-cell office:value-type="float" office:value="6">
            <text:p>6</text:p>
          </table:table-cell>
          <table:table-cell office:value-type="string">
            <text:p>Quin animal d'aquests és germà#però no amic de la guineu de foc</text:p>
          </table:table-cell>
          <table:table-cell office:value-type="string">
            <text:p>L'escarabat de neu</text:p>
          </table:table-cell>
          <table:table-cell office:value-type="string">
            <text:p>La llúdriga de gel</text:p>
          </table:table-cell>
          <table:table-cell office:value-type="string">
            <text:p>La gavina de foc</text:p>
          </table:table-cell>
          <table:table-cell office:value-type="float" office:value="2">
            <text:p>2</text:p>
          </table:table-cell>
          <table:table-cell office:value-type="string">
            <text:p>carles</text:p>
          </table:table-cell>
          <table:table-cell table:style-name="ce7" office:value-type="date" office:date-value="2007-08-18">
            <text:p>18/08/07</text:p>
          </table:table-cell>
          <table:table-cell office:value-type="string">
            <text:p>L'any 2006 l'equip de debian va fer una separació de la versió oficial del firefox per que l'equip de treball de mozilla no incorporava les seves actualitzacions a temps. Al fer-ho van haver de canviar el logotip d'aquest per un altre ja que estava protegit per drets d'autor.</text:p>
          </table:table-cell>
          <table:table-cell office:value-type="float" office:value="26">
            <text:p>26</text:p>
          </table:table-cell>
          <table:table-cell table:formula="oooc:=&quot;( &quot;&amp;[.A27] &amp; &quot;, u&quot;&quot;&quot; &amp; [.B27] &amp; &quot;&quot;&quot;, u&quot;&quot;&quot; &amp; [.C27] &amp; &quot;&quot;&quot;,u&quot;&quot;&quot; &amp; [.D27] &amp; &quot;&quot;&quot;,u&quot;&quot;&quot; &amp; [.E27] &amp; &quot;&quot;&quot;, &quot; &amp; [.F27] &amp; &quot;, u&quot;&quot;&quot; &amp; [.G27] &amp; &quot;&quot;&quot;,u&quot;&quot;&quot; &amp; TEXT([.H27];&quot;dd/mm/yy&quot;) &amp; &quot;&quot;&quot;,u&quot;&quot;&quot; &amp; [.I27] &amp; &quot;&quot;&quot;, &quot; &amp; [.J27] &amp; &quot; ), &quot;" office:value-type="string" office:string-value="( 6, u&quot;Quin animal d'aquests és germà#però no amic de la guineu de foc&quot;, u&quot;L'escarabat de neu&quot;,u&quot;La llúdriga de gel&quot;,u&quot;La gavina de foc&quot;, 2, u&quot;carles&quot;,u&quot;18/08/07&quot;,u&quot;L'any 2006 l'equip de debian va fer una separació de la versió oficial del firefox per que l'equip de treball de mozilla no incorporava les seves actualitzacions a temps. Al fer-ho van haver de canviar el logotip d'aquest per un altre ja que estava protegit per drets d'autor.&quot;, 26 ), ">
            <text:p>( 6, u"Quin animal d'aquests és germà#però no amic de la guineu de foc", u"L'escarabat de neu",u"La llúdriga de gel",u"La gavina de foc", 2, u"carles",u"18/08/07",u"L'any 2006 l'equip de debian va fer una separació de la versió oficial del firefox per que l'equip de treball de mozilla no incorporava les seves actualitzacions a temps. Al fer-ho van haver de canviar el logotip d'aquest per un altre ja que estava protegit per drets d'autor.", 26 ), </text:p>
          </table:table-cell>
        </table:table-row>
        <table:table-row table:style-name="ro1">
          <table:table-cell office:value-type="float" office:value="1">
            <text:p>1</text:p>
          </table:table-cell>
          <table:table-cell office:value-type="string">
            <text:p>Qui ha estat un l'abanderat de la traducció#del programari al català?</text:p>
          </table:table-cell>
          <table:table-cell office:value-type="string">
            <text:p>softcatalà</text:p>
          </table:table-cell>
          <table:table-cell office:value-type="string">
            <text:p>la generalitat</text:p>
          </table:table-cell>
          <table:table-cell office:value-type="string">
            <text:p>microsoft</text:p>
          </table:table-cell>
          <table:table-cell office:value-type="float" office:value="1">
            <text:p>1</text:p>
          </table:table-cell>
          <table:table-cell office:value-type="string">
            <text:p>carles</text:p>
          </table:table-cell>
          <table:table-cell table:style-name="ce7" office:value-type="date" office:date-value="2007-08-18">
            <text:p>18/08/07</text:p>
          </table:table-cell>
          <table:table-cell office:value-type="string">
            <text:p>Per cert... el clic dels nois de redmon ja s'a convertit en clico.</text:p>
          </table:table-cell>
          <table:table-cell office:value-type="float" office:value="27">
            <text:p>27</text:p>
          </table:table-cell>
          <table:table-cell table:formula="oooc:=&quot;( &quot;&amp;[.A28] &amp; &quot;, u&quot;&quot;&quot; &amp; [.B28] &amp; &quot;&quot;&quot;, u&quot;&quot;&quot; &amp; [.C28] &amp; &quot;&quot;&quot;,u&quot;&quot;&quot; &amp; [.D28] &amp; &quot;&quot;&quot;,u&quot;&quot;&quot; &amp; [.E28] &amp; &quot;&quot;&quot;, &quot; &amp; [.F28] &amp; &quot;, u&quot;&quot;&quot; &amp; [.G28] &amp; &quot;&quot;&quot;,u&quot;&quot;&quot; &amp; TEXT([.H28];&quot;dd/mm/yy&quot;) &amp; &quot;&quot;&quot;,u&quot;&quot;&quot; &amp; [.I28] &amp; &quot;&quot;&quot;, &quot; &amp; [.J28] &amp; &quot; ), &quot;" office:value-type="string" office:string-value="( 1, u&quot;Qui ha estat un l'abanderat de la traducció#del programari al català?&quot;, u&quot;softcatalà&quot;,u&quot;la generalitat&quot;,u&quot;microsoft&quot;, 1, u&quot;carles&quot;,u&quot;18/08/07&quot;,u&quot;Per cert... el clic dels nois de redmon ja s'a convertit en clico.&quot;, 27 ), ">
            <text:p>( 1, u"Qui ha estat un l'abanderat de la traducció#del programari al català?", u"softcatalà",u"la generalitat",u"microsoft", 1, u"carles",u"18/08/07",u"Per cert... el clic dels nois de redmon ja s'a convertit en clico.", 27 ), </text:p>
          </table:table-cell>
        </table:table-row>
        <table:table-row table:style-name="ro1">
          <table:table-cell office:value-type="float" office:value="2">
            <text:p>2</text:p>
          </table:table-cell>
          <table:table-cell office:value-type="string">
            <text:p>L'ubuntu és un sistema operatiu del tipus</text:p>
          </table:table-cell>
          <table:table-cell office:value-type="string">
            <text:p>Unix</text:p>
          </table:table-cell>
          <table:table-cell office:value-type="string">
            <text:p>Linux</text:p>
          </table:table-cell>
          <table:table-cell office:value-type="string">
            <text:p>GNU amb Linux</text:p>
          </table:table-cell>
          <table:table-cell office:value-type="float" office:value="3">
            <text:p>3</text:p>
          </table:table-cell>
          <table:table-cell office:value-type="string">
            <text:p>carles</text:p>
          </table:table-cell>
          <table:table-cell table:style-name="ce7" office:value-type="date" office:date-value="2007-08-18">
            <text:p>18/08/07</text:p>
          </table:table-cell>
          <table:table-cell office:value-type="string">
            <text:p>EL sistema operatiu és GNU amb Linux. Linux sols és el nucli d'aquest i es un component més tant important com qualsevol altre</text:p>
          </table:table-cell>
          <table:table-cell office:value-type="float" office:value="28">
            <text:p>28</text:p>
          </table:table-cell>
          <table:table-cell table:formula="oooc:=&quot;( &quot;&amp;[.A29] &amp; &quot;, u&quot;&quot;&quot; &amp; [.B29] &amp; &quot;&quot;&quot;, u&quot;&quot;&quot; &amp; [.C29] &amp; &quot;&quot;&quot;,u&quot;&quot;&quot; &amp; [.D29] &amp; &quot;&quot;&quot;,u&quot;&quot;&quot; &amp; [.E29] &amp; &quot;&quot;&quot;, &quot; &amp; [.F29] &amp; &quot;, u&quot;&quot;&quot; &amp; [.G29] &amp; &quot;&quot;&quot;,u&quot;&quot;&quot; &amp; TEXT([.H29];&quot;dd/mm/yy&quot;) &amp; &quot;&quot;&quot;,u&quot;&quot;&quot; &amp; [.I29] &amp; &quot;&quot;&quot;, &quot; &amp; [.J29] &amp; &quot; ), &quot;" office:value-type="string" office:string-value="( 2, u&quot;L'ubuntu és un sistema operatiu del tipus&quot;, u&quot;Unix&quot;,u&quot;Linux&quot;,u&quot;GNU amb Linux&quot;, 3, u&quot;carles&quot;,u&quot;18/08/07&quot;,u&quot;EL sistema operatiu és GNU amb Linux. Linux sols és el nucli d'aquest i es un component més tant important com qualsevol altre&quot;, 28 ), ">
            <text:p>( 2, u"L'ubuntu és un sistema operatiu del tipus", u"Unix",u"Linux",u"GNU amb Linux", 3, u"carles",u"18/08/07",u"EL sistema operatiu és GNU amb Linux. Linux sols és el nucli d'aquest i es un component més tant important com qualsevol altre", 28 ), </text:p>
          </table:table-cell>
        </table:table-row>
        <table:table-row table:style-name="ro1">
          <table:table-cell office:value-type="float" office:value="2">
            <text:p>2</text:p>
          </table:table-cell>
          <table:table-cell office:value-type="string">
            <text:p>En Mark Shuttleworth va considerar#que el LoCo Català era</text:p>
          </table:table-cell>
          <table:table-cell office:value-type="string">
            <text:p>Una colla de merdetes</text:p>
          </table:table-cell>
          <table:table-cell office:value-type="string">
            <text:p>Una llàstima</text:p>
          </table:table-cell>
          <table:table-cell office:value-type="string">
            <text:p>Un exemple a seguir</text:p>
          </table:table-cell>
          <table:table-cell office:value-type="float" office:value="3">
            <text:p>3</text:p>
          </table:table-cell>
          <table:table-cell office:value-type="string">
            <text:p>carles</text:p>
          </table:table-cell>
          <table:table-cell table:style-name="ce7" office:value-type="date" office:date-value="2007-08-18">
            <text:p>18/08/07</text:p>
          </table:table-cell>
          <table:table-cell office:value-type="string">
            <text:p>sabdfl <text:s/>this is pretty fantastic - i love the fact that there is participation from cultural, artistic, development, linguisitic and educational sources</text:p>
          </table:table-cell>
          <table:table-cell office:value-type="float" office:value="29">
            <text:p>29</text:p>
          </table:table-cell>
          <table:table-cell table:formula="oooc:=&quot;( &quot;&amp;[.A30] &amp; &quot;, u&quot;&quot;&quot; &amp; [.B30] &amp; &quot;&quot;&quot;, u&quot;&quot;&quot; &amp; [.C30] &amp; &quot;&quot;&quot;,u&quot;&quot;&quot; &amp; [.D30] &amp; &quot;&quot;&quot;,u&quot;&quot;&quot; &amp; [.E30] &amp; &quot;&quot;&quot;, &quot; &amp; [.F30] &amp; &quot;, u&quot;&quot;&quot; &amp; [.G30] &amp; &quot;&quot;&quot;,u&quot;&quot;&quot; &amp; TEXT([.H30];&quot;dd/mm/yy&quot;) &amp; &quot;&quot;&quot;,u&quot;&quot;&quot; &amp; [.I30] &amp; &quot;&quot;&quot;, &quot; &amp; [.J30] &amp; &quot; ), &quot;" office:value-type="string" office:string-value="( 2, u&quot;En Mark Shuttleworth va considerar#que el LoCo Català era&quot;, u&quot;Una colla de merdetes&quot;,u&quot;Una llàstima&quot;,u&quot;Un exemple a seguir&quot;, 3, u&quot;carles&quot;,u&quot;18/08/07&quot;,u&quot;sabdfl  this is pretty fantastic - i love the fact that there is participation from cultural, artistic, development, linguisitic and educational sources&quot;, 29 ), ">
            <text:p>( 2, u"En Mark Shuttleworth va considerar#que el LoCo Català era", u"Una colla de merdetes",u"Una llàstima",u"Un exemple a seguir", 3, u"carles",u"18/08/07",u"sabdfl <text:s/>this is pretty fantastic - i love the fact that there is participation from cultural, artistic, development, linguisitic and educational sources", 29 ), </text:p>
          </table:table-cell>
        </table:table-row>
        <table:table-row table:style-name="ro1">
          <table:table-cell office:value-type="float" office:value="6">
            <text:p>6</text:p>
          </table:table-cell>
          <table:table-cell office:value-type="string">
            <text:p>Quin d'aquests no és un gestor#de finestres en ubuntu</text:p>
          </table:table-cell>
          <table:table-cell office:value-type="string">
            <text:p>openbox</text:p>
          </table:table-cell>
          <table:table-cell office:value-type="string">
            <text:p>fartbox</text:p>
          </table:table-cell>
          <table:table-cell office:value-type="string">
            <text:p>fluxbox</text:p>
          </table:table-cell>
          <table:table-cell office:value-type="float" office:value="2">
            <text:p>2</text:p>
          </table:table-cell>
          <table:table-cell office:value-type="string">
            <text:p>carles</text:p>
          </table:table-cell>
          <table:table-cell table:style-name="ce7" office:value-type="date" office:date-value="2007-08-18">
            <text:p>18/08/07</text:p>
          </table:table-cell>
          <table:table-cell office:value-type="string">
            <text:p>fartbox vol dir la capsa dels pets</text:p>
          </table:table-cell>
          <table:table-cell office:value-type="float" office:value="30">
            <text:p>30</text:p>
          </table:table-cell>
          <table:table-cell table:formula="oooc:=&quot;( &quot;&amp;[.A31] &amp; &quot;, u&quot;&quot;&quot; &amp; [.B31] &amp; &quot;&quot;&quot;, u&quot;&quot;&quot; &amp; [.C31] &amp; &quot;&quot;&quot;,u&quot;&quot;&quot; &amp; [.D31] &amp; &quot;&quot;&quot;,u&quot;&quot;&quot; &amp; [.E31] &amp; &quot;&quot;&quot;, &quot; &amp; [.F31] &amp; &quot;, u&quot;&quot;&quot; &amp; [.G31] &amp; &quot;&quot;&quot;,u&quot;&quot;&quot; &amp; TEXT([.H31];&quot;dd/mm/yy&quot;) &amp; &quot;&quot;&quot;,u&quot;&quot;&quot; &amp; [.I31] &amp; &quot;&quot;&quot;, &quot; &amp; [.J31] &amp; &quot; ), &quot;" office:value-type="string" office:string-value="( 6, u&quot;Quin d'aquests no és un gestor#de finestres en ubuntu&quot;, u&quot;openbox&quot;,u&quot;fartbox&quot;,u&quot;fluxbox&quot;, 2, u&quot;carles&quot;,u&quot;18/08/07&quot;,u&quot;fartbox vol dir la capsa dels pets&quot;, 30 ), ">
            <text:p>( 6, u"Quin d'aquests no és un gestor#de finestres en ubuntu", u"openbox",u"fartbox",u"fluxbox", 2, u"carles",u"18/08/07",u"fartbox vol dir la capsa dels pets", 30 ), </text:p>
          </table:table-cell>
        </table:table-row>
        <table:table-row table:style-name="ro1">
          <table:table-cell office:value-type="float" office:value="2">
            <text:p>2</text:p>
          </table:table-cell>
          <table:table-cell office:value-type="string">
            <text:p>Quin d'aquests sistema d'arxius no es#pot llegir i escriure en ubuntu</text:p>
          </table:table-cell>
          <table:table-cell office:value-type="string">
            <text:p>ext3</text:p>
          </table:table-cell>
          <table:table-cell office:value-type="string">
            <text:p>ntfs</text:p>
          </table:table-cell>
          <table:table-cell office:value-type="string">
            <text:p>sata</text:p>
          </table:table-cell>
          <table:table-cell office:value-type="float" office:value="3">
            <text:p>3</text:p>
          </table:table-cell>
          <table:table-cell office:value-type="string">
            <text:p>carles</text:p>
          </table:table-cell>
          <table:table-cell table:style-name="ce7" office:value-type="date" office:date-value="2007-08-18">
            <text:p>18/08/07</text:p>
          </table:table-cell>
          <table:table-cell office:value-type="string">
            <text:p>sata no és un sistema d'arxius</text:p>
          </table:table-cell>
          <table:table-cell office:value-type="float" office:value="31">
            <text:p>31</text:p>
          </table:table-cell>
          <table:table-cell table:formula="oooc:=&quot;( &quot;&amp;[.A32] &amp; &quot;, u&quot;&quot;&quot; &amp; [.B32] &amp; &quot;&quot;&quot;, u&quot;&quot;&quot; &amp; [.C32] &amp; &quot;&quot;&quot;,u&quot;&quot;&quot; &amp; [.D32] &amp; &quot;&quot;&quot;,u&quot;&quot;&quot; &amp; [.E32] &amp; &quot;&quot;&quot;, &quot; &amp; [.F32] &amp; &quot;, u&quot;&quot;&quot; &amp; [.G32] &amp; &quot;&quot;&quot;,u&quot;&quot;&quot; &amp; TEXT([.H32];&quot;dd/mm/yy&quot;) &amp; &quot;&quot;&quot;,u&quot;&quot;&quot; &amp; [.I32] &amp; &quot;&quot;&quot;, &quot; &amp; [.J32] &amp; &quot; ), &quot;" office:value-type="string" office:string-value="( 2, u&quot;Quin d'aquests sistema d'arxius no es#pot llegir i escriure en ubuntu&quot;, u&quot;ext3&quot;,u&quot;ntfs&quot;,u&quot;sata&quot;, 3, u&quot;carles&quot;,u&quot;18/08/07&quot;,u&quot;sata no és un sistema d'arxius&quot;, 31 ), ">
            <text:p>( 2, u"Quin d'aquests sistema d'arxius no es#pot llegir i escriure en ubuntu", u"ext3",u"ntfs",u"sata", 3, u"carles",u"18/08/07",u"sata no és un sistema d'arxius", 31 ), </text:p>
          </table:table-cell>
        </table:table-row>
        <table:table-row table:style-name="ro1">
          <table:table-cell office:value-type="float" office:value="1">
            <text:p>1</text:p>
          </table:table-cell>
          <table:table-cell office:value-type="string">
            <text:p>Què es va celebrar el passat abril al#Centre cultural de les Corts??</text:p>
          </table:table-cell>
          <table:table-cell office:value-type="string">
            <text:p>Una reunió tupperware</text:p>
          </table:table-cell>
          <table:table-cell office:value-type="string">
            <text:p>L'RMS hi va fer una conferència</text:p>
          </table:table-cell>
          <table:table-cell office:value-type="string">
            <text:p>La Festa Feisty del CatalanTeam</text:p>
          </table:table-cell>
          <table:table-cell office:value-type="float" office:value="3">
            <text:p>3</text:p>
          </table:table-cell>
          <table:table-cell office:value-type="string">
            <text:p>papapep</text:p>
          </table:table-cell>
          <table:table-cell table:style-name="ce7" office:value-type="date" office:date-value="2007-08-18">
            <text:p>18/08/07</text:p>
          </table:table-cell>
          <table:table-cell/>
          <table:table-cell office:value-type="float" office:value="32">
            <text:p>32</text:p>
          </table:table-cell>
          <table:table-cell table:formula="oooc:=&quot;( &quot;&amp;[.A33] &amp; &quot;, u&quot;&quot;&quot; &amp; [.B33] &amp; &quot;&quot;&quot;, u&quot;&quot;&quot; &amp; [.C33] &amp; &quot;&quot;&quot;,u&quot;&quot;&quot; &amp; [.D33] &amp; &quot;&quot;&quot;,u&quot;&quot;&quot; &amp; [.E33] &amp; &quot;&quot;&quot;, &quot; &amp; [.F33] &amp; &quot;, u&quot;&quot;&quot; &amp; [.G33] &amp; &quot;&quot;&quot;,u&quot;&quot;&quot; &amp; TEXT([.H33];&quot;dd/mm/yy&quot;) &amp; &quot;&quot;&quot;,u&quot;&quot;&quot; &amp; [.I33] &amp; &quot;&quot;&quot;, &quot; &amp; [.J33] &amp; &quot; ), &quot;" office:value-type="string" office:string-value="( 1, u&quot;Què es va celebrar el passat abril al#Centre cultural de les Corts??&quot;, u&quot;Una reunió tupperware&quot;,u&quot;L'RMS hi va fer una conferència&quot;,u&quot;La Festa Feisty del CatalanTeam&quot;, 3, u&quot;papapep&quot;,u&quot;18/08/07&quot;,u&quot;&quot;, 32 ), ">
            <text:p>( 1, u"Què es va celebrar el passat abril al#Centre cultural de les Corts??", u"Una reunió tupperware",u"L'RMS hi va fer una conferència",u"La Festa Feisty del CatalanTeam", 3, u"papapep",u"18/08/07",u"", 32 ), </text:p>
          </table:table-cell>
        </table:table-row>
        <table:table-row table:style-name="ro1">
          <table:table-cell office:value-type="float" office:value="2">
            <text:p>2</text:p>
          </table:table-cell>
          <table:table-cell office:value-type="string">
            <text:p>Quin és el nick a l'irc#d'en Mark Shuttleworth?</text:p>
          </table:table-cell>
          <table:table-cell office:value-type="string">
            <text:p>sabdfl</text:p>
          </table:table-cell>
          <table:table-cell office:value-type="string">
            <text:p>sticsis</text:p>
          </table:table-cell>
          <table:table-cell office:value-type="string">
            <text:p>rtfm</text:p>
          </table:table-cell>
          <table:table-cell office:value-type="float" office:value="1">
            <text:p>1</text:p>
          </table:table-cell>
          <table:table-cell office:value-type="string">
            <text:p>papapep</text:p>
          </table:table-cell>
          <table:table-cell table:style-name="ce7" office:value-type="date" office:date-value="2007-08-18">
            <text:p>18/08/07</text:p>
          </table:table-cell>
          <table:table-cell office:value-type="string">
            <text:p>Self-Appointed Benevolent Dictator For Life</text:p>
          </table:table-cell>
          <table:table-cell office:value-type="float" office:value="33">
            <text:p>33</text:p>
          </table:table-cell>
          <table:table-cell table:formula="oooc:=&quot;( &quot;&amp;[.A34] &amp; &quot;, u&quot;&quot;&quot; &amp; [.B34] &amp; &quot;&quot;&quot;, u&quot;&quot;&quot; &amp; [.C34] &amp; &quot;&quot;&quot;,u&quot;&quot;&quot; &amp; [.D34] &amp; &quot;&quot;&quot;,u&quot;&quot;&quot; &amp; [.E34] &amp; &quot;&quot;&quot;, &quot; &amp; [.F34] &amp; &quot;, u&quot;&quot;&quot; &amp; [.G34] &amp; &quot;&quot;&quot;,u&quot;&quot;&quot; &amp; TEXT([.H34];&quot;dd/mm/yy&quot;) &amp; &quot;&quot;&quot;,u&quot;&quot;&quot; &amp; [.I34] &amp; &quot;&quot;&quot;, &quot; &amp; [.J34] &amp; &quot; ), &quot;" office:value-type="string" office:string-value="( 2, u&quot;Quin és el nick a l'irc#d'en Mark Shuttleworth?&quot;, u&quot;sabdfl&quot;,u&quot;sticsis&quot;,u&quot;rtfm&quot;, 1, u&quot;papapep&quot;,u&quot;18/08/07&quot;,u&quot;Self-Appointed Benevolent Dictator For Life&quot;, 33 ), ">
            <text:p>( 2, u"Quin és el nick a l'irc#d'en Mark Shuttleworth?", u"sabdfl",u"sticsis",u"rtfm", 1, u"papapep",u"18/08/07",u"Self-Appointed Benevolent Dictator For Life", 33 ), </text:p>
          </table:table-cell>
        </table:table-row>
        <table:table-row table:style-name="ro1">
          <table:table-cell office:value-type="float" office:value="4">
            <text:p>4</text:p>
          </table:table-cell>
          <table:table-cell office:value-type="string">
            <text:p>En un capítol de la sèria 'Porca missèria'#es veu un entorn gràfic de Linux, quin?</text:p>
          </table:table-cell>
          <table:table-cell office:value-type="string">
            <text:p>KDE</text:p>
          </table:table-cell>
          <table:table-cell office:value-type="string">
            <text:p>Gnome</text:p>
          </table:table-cell>
          <table:table-cell office:value-type="string">
            <text:p>XFCE</text:p>
          </table:table-cell>
          <table:table-cell office:value-type="float" office:value="1">
            <text:p>1</text:p>
          </table:table-cell>
          <table:table-cell office:value-type="string">
            <text:p>papapep</text:p>
          </table:table-cell>
          <table:table-cell table:style-name="ce7" office:value-type="date" office:date-value="2007-08-18">
            <text:p>18/08/07</text:p>
          </table:table-cell>
          <table:table-cell/>
          <table:table-cell office:value-type="float" office:value="34">
            <text:p>34</text:p>
          </table:table-cell>
          <table:table-cell table:formula="oooc:=&quot;( &quot;&amp;[.A35] &amp; &quot;, u&quot;&quot;&quot; &amp; [.B35] &amp; &quot;&quot;&quot;, u&quot;&quot;&quot; &amp; [.C35] &amp; &quot;&quot;&quot;,u&quot;&quot;&quot; &amp; [.D35] &amp; &quot;&quot;&quot;,u&quot;&quot;&quot; &amp; [.E35] &amp; &quot;&quot;&quot;, &quot; &amp; [.F35] &amp; &quot;, u&quot;&quot;&quot; &amp; [.G35] &amp; &quot;&quot;&quot;,u&quot;&quot;&quot; &amp; TEXT([.H35];&quot;dd/mm/yy&quot;) &amp; &quot;&quot;&quot;,u&quot;&quot;&quot; &amp; [.I35] &amp; &quot;&quot;&quot;, &quot; &amp; [.J35] &amp; &quot; ), &quot;" office:value-type="string" office:string-value="( 4, u&quot;En un capítol de la sèria 'Porca missèria'#es veu un entorn gràfic de Linux, quin?&quot;, u&quot;KDE&quot;,u&quot;Gnome&quot;,u&quot;XFCE&quot;, 1, u&quot;papapep&quot;,u&quot;18/08/07&quot;,u&quot;&quot;, 34 ), ">
            <text:p>( 4, u"En un capítol de la sèria 'Porca missèria'#es veu un entorn gràfic de Linux, quin?", u"KDE",u"Gnome",u"XFCE", 1, u"papapep",u"18/08/07",u"", 34 ), </text:p>
          </table:table-cell>
        </table:table-row>
        <table:table-row table:style-name="ro1">
          <table:table-cell office:value-type="float" office:value="1">
            <text:p>1</text:p>
          </table:table-cell>
          <table:table-cell office:value-type="string">
            <text:p>Qui son Dennis Ritchie i Keneth Thompson?</text:p>
          </table:table-cell>
          <table:table-cell office:value-type="string">
            <text:p>Els desenvolupadors del C i del unix</text:p>
          </table:table-cell>
          <table:table-cell office:value-type="string">
            <text:p>Els pares d'internet</text:p>
          </table:table-cell>
          <table:table-cell office:value-type="string">
            <text:p>Els creadors del projecte GNU</text:p>
          </table:table-cell>
          <table:table-cell office:value-type="float" office:value="1">
            <text:p>1</text:p>
          </table:table-cell>
          <table:table-cell office:value-type="string">
            <text:p>carles</text:p>
          </table:table-cell>
          <table:table-cell table:style-name="ce7" office:value-type="date" office:date-value="2007-08-24">
            <text:p>24/08/07</text:p>
          </table:table-cell>
          <table:table-cell office:value-type="string">
            <text:p>De l'any 1969 al 1971 Dennis Ritchie i Keneth Thompson ven desenvolupar el sistema unix. Per fer-ho van haver de millorar el lleguatge B creat per Ritchie convertint-lo en C </text:p>
          </table:table-cell>
          <table:table-cell office:value-type="float" office:value="35">
            <text:p>35</text:p>
          </table:table-cell>
          <table:table-cell table:formula="oooc:=&quot;( &quot;&amp;[.A36] &amp; &quot;, u&quot;&quot;&quot; &amp; [.B36] &amp; &quot;&quot;&quot;, u&quot;&quot;&quot; &amp; [.C36] &amp; &quot;&quot;&quot;,u&quot;&quot;&quot; &amp; [.D36] &amp; &quot;&quot;&quot;,u&quot;&quot;&quot; &amp; [.E36] &amp; &quot;&quot;&quot;, &quot; &amp; [.F36] &amp; &quot;, u&quot;&quot;&quot; &amp; [.G36] &amp; &quot;&quot;&quot;,u&quot;&quot;&quot; &amp; TEXT([.H36];&quot;dd/mm/yy&quot;) &amp; &quot;&quot;&quot;,u&quot;&quot;&quot; &amp; [.I36] &amp; &quot;&quot;&quot;, &quot; &amp; [.J36] &amp; &quot; ), &quot;" office:value-type="string" office:string-value="( 1, u&quot;Qui son Dennis Ritchie i Keneth Thompson?&quot;, u&quot;Els desenvolupadors del C i del unix&quot;,u&quot;Els pares d'internet&quot;,u&quot;Els creadors del projecte GNU&quot;, 1, u&quot;carles&quot;,u&quot;24/08/07&quot;,u&quot;De l'any 1969 al 1971 Dennis Ritchie i Keneth Thompson ven desenvolupar el sistema unix. Per fer-ho van haver de millorar el lleguatge B creat per Ritchie convertint-lo en C &quot;, 35 ), ">
            <text:p>( 1, u"Qui son Dennis Ritchie i Keneth Thompson?", u"Els desenvolupadors del C i del unix",u"Els pares d'internet",u"Els creadors del projecte GNU", 1, u"carles",u"24/08/07",u"De l'any 1969 al 1971 Dennis Ritchie i Keneth Thompson ven desenvolupar el sistema unix. Per fer-ho van haver de millorar el lleguatge B creat per Ritchie convertint-lo en C ", 35 ), </text:p>
          </table:table-cell>
        </table:table-row>
        <table:table-row table:style-name="ro1">
          <table:table-cell office:value-type="float" office:value="5">
            <text:p>5</text:p>
          </table:table-cell>
          <table:table-cell office:value-type="string">
            <text:p>Per què el C++ s'anomena així?</text:p>
          </table:table-cell>
          <table:table-cell office:value-type="string">
            <text:p>Per que és un C millorat#(més i millor ++)</text:p>
          </table:table-cell>
          <table:table-cell office:value-type="string">
            <text:p>Per què C + 1 en C s'escriu C++</text:p>
          </table:table-cell>
          <table:table-cell office:value-type="string">
            <text:p>Les dues creus son en memòria#dels desenvolupadors del C</text:p>
          </table:table-cell>
          <table:table-cell office:value-type="float" office:value="2">
            <text:p>2</text:p>
          </table:table-cell>
          <table:table-cell office:value-type="string">
            <text:p>carles</text:p>
          </table:table-cell>
          <table:table-cell table:style-name="ce7" office:value-type="date" office:date-value="2007-08-24">
            <text:p>24/08/07</text:p>
          </table:table-cell>
          <table:table-cell office:value-type="string">
            <text:p>Abans hi havia el B després va venir el C (B+1) i C + 1 en C s'escriu C++</text:p>
          </table:table-cell>
          <table:table-cell office:value-type="float" office:value="36">
            <text:p>36</text:p>
          </table:table-cell>
          <table:table-cell table:formula="oooc:=&quot;( &quot;&amp;[.A37] &amp; &quot;, u&quot;&quot;&quot; &amp; [.B37] &amp; &quot;&quot;&quot;, u&quot;&quot;&quot; &amp; [.C37] &amp; &quot;&quot;&quot;,u&quot;&quot;&quot; &amp; [.D37] &amp; &quot;&quot;&quot;,u&quot;&quot;&quot; &amp; [.E37] &amp; &quot;&quot;&quot;, &quot; &amp; [.F37] &amp; &quot;, u&quot;&quot;&quot; &amp; [.G37] &amp; &quot;&quot;&quot;,u&quot;&quot;&quot; &amp; TEXT([.H37];&quot;dd/mm/yy&quot;) &amp; &quot;&quot;&quot;,u&quot;&quot;&quot; &amp; [.I37] &amp; &quot;&quot;&quot;, &quot; &amp; [.J37] &amp; &quot; ), &quot;" office:value-type="string" office:string-value="( 5, u&quot;Per què el C++ s'anomena així?&quot;, u&quot;Per que és un C millorat#(més i millor ++)&quot;,u&quot;Per què C + 1 en C s'escriu C++&quot;,u&quot;Les dues creus son en memòria#dels desenvolupadors del C&quot;, 2, u&quot;carles&quot;,u&quot;24/08/07&quot;,u&quot;Abans hi havia el B després va venir el C (B+1) i C + 1 en C s'escriu C++&quot;, 36 ), ">
            <text:p>( 5, u"Per què el C++ s'anomena així?", u"Per que és un C millorat#(més i millor ++)",u"Per què C + 1 en C s'escriu C++",u"Les dues creus son en memòria#dels desenvolupadors del C", 2, u"carles",u"24/08/07",u"Abans hi havia el B després va venir el C (B+1) i C + 1 en C s'escriu C++", 36 ), </text:p>
          </table:table-cell>
        </table:table-row>
        <table:table-row table:style-name="ro1">
          <table:table-cell office:value-type="float" office:value="4">
            <text:p>4</text:p>
          </table:table-cell>
          <table:table-cell office:value-type="string">
            <text:p>De què és acrònim HAL a la película 2001#(tot i que ho negui Arthur C Clarck) </text:p>
          </table:table-cell>
          <table:table-cell office:value-type="string">
            <text:p>Hardware Adapter Layer</text:p>
          </table:table-cell>
          <table:table-cell office:value-type="string">
            <text:p>Home and leisure</text:p>
          </table:table-cell>
          <table:table-cell office:value-type="string">
            <text:p>International Busines Machines</text:p>
          </table:table-cell>
          <table:table-cell office:value-type="float" office:value="2">
            <text:p>2</text:p>
          </table:table-cell>
          <table:table-cell office:value-type="string">
            <text:p>carles</text:p>
          </table:table-cell>
          <table:table-cell table:style-name="ce7" office:value-type="date" office:date-value="2007-08-24">
            <text:p>24/08/07</text:p>
          </table:table-cell>
          <table:table-cell office:value-type="string">
            <text:p>IBM = I - 1 = H, B - 1 = A, M - 1 = L</text:p>
          </table:table-cell>
          <table:table-cell office:value-type="float" office:value="37">
            <text:p>37</text:p>
          </table:table-cell>
          <table:table-cell table:formula="oooc:=&quot;( &quot;&amp;[.A38] &amp; &quot;, u&quot;&quot;&quot; &amp; [.B38] &amp; &quot;&quot;&quot;, u&quot;&quot;&quot; &amp; [.C38] &amp; &quot;&quot;&quot;,u&quot;&quot;&quot; &amp; [.D38] &amp; &quot;&quot;&quot;,u&quot;&quot;&quot; &amp; [.E38] &amp; &quot;&quot;&quot;, &quot; &amp; [.F38] &amp; &quot;, u&quot;&quot;&quot; &amp; [.G38] &amp; &quot;&quot;&quot;,u&quot;&quot;&quot; &amp; TEXT([.H38];&quot;dd/mm/yy&quot;) &amp; &quot;&quot;&quot;,u&quot;&quot;&quot; &amp; [.I38] &amp; &quot;&quot;&quot;, &quot; &amp; [.J38] &amp; &quot; ), &quot;" office:value-type="string" office:string-value="( 4, u&quot;De què és acrònim HAL a la película 2001#(tot i que ho negui Arthur C Clarck) &quot;, u&quot;Hardware Adapter Layer&quot;,u&quot;Home and leisure&quot;,u&quot;International Busines Machines&quot;, 2, u&quot;carles&quot;,u&quot;24/08/07&quot;,u&quot;IBM = I - 1 = H, B - 1 = A, M - 1 = L&quot;, 37 ), ">
            <text:p>( 4, u"De què és acrònim HAL a la película 2001#(tot i que ho negui Arthur C Clarck) ", u"Hardware Adapter Layer",u"Home and leisure",u"International Busines Machines", 2, u"carles",u"24/08/07",u"IBM = I - 1 = H, B - 1 = A, M - 1 = L", 37 ), </text:p>
          </table:table-cell>
        </table:table-row>
        <table:table-row table:style-name="ro1">
          <table:table-cell office:value-type="float" office:value="3">
            <text:p>3</text:p>
          </table:table-cell>
          <table:table-cell office:value-type="string">
            <text:p>Existeix una entrada explicant#la viquipèdia a la viquièdia?</text:p>
          </table:table-cell>
          <table:table-cell office:value-type="string">
            <text:p>Clar</text:p>
          </table:table-cell>
          <table:table-cell office:value-type="string">
            <text:p>No.</text:p>
          </table:table-cell>
          <table:table-cell office:value-type="string">
            <text:p>Sols si cerquem wikipedia</text:p>
          </table:table-cell>
          <table:table-cell office:value-type="float" office:value="1">
            <text:p>1</text:p>
          </table:table-cell>
          <table:table-cell office:value-type="string">
            <text:p>carles</text:p>
          </table:table-cell>
          <table:table-cell table:style-name="ce7" office:value-type="date" office:date-value="2007-08-24">
            <text:p>24/08/07</text:p>
          </table:table-cell>
          <table:table-cell office:value-type="string">
            <text:p>I doncs que us pensàveu?</text:p>
          </table:table-cell>
          <table:table-cell office:value-type="float" office:value="38">
            <text:p>38</text:p>
          </table:table-cell>
          <table:table-cell table:formula="oooc:=&quot;( &quot;&amp;[.A39] &amp; &quot;, u&quot;&quot;&quot; &amp; [.B39] &amp; &quot;&quot;&quot;, u&quot;&quot;&quot; &amp; [.C39] &amp; &quot;&quot;&quot;,u&quot;&quot;&quot; &amp; [.D39] &amp; &quot;&quot;&quot;,u&quot;&quot;&quot; &amp; [.E39] &amp; &quot;&quot;&quot;, &quot; &amp; [.F39] &amp; &quot;, u&quot;&quot;&quot; &amp; [.G39] &amp; &quot;&quot;&quot;,u&quot;&quot;&quot; &amp; TEXT([.H39];&quot;dd/mm/yy&quot;) &amp; &quot;&quot;&quot;,u&quot;&quot;&quot; &amp; [.I39] &amp; &quot;&quot;&quot;, &quot; &amp; [.J39] &amp; &quot; ), &quot;" office:value-type="string" office:string-value="( 3, u&quot;Existeix una entrada explicant#la viquipèdia a la viquièdia?&quot;, u&quot;Clar&quot;,u&quot;No.&quot;,u&quot;Sols si cerquem wikipedia&quot;, 1, u&quot;carles&quot;,u&quot;24/08/07&quot;,u&quot;I doncs que us pensàveu?&quot;, 38 ), ">
            <text:p>( 3, u"Existeix una entrada explicant#la viquipèdia a la viquièdia?", u"Clar",u"No.",u"Sols si cerquem wikipedia", 1, u"carles",u"24/08/07",u"I doncs que us pensàveu?", 38 ), </text:p>
          </table:table-cell>
        </table:table-row>
        <table:table-row table:style-name="ro1">
          <table:table-cell office:value-type="float" office:value="3">
            <text:p>3</text:p>
          </table:table-cell>
          <table:table-cell office:value-type="string">
            <text:p>Quin any es va fundar google?</text:p>
          </table:table-cell>
          <table:table-cell office:value-type="float" office:value="1995">
            <text:p>1995</text:p>
          </table:table-cell>
          <table:table-cell office:value-type="float" office:value="1998">
            <text:p>1998</text:p>
          </table:table-cell>
          <table:table-cell office:value-type="float" office:value="2000">
            <text:p>2000</text:p>
          </table:table-cell>
          <table:table-cell office:value-type="float" office:value="2">
            <text:p>2</text:p>
          </table:table-cell>
          <table:table-cell office:value-type="string">
            <text:p>carles</text:p>
          </table:table-cell>
          <table:table-cell table:style-name="ce7" office:value-type="date" office:date-value="2007-08-24">
            <text:p>24/08/07</text:p>
          </table:table-cell>
          <table:table-cell office:value-type="string">
            <text:p>Oi que sembla que fes més temps?</text:p>
          </table:table-cell>
          <table:table-cell office:value-type="float" office:value="39">
            <text:p>39</text:p>
          </table:table-cell>
          <table:table-cell table:formula="oooc:=&quot;( &quot;&amp;[.A40] &amp; &quot;, u&quot;&quot;&quot; &amp; [.B40] &amp; &quot;&quot;&quot;, u&quot;&quot;&quot; &amp; [.C40] &amp; &quot;&quot;&quot;,u&quot;&quot;&quot; &amp; [.D40] &amp; &quot;&quot;&quot;,u&quot;&quot;&quot; &amp; [.E40] &amp; &quot;&quot;&quot;, &quot; &amp; [.F40] &amp; &quot;, u&quot;&quot;&quot; &amp; [.G40] &amp; &quot;&quot;&quot;,u&quot;&quot;&quot; &amp; TEXT([.H40];&quot;dd/mm/yy&quot;) &amp; &quot;&quot;&quot;,u&quot;&quot;&quot; &amp; [.I40] &amp; &quot;&quot;&quot;, &quot; &amp; [.J40] &amp; &quot; ), &quot;" office:value-type="string" office:string-value="( 3, u&quot;Quin any es va fundar google?&quot;, u&quot;1995&quot;,u&quot;1998&quot;,u&quot;2000&quot;, 2, u&quot;carles&quot;,u&quot;24/08/07&quot;,u&quot;Oi que sembla que fes més temps?&quot;, 39 ), ">
            <text:p>( 3, u"Quin any es va fundar google?", u"1995",u"1998",u"2000", 2, u"carles",u"24/08/07",u"Oi que sembla que fes més temps?", 39 ), </text:p>
          </table:table-cell>
        </table:table-row>
        <table:table-row table:style-name="ro1">
          <table:table-cell office:value-type="float" office:value="3">
            <text:p>3</text:p>
          </table:table-cell>
          <table:table-cell office:value-type="string">
            <text:p>Quina d'aquestes xarxes#no existia abans d'internet?</text:p>
          </table:table-cell>
          <table:table-cell office:value-type="string">
            <text:p>fidonet</text:p>
          </table:table-cell>
          <table:table-cell office:value-type="string">
            <text:p>compuserve</text:p>
          </table:table-cell>
          <table:table-cell office:value-type="string">
            <text:p>comnet</text:p>
          </table:table-cell>
          <table:table-cell office:value-type="float" office:value="3">
            <text:p>3</text:p>
          </table:table-cell>
          <table:table-cell office:value-type="string">
            <text:p>carles</text:p>
          </table:table-cell>
          <table:table-cell table:style-name="ce7" office:value-type="date" office:date-value="2007-08-24">
            <text:p>24/08/07</text:p>
          </table:table-cell>
          <table:table-cell office:value-type="string">
            <text:p>Compuserve va ser la primera xarxa pública mundial d'accés públic. Fidonet (anterior a compuserve) era una xarxa d'enllaços entre les anteriors BBS.</text:p>
          </table:table-cell>
          <table:table-cell office:value-type="float" office:value="40">
            <text:p>40</text:p>
          </table:table-cell>
          <table:table-cell table:formula="oooc:=&quot;( &quot;&amp;[.A41] &amp; &quot;, u&quot;&quot;&quot; &amp; [.B41] &amp; &quot;&quot;&quot;, u&quot;&quot;&quot; &amp; [.C41] &amp; &quot;&quot;&quot;,u&quot;&quot;&quot; &amp; [.D41] &amp; &quot;&quot;&quot;,u&quot;&quot;&quot; &amp; [.E41] &amp; &quot;&quot;&quot;, &quot; &amp; [.F41] &amp; &quot;, u&quot;&quot;&quot; &amp; [.G41] &amp; &quot;&quot;&quot;,u&quot;&quot;&quot; &amp; TEXT([.H41];&quot;dd/mm/yy&quot;) &amp; &quot;&quot;&quot;,u&quot;&quot;&quot; &amp; [.I41] &amp; &quot;&quot;&quot;, &quot; &amp; [.J41] &amp; &quot; ), &quot;" office:value-type="string" office:string-value="( 3, u&quot;Quina d'aquestes xarxes#no existia abans d'internet?&quot;, u&quot;fidonet&quot;,u&quot;compuserve&quot;,u&quot;comnet&quot;, 3, u&quot;carles&quot;,u&quot;24/08/07&quot;,u&quot;Compuserve va ser la primera xarxa pública mundial d'accés públic. Fidonet (anterior a compuserve) era una xarxa d'enllaços entre les anteriors BBS.&quot;, 40 ), ">
            <text:p>( 3, u"Quina d'aquestes xarxes#no existia abans d'internet?", u"fidonet",u"compuserve",u"comnet", 3, u"carles",u"24/08/07",u"Compuserve va ser la primera xarxa pública mundial d'accés públic. Fidonet (anterior a compuserve) era una xarxa d'enllaços entre les anteriors BBS.", 40 ), </text:p>
          </table:table-cell>
        </table:table-row>
        <table:table-row table:style-name="ro1">
          <table:table-cell office:value-type="float" office:value="5">
            <text:p>5</text:p>
          </table:table-cell>
          <table:table-cell office:value-type="string">
            <text:p>A què anomenem hacker?</text:p>
          </table:table-cell>
          <table:table-cell office:value-type="string">
            <text:p>Expert</text:p>
          </table:table-cell>
          <table:table-cell office:value-type="string">
            <text:p>Persona que trenca#els sistemes de seguretat</text:p>
          </table:table-cell>
          <table:table-cell office:value-type="string">
            <text:p>Pirata</text:p>
          </table:table-cell>
          <table:table-cell office:value-type="float" office:value="1">
            <text:p>1</text:p>
          </table:table-cell>
          <table:table-cell office:value-type="string">
            <text:p>carles</text:p>
          </table:table-cell>
          <table:table-cell table:style-name="ce7" office:value-type="date" office:date-value="2007-08-24">
            <text:p>24/08/07</text:p>
          </table:table-cell>
          <table:table-cell office:value-type="string">
            <text:p>Un hacker és un expert ... pot ser-ho en art (japó) o en en nucli del linux o en el funcionament d'un programa. Cal no confondre-ho com fan els mitjans amb els crackers o els pirates.</text:p>
          </table:table-cell>
          <table:table-cell office:value-type="float" office:value="41">
            <text:p>41</text:p>
          </table:table-cell>
          <table:table-cell table:formula="oooc:=&quot;( &quot;&amp;[.A42] &amp; &quot;, u&quot;&quot;&quot; &amp; [.B42] &amp; &quot;&quot;&quot;, u&quot;&quot;&quot; &amp; [.C42] &amp; &quot;&quot;&quot;,u&quot;&quot;&quot; &amp; [.D42] &amp; &quot;&quot;&quot;,u&quot;&quot;&quot; &amp; [.E42] &amp; &quot;&quot;&quot;, &quot; &amp; [.F42] &amp; &quot;, u&quot;&quot;&quot; &amp; [.G42] &amp; &quot;&quot;&quot;,u&quot;&quot;&quot; &amp; TEXT([.H42];&quot;dd/mm/yy&quot;) &amp; &quot;&quot;&quot;,u&quot;&quot;&quot; &amp; [.I42] &amp; &quot;&quot;&quot;, &quot; &amp; [.J42] &amp; &quot; ), &quot;" office:value-type="string" office:string-value="( 5, u&quot;A què anomenem hacker?&quot;, u&quot;Expert&quot;,u&quot;Persona que trenca#els sistemes de seguretat&quot;,u&quot;Pirata&quot;, 1, u&quot;carles&quot;,u&quot;24/08/07&quot;,u&quot;Un hacker és un expert ... pot ser-ho en art (japó) o en en nucli del linux o en el funcionament d'un programa. Cal no confondre-ho com fan els mitjans amb els crackers o els pirates.&quot;, 41 ), ">
            <text:p>( 5, u"A què anomenem hacker?", u"Expert",u"Persona que trenca#els sistemes de seguretat",u"Pirata", 1, u"carles",u"24/08/07",u"Un hacker és un expert ... pot ser-ho en art (japó) o en en nucli del linux o en el funcionament d'un programa. Cal no confondre-ho com fan els mitjans amb els crackers o els pirates.", 41 ), </text:p>
          </table:table-cell>
        </table:table-row>
        <table:table-row table:style-name="ro1">
          <table:table-cell office:value-type="float" office:value="3">
            <text:p>3</text:p>
          </table:table-cell>
          <table:table-cell office:value-type="string">
            <text:p>Quin d'aquests no és un “hoax”?</text:p>
          </table:table-cell>
          <table:table-cell office:value-type="string">
            <text:p>La llet es repasteuritza segons#el nombre inferior del tetrabrick</text:p>
          </table:table-cell>
          <table:table-cell office:value-type="string">
            <text:p>Un nombre fa que la facturació#del telèfon d'un altre te la cobrin a tu</text:p>
          </table:table-cell>
          <table:table-cell office:value-type="string">
            <text:p>El microsoft vista fa que l'ordinador#vagi malament si detecta un dispositiu#que permet copiar películes</text:p>
          </table:table-cell>
          <table:table-cell office:value-type="float" office:value="3">
            <text:p>3</text:p>
          </table:table-cell>
          <table:table-cell office:value-type="string">
            <text:p>carles</text:p>
          </table:table-cell>
          <table:table-cell table:style-name="ce7" office:value-type="date" office:date-value="2007-08-24">
            <text:p>24/08/07</text:p>
          </table:table-cell>
          <table:table-cell office:value-type="string">
            <text:p>.... si... lamentable. Si el sistema de control de copies DRM detecta que tens algun mitjà que permet realitzar copies de peŀlicules o videos aquest baixarà la qualitat per que no ho puguis fer correctament. A l'hora totes aquestes comprovacions fan que l'ordinador funcioni molt més lent.</text:p>
          </table:table-cell>
          <table:table-cell office:value-type="float" office:value="42">
            <text:p>42</text:p>
          </table:table-cell>
          <table:table-cell table:formula="oooc:=&quot;( &quot;&amp;[.A43] &amp; &quot;, u&quot;&quot;&quot; &amp; [.B43] &amp; &quot;&quot;&quot;, u&quot;&quot;&quot; &amp; [.C43] &amp; &quot;&quot;&quot;,u&quot;&quot;&quot; &amp; [.D43] &amp; &quot;&quot;&quot;,u&quot;&quot;&quot; &amp; [.E43] &amp; &quot;&quot;&quot;, &quot; &amp; [.F43] &amp; &quot;, u&quot;&quot;&quot; &amp; [.G43] &amp; &quot;&quot;&quot;,u&quot;&quot;&quot; &amp; TEXT([.H43];&quot;dd/mm/yy&quot;) &amp; &quot;&quot;&quot;,u&quot;&quot;&quot; &amp; [.I43] &amp; &quot;&quot;&quot;, &quot; &amp; [.J43] &amp; &quot; ), &quot;" office:value-type="string" office:string-value="( 3, u&quot;Quin d'aquests no és un “hoax”?&quot;, u&quot;La llet es repasteuritza segons#el nombre inferior del tetrabrick&quot;,u&quot;Un nombre fa que la facturació#del telèfon d'un altre te la cobrin a tu&quot;,u&quot;El microsoft vista fa que l'ordinador#vagi malament si detecta un dispositiu#que permet copiar películes&quot;, 3, u&quot;carles&quot;,u&quot;24/08/07&quot;,u&quot;.... si... lamentable. Si el sistema de control de copies DRM detecta que tens algun mitjà que permet realitzar copies de peŀlicules o videos aquest baixarà la qualitat per que no ho puguis fer correctament. A l'hora totes aquestes comprovacions fan que l'ordinador funcioni molt més lent.&quot;, 42 ), ">
            <text:p>( 3, u"Quin d'aquests no és un “hoax”?", u"La llet es repasteuritza segons#el nombre inferior del tetrabrick",u"Un nombre fa que la facturació#del telèfon d'un altre te la cobrin a tu",u"El microsoft vista fa que l'ordinador#vagi malament si detecta un dispositiu#que permet copiar películes", 3, u"carles",u"24/08/07",u".... si... lamentable. Si el sistema de control de copies DRM detecta que tens algun mitjà que permet realitzar copies de peŀlicules o videos aquest baixarà la qualitat per que no ho puguis fer correctament. A l'hora totes aquestes comprovacions fan que l'ordinador funcioni molt més lent.", 42 ), </text:p>
          </table:table-cell>
        </table:table-row>
        <table:table-row table:style-name="ro1">
          <table:table-cell office:value-type="float" office:value="1">
            <text:p>1</text:p>
          </table:table-cell>
          <table:table-cell table:style-name="ce3" office:value-type="string">
            <text:p>Hans Reiser, creador del sistema#d'arxius ReiserFS, va ser acusat#l'any passat de:</text:p>
          </table:table-cell>
          <table:table-cell table:style-name="ce3" office:value-type="string">
            <text:p>Signar un acord amb Microsoft</text:p>
          </table:table-cell>
          <table:table-cell table:style-name="ce3" office:value-type="string">
            <text:p>Matar la seva dona</text:p>
          </table:table-cell>
          <table:table-cell table:style-name="ce3" office:value-type="string">
            <text:p>Violar la GPLv3</text:p>
          </table:table-cell>
          <table:table-cell table:style-name="ce5" office:value-type="float" office:value="2">
            <text:p>2</text:p>
          </table:table-cell>
          <table:table-cell table:style-name="ce3" office:value-type="string">
            <text:p>lluisanunez</text:p>
          </table:table-cell>
          <table:table-cell table:style-name="ce8" office:value-type="date" office:date-value="2007-08-24">
            <text:p>24/08/07</text:p>
          </table:table-cell>
          <table:table-cell table:style-name="ce3" office:value-type="string">
            <text:p>http://en.wikipedia.org/wiki/Hans_Reiser</text:p>
          </table:table-cell>
          <table:table-cell office:value-type="float" office:value="43">
            <text:p>43</text:p>
          </table:table-cell>
          <table:table-cell table:formula="oooc:=&quot;( &quot;&amp;[.A44] &amp; &quot;, u&quot;&quot;&quot; &amp; [.B44] &amp; &quot;&quot;&quot;, u&quot;&quot;&quot; &amp; [.C44] &amp; &quot;&quot;&quot;,u&quot;&quot;&quot; &amp; [.D44] &amp; &quot;&quot;&quot;,u&quot;&quot;&quot; &amp; [.E44] &amp; &quot;&quot;&quot;, &quot; &amp; [.F44] &amp; &quot;, u&quot;&quot;&quot; &amp; [.G44] &amp; &quot;&quot;&quot;,u&quot;&quot;&quot; &amp; TEXT([.H44];&quot;dd/mm/yy&quot;) &amp; &quot;&quot;&quot;,u&quot;&quot;&quot; &amp; [.I44] &amp; &quot;&quot;&quot;, &quot; &amp; [.J44] &amp; &quot; ), &quot;" office:value-type="string" office:string-value="( 1, u&quot;Hans Reiser, creador del sistema#d'arxius ReiserFS, va ser acusat#l'any passat de:&quot;, u&quot;Signar un acord amb Microsoft&quot;,u&quot;Matar la seva dona&quot;,u&quot;Violar la GPLv3&quot;, 2, u&quot;lluisanunez&quot;,u&quot;24/08/07&quot;,u&quot;http://en.wikipedia.org/wiki/Hans_Reiser&quot;, 43 ), ">
            <text:p>( 1, u"Hans Reiser, creador del sistema#d'arxius ReiserFS, va ser acusat#l'any passat de:", u"Signar un acord amb Microsoft",u"Matar la seva dona",u"Violar la GPLv3", 2, u"lluisanunez",u"24/08/07",u"http://en.wikipedia.org/wiki/Hans_Reiser", 43 ), </text:p>
          </table:table-cell>
        </table:table-row>
        <table:table-row table:style-name="ro1">
          <table:table-cell office:value-type="float" office:value="2">
            <text:p>2</text:p>
          </table:table-cell>
          <table:table-cell table:style-name="ce3" office:value-type="string">
            <text:p>GoBUNTU és:</text:p>
          </table:table-cell>
          <table:table-cell table:style-name="ce3" office:value-type="string">
            <text:p>Una versió d'Ubuntu amb#només Gnome</text:p>
          </table:table-cell>
          <table:table-cell table:style-name="ce3" office:value-type="string">
            <text:p>Una versió d'UBUNTU amb#només programari lliure</text:p>
          </table:table-cell>
          <table:table-cell table:style-name="ce3" office:value-type="string">
            <text:p>La distribució, basada en#UBUNTU, dels aficionats al GO</text:p>
          </table:table-cell>
          <table:table-cell table:style-name="ce5" office:value-type="float" office:value="2">
            <text:p>2</text:p>
          </table:table-cell>
          <table:table-cell table:style-name="ce3" office:value-type="string">
            <text:p>lluisanunez</text:p>
          </table:table-cell>
          <table:table-cell table:style-name="ce8" office:value-type="date" office:date-value="2007-08-24">
            <text:p>24/08/07</text:p>
          </table:table-cell>
          <table:table-cell table:style-name="ce3" office:value-type="string">
            <text:p>http://en.wikipedia.org/wiki/Gobuntu</text:p>
          </table:table-cell>
          <table:table-cell office:value-type="float" office:value="44">
            <text:p>44</text:p>
          </table:table-cell>
          <table:table-cell table:formula="oooc:=&quot;( &quot;&amp;[.A45] &amp; &quot;, u&quot;&quot;&quot; &amp; [.B45] &amp; &quot;&quot;&quot;, u&quot;&quot;&quot; &amp; [.C45] &amp; &quot;&quot;&quot;,u&quot;&quot;&quot; &amp; [.D45] &amp; &quot;&quot;&quot;,u&quot;&quot;&quot; &amp; [.E45] &amp; &quot;&quot;&quot;, &quot; &amp; [.F45] &amp; &quot;, u&quot;&quot;&quot; &amp; [.G45] &amp; &quot;&quot;&quot;,u&quot;&quot;&quot; &amp; TEXT([.H45];&quot;dd/mm/yy&quot;) &amp; &quot;&quot;&quot;,u&quot;&quot;&quot; &amp; [.I45] &amp; &quot;&quot;&quot;, &quot; &amp; [.J45] &amp; &quot; ), &quot;" office:value-type="string" office:string-value="( 2, u&quot;GoBUNTU és:&quot;, u&quot;Una versió d'Ubuntu amb#només Gnome&quot;,u&quot;Una versió d'UBUNTU amb#només programari lliure&quot;,u&quot;La distribució, basada en#UBUNTU, dels aficionats al GO&quot;, 2, u&quot;lluisanunez&quot;,u&quot;24/08/07&quot;,u&quot;http://en.wikipedia.org/wiki/Gobuntu&quot;, 44 ), ">
            <text:p>( 2, u"GoBUNTU és:", u"Una versió d'Ubuntu amb#només Gnome",u"Una versió d'UBUNTU amb#només programari lliure",u"La distribució, basada en#UBUNTU, dels aficionats al GO", 2, u"lluisanunez",u"24/08/07",u"http://en.wikipedia.org/wiki/Gobuntu", 44 ), </text:p>
          </table:table-cell>
        </table:table-row>
        <table:table-row table:style-name="ro1">
          <table:table-cell office:value-type="float" office:value="3">
            <text:p>3</text:p>
          </table:table-cell>
          <table:table-cell table:style-name="ce3" office:value-type="string">
            <text:p>La tecnologia que fa possible l'alimentació#automàtica de notícies web es diu:</text:p>
          </table:table-cell>
          <table:table-cell table:style-name="ce3" office:value-type="string">
            <text:p>CSS</text:p>
          </table:table-cell>
          <table:table-cell table:style-name="ce3" office:value-type="string">
            <text:p>RSS</text:p>
          </table:table-cell>
          <table:table-cell table:style-name="ce3" office:value-type="string">
            <text:p>SMS</text:p>
          </table:table-cell>
          <table:table-cell table:style-name="ce5" office:value-type="float" office:value="2">
            <text:p>2</text:p>
          </table:table-cell>
          <table:table-cell table:style-name="ce3" office:value-type="string">
            <text:p>lluisanunez</text:p>
          </table:table-cell>
          <table:table-cell table:style-name="ce8" office:value-type="date" office:date-value="2007-08-24">
            <text:p>24/08/07</text:p>
          </table:table-cell>
          <table:table-cell table:style-name="ce3"/>
          <table:table-cell office:value-type="float" office:value="45">
            <text:p>45</text:p>
          </table:table-cell>
          <table:table-cell table:formula="oooc:=&quot;( &quot;&amp;[.A46] &amp; &quot;, u&quot;&quot;&quot; &amp; [.B46] &amp; &quot;&quot;&quot;, u&quot;&quot;&quot; &amp; [.C46] &amp; &quot;&quot;&quot;,u&quot;&quot;&quot; &amp; [.D46] &amp; &quot;&quot;&quot;,u&quot;&quot;&quot; &amp; [.E46] &amp; &quot;&quot;&quot;, &quot; &amp; [.F46] &amp; &quot;, u&quot;&quot;&quot; &amp; [.G46] &amp; &quot;&quot;&quot;,u&quot;&quot;&quot; &amp; TEXT([.H46];&quot;dd/mm/yy&quot;) &amp; &quot;&quot;&quot;,u&quot;&quot;&quot; &amp; [.I46] &amp; &quot;&quot;&quot;, &quot; &amp; [.J46] &amp; &quot; ), &quot;" office:value-type="string" office:string-value="( 3, u&quot;La tecnologia que fa possible l'alimentació#automàtica de notícies web es diu:&quot;, u&quot;CSS&quot;,u&quot;RSS&quot;,u&quot;SMS&quot;, 2, u&quot;lluisanunez&quot;,u&quot;24/08/07&quot;,u&quot;&quot;, 45 ), ">
            <text:p>( 3, u"La tecnologia que fa possible l'alimentació#automàtica de notícies web es diu:", u"CSS",u"RSS",u"SMS", 2, u"lluisanunez",u"24/08/07",u"", 45 ), </text:p>
          </table:table-cell>
        </table:table-row>
        <table:table-row table:style-name="ro1">
          <table:table-cell office:value-type="float" office:value="4">
            <text:p>4</text:p>
          </table:table-cell>
          <table:table-cell table:style-name="ce3" office:value-type="string">
            <text:p>El clon per linux dels famosos#Lemmings es diu:</text:p>
          </table:table-cell>
          <table:table-cell table:style-name="ce3" office:value-type="string">
            <text:p>SuperTux</text:p>
          </table:table-cell>
          <table:table-cell table:style-name="ce3" office:value-type="string">
            <text:p>Tux Race</text:p>
          </table:table-cell>
          <table:table-cell table:style-name="ce3" office:value-type="string">
            <text:p>Pingus</text:p>
          </table:table-cell>
          <table:table-cell table:style-name="ce5" office:value-type="float" office:value="3">
            <text:p>3</text:p>
          </table:table-cell>
          <table:table-cell table:style-name="ce3" office:value-type="string">
            <text:p>lluisanunez</text:p>
          </table:table-cell>
          <table:table-cell table:style-name="ce8" office:value-type="date" office:date-value="2007-08-25">
            <text:p>25/08/07</text:p>
          </table:table-cell>
          <table:table-cell table:style-name="ce3" office:value-type="string">
            <text:p>Supertux és un clon de Super Mario, Tux Racer és un joc d'animació 3D </text:p>
          </table:table-cell>
          <table:table-cell office:value-type="float" office:value="46">
            <text:p>46</text:p>
          </table:table-cell>
          <table:table-cell table:formula="oooc:=&quot;( &quot;&amp;[.A47] &amp; &quot;, u&quot;&quot;&quot; &amp; [.B47] &amp; &quot;&quot;&quot;, u&quot;&quot;&quot; &amp; [.C47] &amp; &quot;&quot;&quot;,u&quot;&quot;&quot; &amp; [.D47] &amp; &quot;&quot;&quot;,u&quot;&quot;&quot; &amp; [.E47] &amp; &quot;&quot;&quot;, &quot; &amp; [.F47] &amp; &quot;, u&quot;&quot;&quot; &amp; [.G47] &amp; &quot;&quot;&quot;,u&quot;&quot;&quot; &amp; TEXT([.H47];&quot;dd/mm/yy&quot;) &amp; &quot;&quot;&quot;,u&quot;&quot;&quot; &amp; [.I47] &amp; &quot;&quot;&quot;, &quot; &amp; [.J47] &amp; &quot; ), &quot;" office:value-type="string" office:string-value="( 4, u&quot;El clon per linux dels famosos#Lemmings es diu:&quot;, u&quot;SuperTux&quot;,u&quot;Tux Race&quot;,u&quot;Pingus&quot;, 3, u&quot;lluisanunez&quot;,u&quot;25/08/07&quot;,u&quot;Supertux és un clon de Super Mario, Tux Racer és un joc d'animació 3D &quot;, 46 ), ">
            <text:p>( 4, u"El clon per linux dels famosos#Lemmings es diu:", u"SuperTux",u"Tux Race",u"Pingus", 3, u"lluisanunez",u"25/08/07",u"Supertux és un clon de Super Mario, Tux Racer és un joc d'animació 3D ", 46 ), </text:p>
          </table:table-cell>
        </table:table-row>
        <table:table-row table:style-name="ro1">
          <table:table-cell office:value-type="float" office:value="5">
            <text:p>5</text:p>
          </table:table-cell>
          <table:table-cell table:style-name="ce3" office:value-type="string">
            <text:p>La combinació control+C, en un terminal,#serveix per a:</text:p>
          </table:table-cell>
          <table:table-cell table:style-name="ce3" office:value-type="string">
            <text:p>Aturar el procés en marxa</text:p>
          </table:table-cell>
          <table:table-cell table:style-name="ce3" office:value-type="string">
            <text:p>Copiar</text:p>
          </table:table-cell>
          <table:table-cell table:style-name="ce3" office:value-type="string">
            <text:p>Compilar</text:p>
          </table:table-cell>
          <table:table-cell table:style-name="ce5" office:value-type="float" office:value="1">
            <text:p>1</text:p>
          </table:table-cell>
          <table:table-cell table:style-name="ce3" office:value-type="string">
            <text:p>lluisanunez</text:p>
          </table:table-cell>
          <table:table-cell table:style-name="ce8" office:value-type="date" office:date-value="2007-08-24">
            <text:p>24/08/07</text:p>
          </table:table-cell>
          <table:table-cell table:style-name="ce3" office:value-type="string">
            <text:p>https://wiki.ubuntu.com/JosepS%c3%a0nchez/documentaci%c3%b3/interpret_comandes :-)</text:p>
          </table:table-cell>
          <table:table-cell office:value-type="float" office:value="47">
            <text:p>47</text:p>
          </table:table-cell>
          <table:table-cell table:formula="oooc:=&quot;( &quot;&amp;[.A48] &amp; &quot;, u&quot;&quot;&quot; &amp; [.B48] &amp; &quot;&quot;&quot;, u&quot;&quot;&quot; &amp; [.C48] &amp; &quot;&quot;&quot;,u&quot;&quot;&quot; &amp; [.D48] &amp; &quot;&quot;&quot;,u&quot;&quot;&quot; &amp; [.E48] &amp; &quot;&quot;&quot;, &quot; &amp; [.F48] &amp; &quot;, u&quot;&quot;&quot; &amp; [.G48] &amp; &quot;&quot;&quot;,u&quot;&quot;&quot; &amp; TEXT([.H48];&quot;dd/mm/yy&quot;) &amp; &quot;&quot;&quot;,u&quot;&quot;&quot; &amp; [.I48] &amp; &quot;&quot;&quot;, &quot; &amp; [.J48] &amp; &quot; ), &quot;" office:value-type="string" office:string-value="( 5, u&quot;La combinació control+C, en un terminal,#serveix per a:&quot;, u&quot;Aturar el procés en marxa&quot;,u&quot;Copiar&quot;,u&quot;Compilar&quot;, 1, u&quot;lluisanunez&quot;,u&quot;24/08/07&quot;,u&quot;https://wiki.ubuntu.com/JosepS%c3%a0nchez/documentaci%c3%b3/interpret_comandes :-)&quot;, 47 ), ">
            <text:p>( 5, u"La combinació control+C, en un terminal,#serveix per a:", u"Aturar el procés en marxa",u"Copiar",u"Compilar", 1, u"lluisanunez",u"24/08/07",u"https://wiki.ubuntu.com/JosepS%c3%a0nchez/documentaci%c3%b3/interpret_comandes :-)", 47 ), </text:p>
          </table:table-cell>
        </table:table-row>
        <table:table-row table:style-name="ro1">
          <table:table-cell office:value-type="float" office:value="6">
            <text:p>6</text:p>
          </table:table-cell>
          <table:table-cell table:style-name="ce3" office:value-type="string">
            <text:p>Quina de les següents aplicacions#NO es troba als repositoris d'Ubuntu?</text:p>
          </table:table-cell>
          <table:table-cell table:style-name="ce3" office:value-type="string">
            <text:p>Karacul</text:p>
          </table:table-cell>
          <table:table-cell table:style-name="ce3" office:value-type="string">
            <text:p>Caca</text:p>
          </table:table-cell>
          <table:table-cell table:style-name="ce3" office:value-type="string">
            <text:p>Moc</text:p>
          </table:table-cell>
          <table:table-cell table:style-name="ce5" office:value-type="float" office:value="1">
            <text:p>1</text:p>
          </table:table-cell>
          <table:table-cell table:style-name="ce3" office:value-type="string">
            <text:p>lluisanunez</text:p>
          </table:table-cell>
          <table:table-cell table:style-name="ce8" office:value-type="date" office:date-value="2007-08-24">
            <text:p>24/08/07</text:p>
          </table:table-cell>
          <table:table-cell table:style-name="ce3" office:value-type="string">
            <text:p>Kalcul és una aplicació de KDE, Karacul és inventat </text:p>
          </table:table-cell>
          <table:table-cell office:value-type="float" office:value="48">
            <text:p>48</text:p>
          </table:table-cell>
          <table:table-cell table:formula="oooc:=&quot;( &quot;&amp;[.A49] &amp; &quot;, u&quot;&quot;&quot; &amp; [.B49] &amp; &quot;&quot;&quot;, u&quot;&quot;&quot; &amp; [.C49] &amp; &quot;&quot;&quot;,u&quot;&quot;&quot; &amp; [.D49] &amp; &quot;&quot;&quot;,u&quot;&quot;&quot; &amp; [.E49] &amp; &quot;&quot;&quot;, &quot; &amp; [.F49] &amp; &quot;, u&quot;&quot;&quot; &amp; [.G49] &amp; &quot;&quot;&quot;,u&quot;&quot;&quot; &amp; TEXT([.H49];&quot;dd/mm/yy&quot;) &amp; &quot;&quot;&quot;,u&quot;&quot;&quot; &amp; [.I49] &amp; &quot;&quot;&quot;, &quot; &amp; [.J49] &amp; &quot; ), &quot;" office:value-type="string" office:string-value="( 6, u&quot;Quina de les següents aplicacions#NO es troba als repositoris d'Ubuntu?&quot;, u&quot;Karacul&quot;,u&quot;Caca&quot;,u&quot;Moc&quot;, 1, u&quot;lluisanunez&quot;,u&quot;24/08/07&quot;,u&quot;Kalcul és una aplicació de KDE, Karacul és inventat &quot;, 48 ), ">
            <text:p>( 6, u"Quina de les següents aplicacions#NO es troba als repositoris d'Ubuntu?", u"Karacul",u"Caca",u"Moc", 1, u"lluisanunez",u"24/08/07",u"Kalcul és una aplicació de KDE, Karacul és inventat ", 48 ), </text:p>
          </table:table-cell>
        </table:table-row>
        <table:table-row table:style-name="ro1">
          <table:table-cell office:value-type="float" office:value="6">
            <text:p>6</text:p>
          </table:table-cell>
          <table:table-cell office:value-type="string">
            <text:p>Quin animal és la mascota del kde?</text:p>
          </table:table-cell>
          <table:table-cell office:value-type="string">
            <text:p>Un drac</text:p>
          </table:table-cell>
          <table:table-cell office:value-type="string">
            <text:p>Una salamandra</text:p>
          </table:table-cell>
          <table:table-cell office:value-type="string">
            <text:p>Un pingüí</text:p>
          </table:table-cell>
          <table:table-cell office:value-type="float" office:value="1">
            <text:p>1</text:p>
          </table:table-cell>
          <table:table-cell office:value-type="string">
            <text:p>carles</text:p>
          </table:table-cell>
          <table:table-cell table:style-name="ce7" office:value-type="date" office:date-value="2007-08-25">
            <text:p>25/08/07</text:p>
          </table:table-cell>
          <table:table-cell/>
          <table:table-cell office:value-type="float" office:value="49">
            <text:p>49</text:p>
          </table:table-cell>
          <table:table-cell table:formula="oooc:=&quot;( &quot;&amp;[.A50] &amp; &quot;, u&quot;&quot;&quot; &amp; [.B50] &amp; &quot;&quot;&quot;, u&quot;&quot;&quot; &amp; [.C50] &amp; &quot;&quot;&quot;,u&quot;&quot;&quot; &amp; [.D50] &amp; &quot;&quot;&quot;,u&quot;&quot;&quot; &amp; [.E50] &amp; &quot;&quot;&quot;, &quot; &amp; [.F50] &amp; &quot;, u&quot;&quot;&quot; &amp; [.G50] &amp; &quot;&quot;&quot;,u&quot;&quot;&quot; &amp; TEXT([.H50];&quot;dd/mm/yy&quot;) &amp; &quot;&quot;&quot;,u&quot;&quot;&quot; &amp; [.I50] &amp; &quot;&quot;&quot;, &quot; &amp; [.J50] &amp; &quot; ), &quot;" office:value-type="string" office:string-value="( 6, u&quot;Quin animal és la mascota del kde?&quot;, u&quot;Un drac&quot;,u&quot;Una salamandra&quot;,u&quot;Un pingüí&quot;, 1, u&quot;carles&quot;,u&quot;25/08/07&quot;,u&quot;&quot;, 49 ), ">
            <text:p>( 6, u"Quin animal és la mascota del kde?", u"Un drac",u"Una salamandra",u"Un pingüí", 1, u"carles",u"25/08/07",u"", 49 ), </text:p>
          </table:table-cell>
        </table:table-row>
        <table:table-row table:style-name="ro1">
          <table:table-cell office:value-type="float" office:value="1">
            <text:p>1</text:p>
          </table:table-cell>
          <table:table-cell office:value-type="string">
            <text:p>Quan Mark Shuttleworth va ser a Catalunya#Quina televisió el va entrevistar?</text:p>
          </table:table-cell>
          <table:table-cell office:value-type="string">
            <text:p>Barcelona TV</text:p>
          </table:table-cell>
          <table:table-cell office:value-type="string">
            <text:p>Mataró TV</text:p>
          </table:table-cell>
          <table:table-cell office:value-type="string">
            <text:p>TV3</text:p>
          </table:table-cell>
          <table:table-cell office:value-type="float" office:value="2">
            <text:p>2</text:p>
          </table:table-cell>
          <table:table-cell office:value-type="string">
            <text:p>carles</text:p>
          </table:table-cell>
          <table:table-cell table:style-name="ce7" office:value-type="date" office:date-value="2007-08-25">
            <text:p>25/08/07</text:p>
          </table:table-cell>
          <table:table-cell/>
          <table:table-cell office:value-type="float" office:value="50">
            <text:p>50</text:p>
          </table:table-cell>
          <table:table-cell table:formula="oooc:=&quot;( &quot;&amp;[.A51] &amp; &quot;, u&quot;&quot;&quot; &amp; [.B51] &amp; &quot;&quot;&quot;, u&quot;&quot;&quot; &amp; [.C51] &amp; &quot;&quot;&quot;,u&quot;&quot;&quot; &amp; [.D51] &amp; &quot;&quot;&quot;,u&quot;&quot;&quot; &amp; [.E51] &amp; &quot;&quot;&quot;, &quot; &amp; [.F51] &amp; &quot;, u&quot;&quot;&quot; &amp; [.G51] &amp; &quot;&quot;&quot;,u&quot;&quot;&quot; &amp; TEXT([.H51];&quot;dd/mm/yy&quot;) &amp; &quot;&quot;&quot;,u&quot;&quot;&quot; &amp; [.I51] &amp; &quot;&quot;&quot;, &quot; &amp; [.J51] &amp; &quot; ), &quot;" office:value-type="string" office:string-value="( 1, u&quot;Quan Mark Shuttleworth va ser a Catalunya#Quina televisió el va entrevistar?&quot;, u&quot;Barcelona TV&quot;,u&quot;Mataró TV&quot;,u&quot;TV3&quot;, 2, u&quot;carles&quot;,u&quot;25/08/07&quot;,u&quot;&quot;, 50 ), ">
            <text:p>( 1, u"Quan Mark Shuttleworth va ser a Catalunya#Quina televisió el va entrevistar?", u"Barcelona TV",u"Mataró TV",u"TV3", 2, u"carles",u"25/08/07",u"", 50 ), </text:p>
          </table:table-cell>
        </table:table-row>
        <table:table-row table:style-name="ro1">
          <table:table-cell office:value-type="float" office:value="4">
            <text:p>4</text:p>
          </table:table-cell>
          <table:table-cell office:value-type="string">
            <text:p>En quina peli un ordinador deia:#Quin joc més extrany, la unica#manera de guanyar és no jugar.</text:p>
          </table:table-cell>
          <table:table-cell office:value-type="string">
            <text:p>Matrix</text:p>
          </table:table-cell>
          <table:table-cell office:value-type="string">
            <text:p>Tron</text:p>
          </table:table-cell>
          <table:table-cell office:value-type="string">
            <text:p>Jocs de guerra</text:p>
          </table:table-cell>
          <table:table-cell office:value-type="float" office:value="3">
            <text:p>3</text:p>
          </table:table-cell>
          <table:table-cell office:value-type="string">
            <text:p>carles</text:p>
          </table:table-cell>
          <table:table-cell table:style-name="ce7" office:value-type="date" office:date-value="2007-08-25">
            <text:p>25/08/07</text:p>
          </table:table-cell>
          <table:table-cell office:value-type="string">
            <text:p>Quan l'ordinador descrobria la insensatesa de la guerra</text:p>
          </table:table-cell>
          <table:table-cell office:value-type="float" office:value="51">
            <text:p>51</text:p>
          </table:table-cell>
          <table:table-cell table:formula="oooc:=&quot;( &quot;&amp;[.A52] &amp; &quot;, u&quot;&quot;&quot; &amp; [.B52] &amp; &quot;&quot;&quot;, u&quot;&quot;&quot; &amp; [.C52] &amp; &quot;&quot;&quot;,u&quot;&quot;&quot; &amp; [.D52] &amp; &quot;&quot;&quot;,u&quot;&quot;&quot; &amp; [.E52] &amp; &quot;&quot;&quot;, &quot; &amp; [.F52] &amp; &quot;, u&quot;&quot;&quot; &amp; [.G52] &amp; &quot;&quot;&quot;,u&quot;&quot;&quot; &amp; TEXT([.H52];&quot;dd/mm/yy&quot;) &amp; &quot;&quot;&quot;,u&quot;&quot;&quot; &amp; [.I52] &amp; &quot;&quot;&quot;, &quot; &amp; [.J52] &amp; &quot; ), &quot;" office:value-type="string" office:string-value="( 4, u&quot;En quina peli un ordinador deia:#Quin joc més extrany, la unica#manera de guanyar és no jugar.&quot;, u&quot;Matrix&quot;,u&quot;Tron&quot;,u&quot;Jocs de guerra&quot;, 3, u&quot;carles&quot;,u&quot;25/08/07&quot;,u&quot;Quan l'ordinador descrobria la insensatesa de la guerra&quot;, 51 ), ">
            <text:p>( 4, u"En quina peli un ordinador deia:#Quin joc més extrany, la unica#manera de guanyar és no jugar.", u"Matrix",u"Tron",u"Jocs de guerra", 3, u"carles",u"25/08/07",u"Quan l'ordinador descrobria la insensatesa de la guerra", 51 ), </text:p>
          </table:table-cell>
        </table:table-row>
        <table:table-row table:style-name="ro1">
          <table:table-cell office:value-type="float" office:value="4">
            <text:p>4</text:p>
          </table:table-cell>
          <table:table-cell office:value-type="string">
            <text:p>Com es deia el noi que duia el#Mazinger Z?</text:p>
          </table:table-cell>
          <table:table-cell office:value-type="string">
            <text:p>Akira Toriyama</text:p>
          </table:table-cell>
          <table:table-cell office:value-type="string">
            <text:p>Koji Kabuto</text:p>
          </table:table-cell>
          <table:table-cell office:value-type="string">
            <text:p>Yawara Inokuma</text:p>
          </table:table-cell>
          <table:table-cell office:value-type="float" office:value="2">
            <text:p>2</text:p>
          </table:table-cell>
          <table:table-cell office:value-type="string">
            <text:p>carles</text:p>
          </table:table-cell>
          <table:table-cell table:style-name="ce7" office:value-type="date" office:date-value="2007-08-25">
            <text:p>25/08/07</text:p>
          </table:table-cell>
          <table:table-cell/>
          <table:table-cell office:value-type="float" office:value="52">
            <text:p>52</text:p>
          </table:table-cell>
          <table:table-cell table:formula="oooc:=&quot;( &quot;&amp;[.A53] &amp; &quot;, u&quot;&quot;&quot; &amp; [.B53] &amp; &quot;&quot;&quot;, u&quot;&quot;&quot; &amp; [.C53] &amp; &quot;&quot;&quot;,u&quot;&quot;&quot; &amp; [.D53] &amp; &quot;&quot;&quot;,u&quot;&quot;&quot; &amp; [.E53] &amp; &quot;&quot;&quot;, &quot; &amp; [.F53] &amp; &quot;, u&quot;&quot;&quot; &amp; [.G53] &amp; &quot;&quot;&quot;,u&quot;&quot;&quot; &amp; TEXT([.H53];&quot;dd/mm/yy&quot;) &amp; &quot;&quot;&quot;,u&quot;&quot;&quot; &amp; [.I53] &amp; &quot;&quot;&quot;, &quot; &amp; [.J53] &amp; &quot; ), &quot;" office:value-type="string" office:string-value="( 4, u&quot;Com es deia el noi que duia el#Mazinger Z?&quot;, u&quot;Akira Toriyama&quot;,u&quot;Koji Kabuto&quot;,u&quot;Yawara Inokuma&quot;, 2, u&quot;carles&quot;,u&quot;25/08/07&quot;,u&quot;&quot;, 52 ), ">
            <text:p>( 4, u"Com es deia el noi que duia el#Mazinger Z?", u"Akira Toriyama",u"Koji Kabuto",u"Yawara Inokuma", 2, u"carles",u"25/08/07",u"", 52 ), </text:p>
          </table:table-cell>
        </table:table-row>
        <table:table-row table:style-name="ro1">
          <table:table-cell office:value-type="float" office:value="1">
            <text:p>1</text:p>
          </table:table-cell>
          <table:table-cell office:value-type="string">
            <text:p>Per què els errors informàtics es diuen 'bugs'?</text:p>
          </table:table-cell>
          <table:table-cell office:value-type="string">
            <text:p>Per què sona simpàtic</text:p>
          </table:table-cell>
          <table:table-cell office:value-type="string">
            <text:p>per que quan van engegar el primer#ordinador dins d'una valvula#hi havia un insecte</text:p>
          </table:table-cell>
          <table:table-cell office:value-type="string">
            <text:p>En honor a John Bughs</text:p>
          </table:table-cell>
          <table:table-cell office:value-type="float" office:value="2">
            <text:p>2</text:p>
          </table:table-cell>
          <table:table-cell office:value-type="string">
            <text:p>carles</text:p>
          </table:table-cell>
          <table:table-cell table:style-name="ce7" office:value-type="date" office:date-value="2007-08-25">
            <text:p>25/08/07</text:p>
          </table:table-cell>
          <table:table-cell/>
          <table:table-cell office:value-type="float" office:value="53">
            <text:p>53</text:p>
          </table:table-cell>
          <table:table-cell table:formula="oooc:=&quot;( &quot;&amp;[.A54] &amp; &quot;, u&quot;&quot;&quot; &amp; [.B54] &amp; &quot;&quot;&quot;, u&quot;&quot;&quot; &amp; [.C54] &amp; &quot;&quot;&quot;,u&quot;&quot;&quot; &amp; [.D54] &amp; &quot;&quot;&quot;,u&quot;&quot;&quot; &amp; [.E54] &amp; &quot;&quot;&quot;, &quot; &amp; [.F54] &amp; &quot;, u&quot;&quot;&quot; &amp; [.G54] &amp; &quot;&quot;&quot;,u&quot;&quot;&quot; &amp; TEXT([.H54];&quot;dd/mm/yy&quot;) &amp; &quot;&quot;&quot;,u&quot;&quot;&quot; &amp; [.I54] &amp; &quot;&quot;&quot;, &quot; &amp; [.J54] &amp; &quot; ), &quot;" office:value-type="string" office:string-value="( 1, u&quot;Per què els errors informàtics es diuen 'bugs'?&quot;, u&quot;Per què sona simpàtic&quot;,u&quot;per que quan van engegar el primer#ordinador dins d'una valvula#hi havia un insecte&quot;,u&quot;En honor a John Bughs&quot;, 2, u&quot;carles&quot;,u&quot;25/08/07&quot;,u&quot;&quot;, 53 ), ">
            <text:p>( 1, u"Per què els errors informàtics es diuen 'bugs'?", u"Per què sona simpàtic",u"per que quan van engegar el primer#ordinador dins d'una valvula#hi havia un insecte",u"En honor a John Bughs", 2, u"carles",u"25/08/07",u"", 53 ), </text:p>
          </table:table-cell>
        </table:table-row>
        <table:table-row table:style-name="ro1">
          <table:table-cell office:value-type="float" office:value="2">
            <text:p>2</text:p>
          </table:table-cell>
          <table:table-cell office:value-type="string">
            <text:p>Quina d'aquestes funcions#no té el launchpad</text:p>
          </table:table-cell>
          <table:table-cell office:value-type="string">
            <text:p>Reportar bugs</text:p>
          </table:table-cell>
          <table:table-cell office:value-type="string">
            <text:p>Traduir programes</text:p>
          </table:table-cell>
          <table:table-cell office:value-type="string">
            <text:p>Descarregar actualitzacions</text:p>
          </table:table-cell>
          <table:table-cell office:value-type="float" office:value="3">
            <text:p>3</text:p>
          </table:table-cell>
          <table:table-cell office:value-type="string">
            <text:p>carles</text:p>
          </table:table-cell>
          <table:table-cell table:style-name="ce7" office:value-type="date" office:date-value="2007-08-25">
            <text:p>25/08/07</text:p>
          </table:table-cell>
          <table:table-cell/>
          <table:table-cell office:value-type="float" office:value="54">
            <text:p>54</text:p>
          </table:table-cell>
          <table:table-cell table:formula="oooc:=&quot;( &quot;&amp;[.A55] &amp; &quot;, u&quot;&quot;&quot; &amp; [.B55] &amp; &quot;&quot;&quot;, u&quot;&quot;&quot; &amp; [.C55] &amp; &quot;&quot;&quot;,u&quot;&quot;&quot; &amp; [.D55] &amp; &quot;&quot;&quot;,u&quot;&quot;&quot; &amp; [.E55] &amp; &quot;&quot;&quot;, &quot; &amp; [.F55] &amp; &quot;, u&quot;&quot;&quot; &amp; [.G55] &amp; &quot;&quot;&quot;,u&quot;&quot;&quot; &amp; TEXT([.H55];&quot;dd/mm/yy&quot;) &amp; &quot;&quot;&quot;,u&quot;&quot;&quot; &amp; [.I55] &amp; &quot;&quot;&quot;, &quot; &amp; [.J55] &amp; &quot; ), &quot;" office:value-type="string" office:string-value="( 2, u&quot;Quina d'aquestes funcions#no té el launchpad&quot;, u&quot;Reportar bugs&quot;,u&quot;Traduir programes&quot;,u&quot;Descarregar actualitzacions&quot;, 3, u&quot;carles&quot;,u&quot;25/08/07&quot;,u&quot;&quot;, 54 ), ">
            <text:p>( 2, u"Quina d'aquestes funcions#no té el launchpad", u"Reportar bugs",u"Traduir programes",u"Descarregar actualitzacions", 3, u"carles",u"25/08/07",u"", 54 ), </text:p>
          </table:table-cell>
        </table:table-row>
        <table:table-row table:style-name="ro1">
          <table:table-cell office:value-type="float" office:value="2">
            <text:p>2</text:p>
          </table:table-cell>
          <table:table-cell office:value-type="string">
            <text:p>Quin d'aquests paquets no#serveix per instaŀlar programes</text:p>
          </table:table-cell>
          <table:table-cell office:value-type="string">
            <text:p>synaptic</text:p>
          </table:table-cell>
          <table:table-cell office:value-type="string">
            <text:p>ginstaller</text:p>
          </table:table-cell>
          <table:table-cell office:value-type="string">
            <text:p>adept</text:p>
          </table:table-cell>
          <table:table-cell office:value-type="float" office:value="2">
            <text:p>2</text:p>
          </table:table-cell>
          <table:table-cell office:value-type="string">
            <text:p>carles</text:p>
          </table:table-cell>
          <table:table-cell table:style-name="ce7" office:value-type="date" office:date-value="2007-08-25">
            <text:p>25/08/07</text:p>
          </table:table-cell>
          <table:table-cell/>
          <table:table-cell office:value-type="float" office:value="55">
            <text:p>55</text:p>
          </table:table-cell>
          <table:table-cell table:formula="oooc:=&quot;( &quot;&amp;[.A56] &amp; &quot;, u&quot;&quot;&quot; &amp; [.B56] &amp; &quot;&quot;&quot;, u&quot;&quot;&quot; &amp; [.C56] &amp; &quot;&quot;&quot;,u&quot;&quot;&quot; &amp; [.D56] &amp; &quot;&quot;&quot;,u&quot;&quot;&quot; &amp; [.E56] &amp; &quot;&quot;&quot;, &quot; &amp; [.F56] &amp; &quot;, u&quot;&quot;&quot; &amp; [.G56] &amp; &quot;&quot;&quot;,u&quot;&quot;&quot; &amp; TEXT([.H56];&quot;dd/mm/yy&quot;) &amp; &quot;&quot;&quot;,u&quot;&quot;&quot; &amp; [.I56] &amp; &quot;&quot;&quot;, &quot; &amp; [.J56] &amp; &quot; ), &quot;" office:value-type="string" office:string-value="( 2, u&quot;Quin d'aquests paquets no#serveix per instaŀlar programes&quot;, u&quot;synaptic&quot;,u&quot;ginstaller&quot;,u&quot;adept&quot;, 2, u&quot;carles&quot;,u&quot;25/08/07&quot;,u&quot;&quot;, 55 ), ">
            <text:p>( 2, u"Quin d'aquests paquets no#serveix per instaŀlar programes", u"synaptic",u"ginstaller",u"adept", 2, u"carles",u"25/08/07",u"", 55 ), </text:p>
          </table:table-cell>
        </table:table-row>
        <table:table-row table:style-name="ro1">
          <table:table-cell office:value-type="float" office:value="4">
            <text:p>4</text:p>
          </table:table-cell>
          <table:table-cell office:value-type="string">
            <text:p>Quan es va fer la pelicula Tron#Què volia dir aquest comanda?</text:p>
          </table:table-cell>
          <table:table-cell office:value-type="string">
            <text:p>TRace ON. Per debugar</text:p>
          </table:table-cell>
          <table:table-cell office:value-type="string">
            <text:p>Transient on-line</text:p>
          </table:table-cell>
          <table:table-cell office:value-type="string">
            <text:p>TeRminal ON</text:p>
          </table:table-cell>
          <table:table-cell office:value-type="float" office:value="1">
            <text:p>1</text:p>
          </table:table-cell>
          <table:table-cell office:value-type="string">
            <text:p>carles</text:p>
          </table:table-cell>
          <table:table-cell table:style-name="ce7" office:value-type="date" office:date-value="2007-08-25">
            <text:p>25/08/07</text:p>
          </table:table-cell>
          <table:table-cell/>
          <table:table-cell office:value-type="float" office:value="56">
            <text:p>56</text:p>
          </table:table-cell>
          <table:table-cell table:formula="oooc:=&quot;( &quot;&amp;[.A57] &amp; &quot;, u&quot;&quot;&quot; &amp; [.B57] &amp; &quot;&quot;&quot;, u&quot;&quot;&quot; &amp; [.C57] &amp; &quot;&quot;&quot;,u&quot;&quot;&quot; &amp; [.D57] &amp; &quot;&quot;&quot;,u&quot;&quot;&quot; &amp; [.E57] &amp; &quot;&quot;&quot;, &quot; &amp; [.F57] &amp; &quot;, u&quot;&quot;&quot; &amp; [.G57] &amp; &quot;&quot;&quot;,u&quot;&quot;&quot; &amp; TEXT([.H57];&quot;dd/mm/yy&quot;) &amp; &quot;&quot;&quot;,u&quot;&quot;&quot; &amp; [.I57] &amp; &quot;&quot;&quot;, &quot; &amp; [.J57] &amp; &quot; ), &quot;" office:value-type="string" office:string-value="( 4, u&quot;Quan es va fer la pelicula Tron#Què volia dir aquest comanda?&quot;, u&quot;TRace ON. Per debugar&quot;,u&quot;Transient on-line&quot;,u&quot;TeRminal ON&quot;, 1, u&quot;carles&quot;,u&quot;25/08/07&quot;,u&quot;&quot;, 56 ), ">
            <text:p>( 4, u"Quan es va fer la pelicula Tron#Què volia dir aquest comanda?", u"TRace ON. Per debugar",u"Transient on-line",u"TeRminal ON", 1, u"carles",u"25/08/07",u"", 56 ), </text:p>
          </table:table-cell>
        </table:table-row>
        <table:table-row table:style-name="ro1">
          <table:table-cell office:value-type="float" office:value="3">
            <text:p>3</text:p>
          </table:table-cell>
          <table:table-cell office:value-type="string">
            <text:p>Com es coneixen popularment#a la xarxa els jocs que han deixat#de comercialitzar-se.</text:p>
          </table:table-cell>
          <table:table-cell office:value-type="string">
            <text:p>oldwares</text:p>
          </table:table-cell>
          <table:table-cell office:value-type="string">
            <text:p>abandonwares</text:p>
          </table:table-cell>
          <table:table-cell office:value-type="string">
            <text:p>softdeads</text:p>
          </table:table-cell>
          <table:table-cell office:value-type="float" office:value="2">
            <text:p>2</text:p>
          </table:table-cell>
          <table:table-cell office:value-type="string">
            <text:p>carles</text:p>
          </table:table-cell>
          <table:table-cell table:style-name="ce7" office:value-type="date" office:date-value="2007-08-25">
            <text:p>25/08/07</text:p>
          </table:table-cell>
          <table:table-cell/>
          <table:table-cell office:value-type="float" office:value="57">
            <text:p>57</text:p>
          </table:table-cell>
          <table:table-cell table:formula="oooc:=&quot;( &quot;&amp;[.A58] &amp; &quot;, u&quot;&quot;&quot; &amp; [.B58] &amp; &quot;&quot;&quot;, u&quot;&quot;&quot; &amp; [.C58] &amp; &quot;&quot;&quot;,u&quot;&quot;&quot; &amp; [.D58] &amp; &quot;&quot;&quot;,u&quot;&quot;&quot; &amp; [.E58] &amp; &quot;&quot;&quot;, &quot; &amp; [.F58] &amp; &quot;, u&quot;&quot;&quot; &amp; [.G58] &amp; &quot;&quot;&quot;,u&quot;&quot;&quot; &amp; TEXT([.H58];&quot;dd/mm/yy&quot;) &amp; &quot;&quot;&quot;,u&quot;&quot;&quot; &amp; [.I58] &amp; &quot;&quot;&quot;, &quot; &amp; [.J58] &amp; &quot; ), &quot;" office:value-type="string" office:string-value="( 3, u&quot;Com es coneixen popularment#a la xarxa els jocs que han deixat#de comercialitzar-se.&quot;, u&quot;oldwares&quot;,u&quot;abandonwares&quot;,u&quot;softdeads&quot;, 2, u&quot;carles&quot;,u&quot;25/08/07&quot;,u&quot;&quot;, 57 ), ">
            <text:p>( 3, u"Com es coneixen popularment#a la xarxa els jocs que han deixat#de comercialitzar-se.", u"oldwares",u"abandonwares",u"softdeads", 2, u"carles",u"25/08/07",u"", 57 ), </text:p>
          </table:table-cell>
        </table:table-row>
        <table:table-row table:style-name="ro1">
          <table:table-cell office:value-type="float" office:value="1">
            <text:p>1</text:p>
          </table:table-cell>
          <table:table-cell office:value-type="string">
            <text:p>Quans euros va recaptar l'sgae el 2005?</text:p>
          </table:table-cell>
          <table:table-cell table:style-name="ce2" office:value-type="string">
            <text:p>318.772.000</text:p>
          </table:table-cell>
          <table:table-cell table:style-name="ce2" office:value-type="string">
            <text:p>31.877.200</text:p>
          </table:table-cell>
          <table:table-cell table:style-name="ce2" office:value-type="string">
            <text:p>3.187.720</text:p>
          </table:table-cell>
          <table:table-cell office:value-type="float" office:value="1">
            <text:p>1</text:p>
          </table:table-cell>
          <table:table-cell office:value-type="string">
            <text:p>carles</text:p>
          </table:table-cell>
          <table:table-cell table:style-name="ce7" office:value-type="date" office:date-value="2007-08-25">
            <text:p>25/08/07</text:p>
          </table:table-cell>
          <table:table-cell office:value-type="string">
            <text:p>i encara no cobraven ni de bon tros tot el que cobren ara</text:p>
          </table:table-cell>
          <table:table-cell office:value-type="float" office:value="58">
            <text:p>58</text:p>
          </table:table-cell>
          <table:table-cell table:formula="oooc:=&quot;( &quot;&amp;[.A59] &amp; &quot;, u&quot;&quot;&quot; &amp; [.B59] &amp; &quot;&quot;&quot;, u&quot;&quot;&quot; &amp; [.C59] &amp; &quot;&quot;&quot;,u&quot;&quot;&quot; &amp; [.D59] &amp; &quot;&quot;&quot;,u&quot;&quot;&quot; &amp; [.E59] &amp; &quot;&quot;&quot;, &quot; &amp; [.F59] &amp; &quot;, u&quot;&quot;&quot; &amp; [.G59] &amp; &quot;&quot;&quot;,u&quot;&quot;&quot; &amp; TEXT([.H59];&quot;dd/mm/yy&quot;) &amp; &quot;&quot;&quot;,u&quot;&quot;&quot; &amp; [.I59] &amp; &quot;&quot;&quot;, &quot; &amp; [.J59] &amp; &quot; ), &quot;" office:value-type="string" office:string-value="( 1, u&quot;Quans euros va recaptar l'sgae el 2005?&quot;, u&quot;318.772.000&quot;,u&quot;31.877.200&quot;,u&quot;3.187.720&quot;, 1, u&quot;carles&quot;,u&quot;25/08/07&quot;,u&quot;i encara no cobraven ni de bon tros tot el que cobren ara&quot;, 58 ), ">
            <text:p>( 1, u"Quans euros va recaptar l'sgae el 2005?", u"318.772.000",u"31.877.200",u"3.187.720", 1, u"carles",u"25/08/07",u"i encara no cobraven ni de bon tros tot el que cobren ara", 58 ), </text:p>
          </table:table-cell>
        </table:table-row>
        <table:table-row table:style-name="ro1">
          <table:table-cell office:value-type="float" office:value="6">
            <text:p>6</text:p>
          </table:table-cell>
          <table:table-cell office:value-type="string">
            <text:p>Quin d'aquests programes#no és un programa de diseny#vectorial</text:p>
          </table:table-cell>
          <table:table-cell office:value-type="string">
            <text:p>scribus</text:p>
          </table:table-cell>
          <table:table-cell office:value-type="string">
            <text:p>inkscape</text:p>
          </table:table-cell>
          <table:table-cell office:value-type="string">
            <text:p>xaralx</text:p>
          </table:table-cell>
          <table:table-cell office:value-type="float" office:value="1">
            <text:p>1</text:p>
          </table:table-cell>
          <table:table-cell office:value-type="string">
            <text:p>carles</text:p>
          </table:table-cell>
          <table:table-cell table:style-name="ce7" office:value-type="date" office:date-value="2007-08-25">
            <text:p>25/08/07</text:p>
          </table:table-cell>
          <table:table-cell office:value-type="string">
            <text:p>es un programa d'autoedició</text:p>
          </table:table-cell>
          <table:table-cell office:value-type="float" office:value="59">
            <text:p>59</text:p>
          </table:table-cell>
          <table:table-cell table:formula="oooc:=&quot;( &quot;&amp;[.A60] &amp; &quot;, u&quot;&quot;&quot; &amp; [.B60] &amp; &quot;&quot;&quot;, u&quot;&quot;&quot; &amp; [.C60] &amp; &quot;&quot;&quot;,u&quot;&quot;&quot; &amp; [.D60] &amp; &quot;&quot;&quot;,u&quot;&quot;&quot; &amp; [.E60] &amp; &quot;&quot;&quot;, &quot; &amp; [.F60] &amp; &quot;, u&quot;&quot;&quot; &amp; [.G60] &amp; &quot;&quot;&quot;,u&quot;&quot;&quot; &amp; TEXT([.H60];&quot;dd/mm/yy&quot;) &amp; &quot;&quot;&quot;,u&quot;&quot;&quot; &amp; [.I60] &amp; &quot;&quot;&quot;, &quot; &amp; [.J60] &amp; &quot; ), &quot;" office:value-type="string" office:string-value="( 6, u&quot;Quin d'aquests programes#no és un programa de diseny#vectorial&quot;, u&quot;scribus&quot;,u&quot;inkscape&quot;,u&quot;xaralx&quot;, 1, u&quot;carles&quot;,u&quot;25/08/07&quot;,u&quot;es un programa d'autoedició&quot;, 59 ), ">
            <text:p>( 6, u"Quin d'aquests programes#no és un programa de diseny#vectorial", u"scribus",u"inkscape",u"xaralx", 1, u"carles",u"25/08/07",u"es un programa d'autoedició", 59 ), </text:p>
          </table:table-cell>
        </table:table-row>
        <table:table-row table:style-name="ro1">
          <table:table-cell office:value-type="float" office:value="3">
            <text:p>3</text:p>
          </table:table-cell>
          <table:table-cell office:value-type="string">
            <text:p>Quin ha estat considerat per omnium#cultural el#'Més gran cançoner català del mon '</text:p>
          </table:table-cell>
          <table:table-cell office:value-type="string">
            <text:p>cantar i xerinola</text:p>
          </table:table-cell>
          <table:table-cell office:value-type="string">
            <text:p>kumbaworld</text:p>
          </table:table-cell>
          <table:table-cell office:value-type="string">
            <text:p>yahoo lyrics</text:p>
          </table:table-cell>
          <table:table-cell office:value-type="float" office:value="2">
            <text:p>2</text:p>
          </table:table-cell>
          <table:table-cell office:value-type="string">
            <text:p>carles</text:p>
          </table:table-cell>
          <table:table-cell table:style-name="ce7" office:value-type="date" office:date-value="2007-08-26">
            <text:p>26/08/07</text:p>
          </table:table-cell>
          <table:table-cell office:value-type="string">
            <text:p>he he... ha estat superior a mi... ha havia de fer...</text:p>
          </table:table-cell>
          <table:table-cell office:value-type="float" office:value="60">
            <text:p>60</text:p>
          </table:table-cell>
          <table:table-cell table:formula="oooc:=&quot;( &quot;&amp;[.A61] &amp; &quot;, u&quot;&quot;&quot; &amp; [.B61] &amp; &quot;&quot;&quot;, u&quot;&quot;&quot; &amp; [.C61] &amp; &quot;&quot;&quot;,u&quot;&quot;&quot; &amp; [.D61] &amp; &quot;&quot;&quot;,u&quot;&quot;&quot; &amp; [.E61] &amp; &quot;&quot;&quot;, &quot; &amp; [.F61] &amp; &quot;, u&quot;&quot;&quot; &amp; [.G61] &amp; &quot;&quot;&quot;,u&quot;&quot;&quot; &amp; TEXT([.H61];&quot;dd/mm/yy&quot;) &amp; &quot;&quot;&quot;,u&quot;&quot;&quot; &amp; [.I61] &amp; &quot;&quot;&quot;, &quot; &amp; [.J61] &amp; &quot; ), &quot;" office:value-type="string" office:string-value="( 3, u&quot;Quin ha estat considerat per omnium#cultural el#'Més gran cançoner català del mon '&quot;, u&quot;cantar i xerinola&quot;,u&quot;kumbaworld&quot;,u&quot;yahoo lyrics&quot;, 2, u&quot;carles&quot;,u&quot;26/08/07&quot;,u&quot;he he... ha estat superior a mi... ha havia de fer...&quot;, 60 ), ">
            <text:p>( 3, u"Quin ha estat considerat per omnium#cultural el#'Més gran cançoner català del mon '", u"cantar i xerinola",u"kumbaworld",u"yahoo lyrics", 2, u"carles",u"26/08/07",u"he he... ha estat superior a mi... ha havia de fer...", 60 ), </text:p>
          </table:table-cell>
        </table:table-row>
        <table:table-row table:style-name="ro1">
          <table:table-cell office:value-type="float" office:value="3">
            <text:p>3</text:p>
          </table:table-cell>
          <table:table-cell office:value-type="string">
            <text:p>Què vol dir CC?</text:p>
          </table:table-cell>
          <table:table-cell office:value-type="string">
            <text:p>CertifiCations</text:p>
          </table:table-cell>
          <table:table-cell office:value-type="string">
            <text:p>creative comons</text:p>
          </table:table-cell>
          <table:table-cell office:value-type="string">
            <text:p>computer case</text:p>
          </table:table-cell>
          <table:table-cell office:value-type="float" office:value="2">
            <text:p>2</text:p>
          </table:table-cell>
          <table:table-cell office:value-type="string">
            <text:p>carles</text:p>
          </table:table-cell>
          <table:table-cell table:style-name="ce7" office:value-type="date" office:date-value="2007-08-26">
            <text:p>26/08/07</text:p>
          </table:table-cell>
          <table:table-cell/>
          <table:table-cell office:value-type="float" office:value="61">
            <text:p>61</text:p>
          </table:table-cell>
          <table:table-cell table:formula="oooc:=&quot;( &quot;&amp;[.A62] &amp; &quot;, u&quot;&quot;&quot; &amp; [.B62] &amp; &quot;&quot;&quot;, u&quot;&quot;&quot; &amp; [.C62] &amp; &quot;&quot;&quot;,u&quot;&quot;&quot; &amp; [.D62] &amp; &quot;&quot;&quot;,u&quot;&quot;&quot; &amp; [.E62] &amp; &quot;&quot;&quot;, &quot; &amp; [.F62] &amp; &quot;, u&quot;&quot;&quot; &amp; [.G62] &amp; &quot;&quot;&quot;,u&quot;&quot;&quot; &amp; TEXT([.H62];&quot;dd/mm/yy&quot;) &amp; &quot;&quot;&quot;,u&quot;&quot;&quot; &amp; [.I62] &amp; &quot;&quot;&quot;, &quot; &amp; [.J62] &amp; &quot; ), &quot;" office:value-type="string" office:string-value="( 3, u&quot;Què vol dir CC?&quot;, u&quot;CertifiCations&quot;,u&quot;creative comons&quot;,u&quot;computer case&quot;, 2, u&quot;carles&quot;,u&quot;26/08/07&quot;,u&quot;&quot;, 61 ), ">
            <text:p>( 3, u"Què vol dir CC?", u"CertifiCations",u"creative comons",u"computer case", 2, u"carles",u"26/08/07",u"", 61 ), </text:p>
          </table:table-cell>
        </table:table-row>
        <table:table-row table:style-name="ro1">
          <table:table-cell office:value-type="float" office:value="4">
            <text:p>4</text:p>
          </table:table-cell>
          <table:table-cell office:value-type="string">
            <text:p>Quin any es va fer el joc Pong?</text:p>
          </table:table-cell>
          <table:table-cell office:value-type="float" office:value="1982">
            <text:p>1982</text:p>
          </table:table-cell>
          <table:table-cell office:value-type="float" office:value="1978">
            <text:p>1978</text:p>
          </table:table-cell>
          <table:table-cell office:value-type="float" office:value="1972">
            <text:p>1972</text:p>
          </table:table-cell>
          <table:table-cell office:value-type="float" office:value="3">
            <text:p>3</text:p>
          </table:table-cell>
          <table:table-cell office:value-type="string">
            <text:p>carles</text:p>
          </table:table-cell>
          <table:table-cell table:style-name="ce7" office:value-type="date" office:date-value="2007-08-26">
            <text:p>26/08/07</text:p>
          </table:table-cell>
          <table:table-cell office:value-type="string">
            <text:p>El 29 de novembre del 1972 atari va treure aquest joc. </text:p>
          </table:table-cell>
          <table:table-cell office:value-type="float" office:value="62">
            <text:p>62</text:p>
          </table:table-cell>
          <table:table-cell table:formula="oooc:=&quot;( &quot;&amp;[.A63] &amp; &quot;, u&quot;&quot;&quot; &amp; [.B63] &amp; &quot;&quot;&quot;, u&quot;&quot;&quot; &amp; [.C63] &amp; &quot;&quot;&quot;,u&quot;&quot;&quot; &amp; [.D63] &amp; &quot;&quot;&quot;,u&quot;&quot;&quot; &amp; [.E63] &amp; &quot;&quot;&quot;, &quot; &amp; [.F63] &amp; &quot;, u&quot;&quot;&quot; &amp; [.G63] &amp; &quot;&quot;&quot;,u&quot;&quot;&quot; &amp; TEXT([.H63];&quot;dd/mm/yy&quot;) &amp; &quot;&quot;&quot;,u&quot;&quot;&quot; &amp; [.I63] &amp; &quot;&quot;&quot;, &quot; &amp; [.J63] &amp; &quot; ), &quot;" office:value-type="string" office:string-value="( 4, u&quot;Quin any es va fer el joc Pong?&quot;, u&quot;1982&quot;,u&quot;1978&quot;,u&quot;1972&quot;, 3, u&quot;carles&quot;,u&quot;26/08/07&quot;,u&quot;El 29 de novembre del 1972 atari va treure aquest joc. &quot;, 62 ), ">
            <text:p>( 4, u"Quin any es va fer el joc Pong?", u"1982",u"1978",u"1972", 3, u"carles",u"26/08/07",u"El 29 de novembre del 1972 atari va treure aquest joc. ", 62 ), </text:p>
          </table:table-cell>
        </table:table-row>
        <table:table-row table:style-name="ro1">
          <table:table-cell office:value-type="float" office:value="5">
            <text:p>5</text:p>
          </table:table-cell>
          <table:table-cell office:value-type="string">
            <text:p>ls serveix per:</text:p>
          </table:table-cell>
          <table:table-cell office:value-type="string">
            <text:p>llistar fitxers</text:p>
          </table:table-cell>
          <table:table-cell office:value-type="string">
            <text:p>comprimir arxius</text:p>
          </table:table-cell>
          <table:table-cell office:value-type="string">
            <text:p>veure l'espai lliure al disc</text:p>
          </table:table-cell>
          <table:table-cell office:value-type="float" office:value="1">
            <text:p>1</text:p>
          </table:table-cell>
          <table:table-cell office:value-type="string">
            <text:p>carles</text:p>
          </table:table-cell>
          <table:table-cell table:style-name="ce7" office:value-type="date" office:date-value="2007-08-26">
            <text:p>26/08/07</text:p>
          </table:table-cell>
          <table:table-cell/>
          <table:table-cell office:value-type="float" office:value="63">
            <text:p>63</text:p>
          </table:table-cell>
          <table:table-cell table:formula="oooc:=&quot;( &quot;&amp;[.A64] &amp; &quot;, u&quot;&quot;&quot; &amp; [.B64] &amp; &quot;&quot;&quot;, u&quot;&quot;&quot; &amp; [.C64] &amp; &quot;&quot;&quot;,u&quot;&quot;&quot; &amp; [.D64] &amp; &quot;&quot;&quot;,u&quot;&quot;&quot; &amp; [.E64] &amp; &quot;&quot;&quot;, &quot; &amp; [.F64] &amp; &quot;, u&quot;&quot;&quot; &amp; [.G64] &amp; &quot;&quot;&quot;,u&quot;&quot;&quot; &amp; TEXT([.H64];&quot;dd/mm/yy&quot;) &amp; &quot;&quot;&quot;,u&quot;&quot;&quot; &amp; [.I64] &amp; &quot;&quot;&quot;, &quot; &amp; [.J64] &amp; &quot; ), &quot;" office:value-type="string" office:string-value="( 5, u&quot;ls serveix per:&quot;, u&quot;llistar fitxers&quot;,u&quot;comprimir arxius&quot;,u&quot;veure l'espai lliure al disc&quot;, 1, u&quot;carles&quot;,u&quot;26/08/07&quot;,u&quot;&quot;, 63 ), ">
            <text:p>( 5, u"ls serveix per:", u"llistar fitxers",u"comprimir arxius",u"veure l'espai lliure al disc", 1, u"carles",u"26/08/07",u"", 63 ), </text:p>
          </table:table-cell>
        </table:table-row>
        <table:table-row table:style-name="ro1">
          <table:table-cell office:value-type="float" office:value="2">
            <text:p>2</text:p>
          </table:table-cell>
          <table:table-cell office:value-type="string">
            <text:p>Quina d'aquestes característiques#no inclou l'edubuntu?</text:p>
          </table:table-cell>
          <table:table-cell office:value-type="string">
            <text:p>Gestionar horaris d'una escola</text:p>
          </table:table-cell>
          <table:table-cell office:value-type="string">
            <text:p>Iniciar ordinadors en xarxa#sense instaŀlar, ni posar CDs</text:p>
          </table:table-cell>
          <table:table-cell office:value-type="string">
            <text:p>Veure DVDs zona 2</text:p>
          </table:table-cell>
          <table:table-cell office:value-type="float" office:value="3">
            <text:p>3</text:p>
          </table:table-cell>
          <table:table-cell office:value-type="string">
            <text:p>carles</text:p>
          </table:table-cell>
          <table:table-cell table:style-name="ce7" office:value-type="date" office:date-value="2007-08-26">
            <text:p>26/08/07</text:p>
          </table:table-cell>
          <table:table-cell/>
          <table:table-cell office:value-type="float" office:value="64">
            <text:p>64</text:p>
          </table:table-cell>
          <table:table-cell table:formula="oooc:=&quot;( &quot;&amp;[.A65] &amp; &quot;, u&quot;&quot;&quot; &amp; [.B65] &amp; &quot;&quot;&quot;, u&quot;&quot;&quot; &amp; [.C65] &amp; &quot;&quot;&quot;,u&quot;&quot;&quot; &amp; [.D65] &amp; &quot;&quot;&quot;,u&quot;&quot;&quot; &amp; [.E65] &amp; &quot;&quot;&quot;, &quot; &amp; [.F65] &amp; &quot;, u&quot;&quot;&quot; &amp; [.G65] &amp; &quot;&quot;&quot;,u&quot;&quot;&quot; &amp; TEXT([.H65];&quot;dd/mm/yy&quot;) &amp; &quot;&quot;&quot;,u&quot;&quot;&quot; &amp; [.I65] &amp; &quot;&quot;&quot;, &quot; &amp; [.J65] &amp; &quot; ), &quot;" office:value-type="string" office:string-value="( 2, u&quot;Quina d'aquestes característiques#no inclou l'edubuntu?&quot;, u&quot;Gestionar horaris d'una escola&quot;,u&quot;Iniciar ordinadors en xarxa#sense instaŀlar, ni posar CDs&quot;,u&quot;Veure DVDs zona 2&quot;, 3, u&quot;carles&quot;,u&quot;26/08/07&quot;,u&quot;&quot;, 64 ), ">
            <text:p>( 2, u"Quina d'aquestes característiques#no inclou l'edubuntu?", u"Gestionar horaris d'una escola",u"Iniciar ordinadors en xarxa#sense instaŀlar, ni posar CDs",u"Veure DVDs zona 2", 3, u"carles",u"26/08/07",u"", 64 ), </text:p>
          </table:table-cell>
        </table:table-row>
        <table:table-row table:style-name="ro1">
          <table:table-cell office:value-type="float" office:value="5">
            <text:p>5</text:p>
          </table:table-cell>
          <table:table-cell office:value-type="string">
            <text:p>Per veure el contingut d'un arxiu#de text, quina comanda NO serveix?</text:p>
          </table:table-cell>
          <table:table-cell office:value-type="string">
            <text:p>cat</text:p>
          </table:table-cell>
          <table:table-cell office:value-type="string">
            <text:p>less</text:p>
          </table:table-cell>
          <table:table-cell office:value-type="string">
            <text:p>type</text:p>
          </table:table-cell>
          <table:table-cell office:value-type="float" office:value="3">
            <text:p>3</text:p>
          </table:table-cell>
          <table:table-cell office:value-type="string">
            <text:p>carles</text:p>
          </table:table-cell>
          <table:table-cell table:style-name="ce7" office:value-type="date" office:date-value="2007-08-26">
            <text:p>26/08/07</text:p>
          </table:table-cell>
          <table:table-cell office:value-type="string">
            <text:p>Això no és dos company</text:p>
          </table:table-cell>
          <table:table-cell office:value-type="float" office:value="65">
            <text:p>65</text:p>
          </table:table-cell>
          <table:table-cell table:formula="oooc:=&quot;( &quot;&amp;[.A66] &amp; &quot;, u&quot;&quot;&quot; &amp; [.B66] &amp; &quot;&quot;&quot;, u&quot;&quot;&quot; &amp; [.C66] &amp; &quot;&quot;&quot;,u&quot;&quot;&quot; &amp; [.D66] &amp; &quot;&quot;&quot;,u&quot;&quot;&quot; &amp; [.E66] &amp; &quot;&quot;&quot;, &quot; &amp; [.F66] &amp; &quot;, u&quot;&quot;&quot; &amp; [.G66] &amp; &quot;&quot;&quot;,u&quot;&quot;&quot; &amp; TEXT([.H66];&quot;dd/mm/yy&quot;) &amp; &quot;&quot;&quot;,u&quot;&quot;&quot; &amp; [.I66] &amp; &quot;&quot;&quot;, &quot; &amp; [.J66] &amp; &quot; ), &quot;" office:value-type="string" office:string-value="( 5, u&quot;Per veure el contingut d'un arxiu#de text, quina comanda NO serveix?&quot;, u&quot;cat&quot;,u&quot;less&quot;,u&quot;type&quot;, 3, u&quot;carles&quot;,u&quot;26/08/07&quot;,u&quot;Això no és dos company&quot;, 65 ), ">
            <text:p>( 5, u"Per veure el contingut d'un arxiu#de text, quina comanda NO serveix?", u"cat",u"less",u"type", 3, u"carles",u"26/08/07",u"Això no és dos company", 65 ), </text:p>
          </table:table-cell>
        </table:table-row>
        <table:table-row table:style-name="ro1">
          <table:table-cell office:value-type="float" office:value="5">
            <text:p>5</text:p>
          </table:table-cell>
          <table:table-cell office:value-type="string">
            <text:p>Per què serveix la comanda CD?</text:p>
          </table:table-cell>
          <table:table-cell office:value-type="string">
            <text:p>Per canviar de directori</text:p>
          </table:table-cell>
          <table:table-cell office:value-type="string">
            <text:p>Per copiar un directori</text:p>
          </table:table-cell>
          <table:table-cell office:value-type="string">
            <text:p>Per res en majúscules</text:p>
          </table:table-cell>
          <table:table-cell office:value-type="float" office:value="3">
            <text:p>3</text:p>
          </table:table-cell>
          <table:table-cell office:value-type="string">
            <text:p>carles</text:p>
          </table:table-cell>
          <table:table-cell table:style-name="ce7" office:value-type="date" office:date-value="2007-08-26">
            <text:p>26/08/07</text:p>
          </table:table-cell>
          <table:table-cell/>
          <table:table-cell office:value-type="float" office:value="66">
            <text:p>66</text:p>
          </table:table-cell>
          <table:table-cell table:formula="oooc:=&quot;( &quot;&amp;[.A67] &amp; &quot;, u&quot;&quot;&quot; &amp; [.B67] &amp; &quot;&quot;&quot;, u&quot;&quot;&quot; &amp; [.C67] &amp; &quot;&quot;&quot;,u&quot;&quot;&quot; &amp; [.D67] &amp; &quot;&quot;&quot;,u&quot;&quot;&quot; &amp; [.E67] &amp; &quot;&quot;&quot;, &quot; &amp; [.F67] &amp; &quot;, u&quot;&quot;&quot; &amp; [.G67] &amp; &quot;&quot;&quot;,u&quot;&quot;&quot; &amp; TEXT([.H67];&quot;dd/mm/yy&quot;) &amp; &quot;&quot;&quot;,u&quot;&quot;&quot; &amp; [.I67] &amp; &quot;&quot;&quot;, &quot; &amp; [.J67] &amp; &quot; ), &quot;" office:value-type="string" office:string-value="( 5, u&quot;Per què serveix la comanda CD?&quot;, u&quot;Per canviar de directori&quot;,u&quot;Per copiar un directori&quot;,u&quot;Per res en majúscules&quot;, 3, u&quot;carles&quot;,u&quot;26/08/07&quot;,u&quot;&quot;, 66 ), ">
            <text:p>( 5, u"Per què serveix la comanda CD?", u"Per canviar de directori",u"Per copiar un directori",u"Per res en majúscules", 3, u"carles",u"26/08/07",u"", 66 ), </text:p>
          </table:table-cell>
        </table:table-row>
        <table:table-row table:style-name="ro1">
          <table:table-cell office:value-type="float" office:value="5">
            <text:p>5</text:p>
          </table:table-cell>
          <table:table-cell office:value-type="string">
            <text:p>Per què serveix la comanda md?</text:p>
          </table:table-cell>
          <table:table-cell office:value-type="string">
            <text:p>Per crear un directori</text:p>
          </table:table-cell>
          <table:table-cell office:value-type="string">
            <text:p>Per moure un arxiu</text:p>
          </table:table-cell>
          <table:table-cell office:value-type="string">
            <text:p>Per res</text:p>
          </table:table-cell>
          <table:table-cell office:value-type="float" office:value="3">
            <text:p>3</text:p>
          </table:table-cell>
          <table:table-cell office:value-type="string">
            <text:p>carles</text:p>
          </table:table-cell>
          <table:table-cell table:style-name="ce7" office:value-type="date" office:date-value="2007-08-26">
            <text:p>26/08/07</text:p>
          </table:table-cell>
          <table:table-cell office:value-type="string">
            <text:p>Evidenment. Per fer un directori farem mkdir. Això no és dos!</text:p>
          </table:table-cell>
          <table:table-cell office:value-type="float" office:value="67">
            <text:p>67</text:p>
          </table:table-cell>
          <table:table-cell table:formula="oooc:=&quot;( &quot;&amp;[.A68] &amp; &quot;, u&quot;&quot;&quot; &amp; [.B68] &amp; &quot;&quot;&quot;, u&quot;&quot;&quot; &amp; [.C68] &amp; &quot;&quot;&quot;,u&quot;&quot;&quot; &amp; [.D68] &amp; &quot;&quot;&quot;,u&quot;&quot;&quot; &amp; [.E68] &amp; &quot;&quot;&quot;, &quot; &amp; [.F68] &amp; &quot;, u&quot;&quot;&quot; &amp; [.G68] &amp; &quot;&quot;&quot;,u&quot;&quot;&quot; &amp; TEXT([.H68];&quot;dd/mm/yy&quot;) &amp; &quot;&quot;&quot;,u&quot;&quot;&quot; &amp; [.I68] &amp; &quot;&quot;&quot;, &quot; &amp; [.J68] &amp; &quot; ), &quot;" office:value-type="string" office:string-value="( 5, u&quot;Per què serveix la comanda md?&quot;, u&quot;Per crear un directori&quot;,u&quot;Per moure un arxiu&quot;,u&quot;Per res&quot;, 3, u&quot;carles&quot;,u&quot;26/08/07&quot;,u&quot;Evidenment. Per fer un directori farem mkdir. Això no és dos!&quot;, 67 ), ">
            <text:p>( 5, u"Per què serveix la comanda md?", u"Per crear un directori",u"Per moure un arxiu",u"Per res", 3, u"carles",u"26/08/07",u"Evidenment. Per fer un directori farem mkdir. Això no és dos!", 67 ), </text:p>
          </table:table-cell>
        </table:table-row>
        <table:table-row table:style-name="ro1">
          <table:table-cell office:value-type="float" office:value="5">
            <text:p>5</text:p>
          </table:table-cell>
          <table:table-cell office:value-type="string">
            <text:p>Per veure tots els arxius que#comencin per s o t farem:</text:p>
          </table:table-cell>
          <table:table-cell office:value-type="string">
            <text:p>ls [st]*</text:p>
          </table:table-cell>
          <table:table-cell office:value-type="string">
            <text:p>ls st?</text:p>
          </table:table-cell>
          <table:table-cell office:value-type="string">
            <text:p>ls st[*]</text:p>
          </table:table-cell>
          <table:table-cell office:value-type="float" office:value="1">
            <text:p>1</text:p>
          </table:table-cell>
          <table:table-cell office:value-type="string">
            <text:p>carles</text:p>
          </table:table-cell>
          <table:table-cell table:style-name="ce7" office:value-type="date" office:date-value="2007-08-26">
            <text:p>26/08/07</text:p>
          </table:table-cell>
          <table:table-cell/>
          <table:table-cell office:value-type="float" office:value="68">
            <text:p>68</text:p>
          </table:table-cell>
          <table:table-cell table:formula="oooc:=&quot;( &quot;&amp;[.A69] &amp; &quot;, u&quot;&quot;&quot; &amp; [.B69] &amp; &quot;&quot;&quot;, u&quot;&quot;&quot; &amp; [.C69] &amp; &quot;&quot;&quot;,u&quot;&quot;&quot; &amp; [.D69] &amp; &quot;&quot;&quot;,u&quot;&quot;&quot; &amp; [.E69] &amp; &quot;&quot;&quot;, &quot; &amp; [.F69] &amp; &quot;, u&quot;&quot;&quot; &amp; [.G69] &amp; &quot;&quot;&quot;,u&quot;&quot;&quot; &amp; TEXT([.H69];&quot;dd/mm/yy&quot;) &amp; &quot;&quot;&quot;,u&quot;&quot;&quot; &amp; [.I69] &amp; &quot;&quot;&quot;, &quot; &amp; [.J69] &amp; &quot; ), &quot;" office:value-type="string" office:string-value="( 5, u&quot;Per veure tots els arxius que#comencin per s o t farem:&quot;, u&quot;ls [st]*&quot;,u&quot;ls st?&quot;,u&quot;ls st[*]&quot;, 1, u&quot;carles&quot;,u&quot;26/08/07&quot;,u&quot;&quot;, 68 ), ">
            <text:p>( 5, u"Per veure tots els arxius que#comencin per s o t farem:", u"ls [st]*",u"ls st?",u"ls st[*]", 1, u"carles",u"26/08/07",u"", 68 ), </text:p>
          </table:table-cell>
        </table:table-row>
        <table:table-row table:style-name="ro1">
          <table:table-cell office:value-type="float" office:value="5">
            <text:p>5</text:p>
          </table:table-cell>
          <table:table-cell office:value-type="string">
            <text:p>cp serveix per a:</text:p>
          </table:table-cell>
          <table:table-cell office:value-type="string">
            <text:p>copiar arxius</text:p>
          </table:table-cell>
          <table:table-cell office:value-type="string">
            <text:p>coupé: pujar la prioritat#d'un procés</text:p>
          </table:table-cell>
          <table:table-cell office:value-type="string">
            <text:p>copy paste: duplcar el contingut#del portapapers</text:p>
          </table:table-cell>
          <table:table-cell office:value-type="float" office:value="1">
            <text:p>1</text:p>
          </table:table-cell>
          <table:table-cell office:value-type="string">
            <text:p>carles</text:p>
          </table:table-cell>
          <table:table-cell table:style-name="ce7" office:value-type="date" office:date-value="2007-08-26">
            <text:p>26/08/07</text:p>
          </table:table-cell>
          <table:table-cell/>
          <table:table-cell office:value-type="float" office:value="69">
            <text:p>69</text:p>
          </table:table-cell>
          <table:table-cell table:formula="oooc:=&quot;( &quot;&amp;[.A70] &amp; &quot;, u&quot;&quot;&quot; &amp; [.B70] &amp; &quot;&quot;&quot;, u&quot;&quot;&quot; &amp; [.C70] &amp; &quot;&quot;&quot;,u&quot;&quot;&quot; &amp; [.D70] &amp; &quot;&quot;&quot;,u&quot;&quot;&quot; &amp; [.E70] &amp; &quot;&quot;&quot;, &quot; &amp; [.F70] &amp; &quot;, u&quot;&quot;&quot; &amp; [.G70] &amp; &quot;&quot;&quot;,u&quot;&quot;&quot; &amp; TEXT([.H70];&quot;dd/mm/yy&quot;) &amp; &quot;&quot;&quot;,u&quot;&quot;&quot; &amp; [.I70] &amp; &quot;&quot;&quot;, &quot; &amp; [.J70] &amp; &quot; ), &quot;" office:value-type="string" office:string-value="( 5, u&quot;cp serveix per a:&quot;, u&quot;copiar arxius&quot;,u&quot;coupé: pujar la prioritat#d'un procés&quot;,u&quot;copy paste: duplcar el contingut#del portapapers&quot;, 1, u&quot;carles&quot;,u&quot;26/08/07&quot;,u&quot;&quot;, 69 ), ">
            <text:p>( 5, u"cp serveix per a:", u"copiar arxius",u"coupé: pujar la prioritat#d'un procés",u"copy paste: duplcar el contingut#del portapapers", 1, u"carles",u"26/08/07",u"", 69 ), </text:p>
          </table:table-cell>
        </table:table-row>
        <table:table-row table:style-name="ro1">
          <table:table-cell office:value-type="float" office:value="6">
            <text:p>6</text:p>
          </table:table-cell>
          <table:table-cell office:value-type="string">
            <text:p>Quin d'aquests programes#que permeten accés remot#no està als repositoris d'ubuntu.</text:p>
          </table:table-cell>
          <table:table-cell office:value-type="string">
            <text:p>Les mateixes X</text:p>
          </table:table-cell>
          <table:table-cell office:value-type="string">
            <text:p>vnc</text:p>
          </table:table-cell>
          <table:table-cell office:value-type="string">
            <text:p>nx</text:p>
          </table:table-cell>
          <table:table-cell office:value-type="float" office:value="3">
            <text:p>3</text:p>
          </table:table-cell>
          <table:table-cell office:value-type="string">
            <text:p>carles</text:p>
          </table:table-cell>
          <table:table-cell table:style-name="ce7" office:value-type="date" office:date-value="2007-08-26">
            <text:p>26/08/07</text:p>
          </table:table-cell>
          <table:table-cell/>
          <table:table-cell office:value-type="float" office:value="70">
            <text:p>70</text:p>
          </table:table-cell>
          <table:table-cell table:formula="oooc:=&quot;( &quot;&amp;[.A71] &amp; &quot;, u&quot;&quot;&quot; &amp; [.B71] &amp; &quot;&quot;&quot;, u&quot;&quot;&quot; &amp; [.C71] &amp; &quot;&quot;&quot;,u&quot;&quot;&quot; &amp; [.D71] &amp; &quot;&quot;&quot;,u&quot;&quot;&quot; &amp; [.E71] &amp; &quot;&quot;&quot;, &quot; &amp; [.F71] &amp; &quot;, u&quot;&quot;&quot; &amp; [.G71] &amp; &quot;&quot;&quot;,u&quot;&quot;&quot; &amp; TEXT([.H71];&quot;dd/mm/yy&quot;) &amp; &quot;&quot;&quot;,u&quot;&quot;&quot; &amp; [.I71] &amp; &quot;&quot;&quot;, &quot; &amp; [.J71] &amp; &quot; ), &quot;" office:value-type="string" office:string-value="( 6, u&quot;Quin d'aquests programes#que permeten accés remot#no està als repositoris d'ubuntu.&quot;, u&quot;Les mateixes X&quot;,u&quot;vnc&quot;,u&quot;nx&quot;, 3, u&quot;carles&quot;,u&quot;26/08/07&quot;,u&quot;&quot;, 70 ), ">
            <text:p>( 6, u"Quin d'aquests programes#que permeten accés remot#no està als repositoris d'ubuntu.", u"Les mateixes X",u"vnc",u"nx", 3, u"carles",u"26/08/07",u"", 70 ), </text:p>
          </table:table-cell>
        </table:table-row>
        <table:table-row table:style-name="ro1">
          <table:table-cell office:value-type="float" office:value="5">
            <text:p>5</text:p>
          </table:table-cell>
          <table:table-cell office:value-type="string">
            <text:p>Què passa quan copiem#cosa.txt i Cosa.TXT#en un disc en fat32</text:p>
          </table:table-cell>
          <table:table-cell office:value-type="string">
            <text:p>Que es copien</text:p>
          </table:table-cell>
          <table:table-cell office:value-type="string">
            <text:p>Que esborrem el primer</text:p>
          </table:table-cell>
          <table:table-cell office:value-type="string">
            <text:p>Que es sumen</text:p>
          </table:table-cell>
          <table:table-cell office:value-type="float" office:value="2">
            <text:p>2</text:p>
          </table:table-cell>
          <table:table-cell office:value-type="string">
            <text:p>carles</text:p>
          </table:table-cell>
          <table:table-cell table:style-name="ce7" office:value-type="date" office:date-value="2007-08-26">
            <text:p>26/08/07</text:p>
          </table:table-cell>
          <table:table-cell/>
          <table:table-cell office:value-type="float" office:value="71">
            <text:p>71</text:p>
          </table:table-cell>
          <table:table-cell table:formula="oooc:=&quot;( &quot;&amp;[.A72] &amp; &quot;, u&quot;&quot;&quot; &amp; [.B72] &amp; &quot;&quot;&quot;, u&quot;&quot;&quot; &amp; [.C72] &amp; &quot;&quot;&quot;,u&quot;&quot;&quot; &amp; [.D72] &amp; &quot;&quot;&quot;,u&quot;&quot;&quot; &amp; [.E72] &amp; &quot;&quot;&quot;, &quot; &amp; [.F72] &amp; &quot;, u&quot;&quot;&quot; &amp; [.G72] &amp; &quot;&quot;&quot;,u&quot;&quot;&quot; &amp; TEXT([.H72];&quot;dd/mm/yy&quot;) &amp; &quot;&quot;&quot;,u&quot;&quot;&quot; &amp; [.I72] &amp; &quot;&quot;&quot;, &quot; &amp; [.J72] &amp; &quot; ), &quot;" office:value-type="string" office:string-value="( 5, u&quot;Què passa quan copiem#cosa.txt i Cosa.TXT#en un disc en fat32&quot;, u&quot;Que es copien&quot;,u&quot;Que esborrem el primer&quot;,u&quot;Que es sumen&quot;, 2, u&quot;carles&quot;,u&quot;26/08/07&quot;,u&quot;&quot;, 71 ), ">
            <text:p>( 5, u"Què passa quan copiem#cosa.txt i Cosa.TXT#en un disc en fat32", u"Que es copien",u"Que esborrem el primer",u"Que es sumen", 2, u"carles",u"26/08/07",u"", 71 ), </text:p>
          </table:table-cell>
        </table:table-row>
        <table:table-row table:style-name="ro1">
          <table:table-cell office:value-type="float" office:value="6">
            <text:p>6</text:p>
          </table:table-cell>
          <table:table-cell office:value-type="string">
            <text:p>Quan l'equip de traductors del#KDE ens parlen de la mida#de la caixa. Es refereixen a:</text:p>
          </table:table-cell>
          <table:table-cell office:value-type="string">
            <text:p>Majúscules / minúscules</text:p>
          </table:table-cell>
          <table:table-cell office:value-type="string">
            <text:p>Marges de les finestres</text:p>
          </table:table-cell>
          <table:table-cell office:value-type="string">
            <text:p>Tipus de monitor</text:p>
          </table:table-cell>
          <table:table-cell office:value-type="float" office:value="1">
            <text:p>1</text:p>
          </table:table-cell>
          <table:table-cell office:value-type="string">
            <text:p>carles</text:p>
          </table:table-cell>
          <table:table-cell table:style-name="ce7" office:value-type="date" office:date-value="2007-08-26">
            <text:p>26/08/07</text:p>
          </table:table-cell>
          <table:table-cell office:value-type="string">
            <text:p>Això que ens pot sonar estrany no és un error de traducció. Ve de la mida e les caselles (caixes) que s'usaven en les impremtes. On les majúscules eren més grans. </text:p>
          </table:table-cell>
          <table:table-cell office:value-type="float" office:value="72">
            <text:p>72</text:p>
          </table:table-cell>
          <table:table-cell table:formula="oooc:=&quot;( &quot;&amp;[.A73] &amp; &quot;, u&quot;&quot;&quot; &amp; [.B73] &amp; &quot;&quot;&quot;, u&quot;&quot;&quot; &amp; [.C73] &amp; &quot;&quot;&quot;,u&quot;&quot;&quot; &amp; [.D73] &amp; &quot;&quot;&quot;,u&quot;&quot;&quot; &amp; [.E73] &amp; &quot;&quot;&quot;, &quot; &amp; [.F73] &amp; &quot;, u&quot;&quot;&quot; &amp; [.G73] &amp; &quot;&quot;&quot;,u&quot;&quot;&quot; &amp; TEXT([.H73];&quot;dd/mm/yy&quot;) &amp; &quot;&quot;&quot;,u&quot;&quot;&quot; &amp; [.I73] &amp; &quot;&quot;&quot;, &quot; &amp; [.J73] &amp; &quot; ), &quot;" office:value-type="string" office:string-value="( 6, u&quot;Quan l'equip de traductors del#KDE ens parlen de la mida#de la caixa. Es refereixen a:&quot;, u&quot;Majúscules / minúscules&quot;,u&quot;Marges de les finestres&quot;,u&quot;Tipus de monitor&quot;, 1, u&quot;carles&quot;,u&quot;26/08/07&quot;,u&quot;Això que ens pot sonar estrany no és un error de traducció. Ve de la mida e les caselles (caixes) que s'usaven en les impremtes. On les majúscules eren més grans. &quot;, 72 ), ">
            <text:p>( 6, u"Quan l'equip de traductors del#KDE ens parlen de la mida#de la caixa. Es refereixen a:", u"Majúscules / minúscules",u"Marges de les finestres",u"Tipus de monitor", 1, u"carles",u"26/08/07",u"Això que ens pot sonar estrany no és un error de traducció. Ve de la mida e les caselles (caixes) que s'usaven en les impremtes. On les majúscules eren més grans. ", 72 ), </text:p>
          </table:table-cell>
        </table:table-row>
        <table:table-row table:style-name="ro1">
          <table:table-cell office:value-type="float" office:value="4">
            <text:p>4</text:p>
          </table:table-cell>
          <table:table-cell office:value-type="string">
            <text:p>Quants jocs de cartes de solitari hi ha#als repositoris d'ubuntu?</text:p>
          </table:table-cell>
          <table:table-cell office:value-type="float" office:value="3">
            <text:p>3</text:p>
          </table:table-cell>
          <table:table-cell office:value-type="float" office:value="12">
            <text:p>12</text:p>
          </table:table-cell>
          <table:table-cell office:value-type="string">
            <text:p>Més de 100</text:p>
          </table:table-cell>
          <table:table-cell office:value-type="float" office:value="3">
            <text:p>3</text:p>
          </table:table-cell>
          <table:table-cell office:value-type="string">
            <text:p>carles</text:p>
          </table:table-cell>
          <table:table-cell table:style-name="ce7" office:value-type="date" office:date-value="2007-08-26">
            <text:p>26/08/07</text:p>
          </table:table-cell>
          <table:table-cell/>
          <table:table-cell office:value-type="float" office:value="73">
            <text:p>73</text:p>
          </table:table-cell>
          <table:table-cell table:formula="oooc:=&quot;( &quot;&amp;[.A74] &amp; &quot;, u&quot;&quot;&quot; &amp; [.B74] &amp; &quot;&quot;&quot;, u&quot;&quot;&quot; &amp; [.C74] &amp; &quot;&quot;&quot;,u&quot;&quot;&quot; &amp; [.D74] &amp; &quot;&quot;&quot;,u&quot;&quot;&quot; &amp; [.E74] &amp; &quot;&quot;&quot;, &quot; &amp; [.F74] &amp; &quot;, u&quot;&quot;&quot; &amp; [.G74] &amp; &quot;&quot;&quot;,u&quot;&quot;&quot; &amp; TEXT([.H74];&quot;dd/mm/yy&quot;) &amp; &quot;&quot;&quot;,u&quot;&quot;&quot; &amp; [.I74] &amp; &quot;&quot;&quot;, &quot; &amp; [.J74] &amp; &quot; ), &quot;" office:value-type="string" office:string-value="( 4, u&quot;Quants jocs de cartes de solitari hi ha#als repositoris d'ubuntu?&quot;, u&quot;3&quot;,u&quot;12&quot;,u&quot;Més de 100&quot;, 3, u&quot;carles&quot;,u&quot;26/08/07&quot;,u&quot;&quot;, 73 ), ">
            <text:p>( 4, u"Quants jocs de cartes de solitari hi ha#als repositoris d'ubuntu?", u"3",u"12",u"Més de 100", 3, u"carles",u"26/08/07",u"", 73 ), </text:p>
          </table:table-cell>
        </table:table-row>
        <table:table-row table:style-name="ro1">
          <table:table-cell office:value-type="float" office:value="4">
            <text:p>4</text:p>
          </table:table-cell>
          <table:table-cell office:value-type="string">
            <text:p>Quin d'aquests ordinadors NO#duia el procesador Zilog Z80-A</text:p>
          </table:table-cell>
          <table:table-cell office:value-type="string">
            <text:p>ZX Spectrum</text:p>
          </table:table-cell>
          <table:table-cell office:value-type="string">
            <text:p>Commodore</text:p>
          </table:table-cell>
          <table:table-cell office:value-type="string">
            <text:p>MSX</text:p>
          </table:table-cell>
          <table:table-cell office:value-type="float" office:value="2">
            <text:p>2</text:p>
          </table:table-cell>
          <table:table-cell office:value-type="string">
            <text:p>carles</text:p>
          </table:table-cell>
          <table:table-cell table:style-name="ce7" office:value-type="date" office:date-value="2007-08-26">
            <text:p>26/08/07</text:p>
          </table:table-cell>
          <table:table-cell office:value-type="string">
            <text:p>Duia un MOS 6510</text:p>
          </table:table-cell>
          <table:table-cell office:value-type="float" office:value="74">
            <text:p>74</text:p>
          </table:table-cell>
          <table:table-cell table:formula="oooc:=&quot;( &quot;&amp;[.A75] &amp; &quot;, u&quot;&quot;&quot; &amp; [.B75] &amp; &quot;&quot;&quot;, u&quot;&quot;&quot; &amp; [.C75] &amp; &quot;&quot;&quot;,u&quot;&quot;&quot; &amp; [.D75] &amp; &quot;&quot;&quot;,u&quot;&quot;&quot; &amp; [.E75] &amp; &quot;&quot;&quot;, &quot; &amp; [.F75] &amp; &quot;, u&quot;&quot;&quot; &amp; [.G75] &amp; &quot;&quot;&quot;,u&quot;&quot;&quot; &amp; TEXT([.H75];&quot;dd/mm/yy&quot;) &amp; &quot;&quot;&quot;,u&quot;&quot;&quot; &amp; [.I75] &amp; &quot;&quot;&quot;, &quot; &amp; [.J75] &amp; &quot; ), &quot;" office:value-type="string" office:string-value="( 4, u&quot;Quin d'aquests ordinadors NO#duia el procesador Zilog Z80-A&quot;, u&quot;ZX Spectrum&quot;,u&quot;Commodore&quot;,u&quot;MSX&quot;, 2, u&quot;carles&quot;,u&quot;26/08/07&quot;,u&quot;Duia un MOS 6510&quot;, 74 ), ">
            <text:p>( 4, u"Quin d'aquests ordinadors NO#duia el procesador Zilog Z80-A", u"ZX Spectrum",u"Commodore",u"MSX", 2, u"carles",u"26/08/07",u"Duia un MOS 6510", 74 ), </text:p>
          </table:table-cell>
        </table:table-row>
        <table:table-row table:style-name="ro1">
          <table:table-cell office:value-type="float" office:value="2">
            <text:p>2</text:p>
          </table:table-cell>
          <table:table-cell office:value-type="string">
            <text:p>En quina d'aquestes distribucions#està basat l'ubuntu?</text:p>
          </table:table-cell>
          <table:table-cell office:value-type="string">
            <text:p>Debian</text:p>
          </table:table-cell>
          <table:table-cell office:value-type="string">
            <text:p>Fedora</text:p>
          </table:table-cell>
          <table:table-cell office:value-type="string">
            <text:p>Suse</text:p>
          </table:table-cell>
          <table:table-cell office:value-type="float" office:value="1">
            <text:p>1</text:p>
          </table:table-cell>
          <table:table-cell office:value-type="string">
            <text:p>carles</text:p>
          </table:table-cell>
          <table:table-cell table:style-name="ce7" office:value-type="date" office:date-value="2007-08-26">
            <text:p>26/08/07</text:p>
          </table:table-cell>
          <table:table-cell/>
          <table:table-cell office:value-type="float" office:value="75">
            <text:p>75</text:p>
          </table:table-cell>
          <table:table-cell table:formula="oooc:=&quot;( &quot;&amp;[.A76] &amp; &quot;, u&quot;&quot;&quot; &amp; [.B76] &amp; &quot;&quot;&quot;, u&quot;&quot;&quot; &amp; [.C76] &amp; &quot;&quot;&quot;,u&quot;&quot;&quot; &amp; [.D76] &amp; &quot;&quot;&quot;,u&quot;&quot;&quot; &amp; [.E76] &amp; &quot;&quot;&quot;, &quot; &amp; [.F76] &amp; &quot;, u&quot;&quot;&quot; &amp; [.G76] &amp; &quot;&quot;&quot;,u&quot;&quot;&quot; &amp; TEXT([.H76];&quot;dd/mm/yy&quot;) &amp; &quot;&quot;&quot;,u&quot;&quot;&quot; &amp; [.I76] &amp; &quot;&quot;&quot;, &quot; &amp; [.J76] &amp; &quot; ), &quot;" office:value-type="string" office:string-value="( 2, u&quot;En quina d'aquestes distribucions#està basat l'ubuntu?&quot;, u&quot;Debian&quot;,u&quot;Fedora&quot;,u&quot;Suse&quot;, 1, u&quot;carles&quot;,u&quot;26/08/07&quot;,u&quot;&quot;, 75 ), ">
            <text:p>( 2, u"En quina d'aquestes distribucions#està basat l'ubuntu?", u"Debian",u"Fedora",u"Suse", 1, u"carles",u"26/08/07",u"", 75 ), </text:p>
          </table:table-cell>
        </table:table-row>
        <table:table-row table:style-name="ro1">
          <table:table-cell office:value-type="float" office:value="5">
            <text:p>5</text:p>
          </table:table-cell>
          <table:table-cell office:value-type="string">
            <text:p>Quants processadors suporta#Debian directament al seu web#d'enllaços de descàrregues?</text:p>
          </table:table-cell>
          <table:table-cell office:value-type="float" office:value="10">
            <text:p>10</text:p>
          </table:table-cell>
          <table:table-cell office:value-type="float" office:value="5">
            <text:p>5</text:p>
          </table:table-cell>
          <table:table-cell office:value-type="float" office:value="3">
            <text:p>3</text:p>
          </table:table-cell>
          <table:table-cell office:value-type="float" office:value="1">
            <text:p>1</text:p>
          </table:table-cell>
          <table:table-cell office:value-type="string">
            <text:p>carles</text:p>
          </table:table-cell>
          <table:table-cell table:style-name="ce7" office:value-type="date" office:date-value="2007-08-26">
            <text:p>26/08/07</text:p>
          </table:table-cell>
          <table:table-cell office:value-type="string">
            <text:p>Tot i que al ser totalment obert és il·limitat en aquest sentit.</text:p>
          </table:table-cell>
          <table:table-cell office:value-type="float" office:value="76">
            <text:p>76</text:p>
          </table:table-cell>
          <table:table-cell table:formula="oooc:=&quot;( &quot;&amp;[.A77] &amp; &quot;, u&quot;&quot;&quot; &amp; [.B77] &amp; &quot;&quot;&quot;, u&quot;&quot;&quot; &amp; [.C77] &amp; &quot;&quot;&quot;,u&quot;&quot;&quot; &amp; [.D77] &amp; &quot;&quot;&quot;,u&quot;&quot;&quot; &amp; [.E77] &amp; &quot;&quot;&quot;, &quot; &amp; [.F77] &amp; &quot;, u&quot;&quot;&quot; &amp; [.G77] &amp; &quot;&quot;&quot;,u&quot;&quot;&quot; &amp; TEXT([.H77];&quot;dd/mm/yy&quot;) &amp; &quot;&quot;&quot;,u&quot;&quot;&quot; &amp; [.I77] &amp; &quot;&quot;&quot;, &quot; &amp; [.J77] &amp; &quot; ), &quot;" office:value-type="string" office:string-value="( 5, u&quot;Quants processadors suporta#Debian directament al seu web#d'enllaços de descàrregues?&quot;, u&quot;10&quot;,u&quot;5&quot;,u&quot;3&quot;, 1, u&quot;carles&quot;,u&quot;26/08/07&quot;,u&quot;Tot i que al ser totalment obert és il·limitat en aquest sentit.&quot;, 76 ), ">
            <text:p>( 5, u"Quants processadors suporta#Debian directament al seu web#d'enllaços de descàrregues?", u"10",u"5",u"3", 1, u"carles",u"26/08/07",u"Tot i que al ser totalment obert és il·limitat en aquest sentit.", 76 ), </text:p>
          </table:table-cell>
        </table:table-row>
        <table:table-row table:style-name="ro1" table:number-rows-repeated="65458">
          <table:table-cell table:number-columns-repeated="11"/>
        </table:table-row>
        <table:table-row table:style-name="ro1">
          <table:table-cell table:number-columns-repeated="11"/>
        </table:table-row>
      </table:table>
      <table:table table:name="Categories" table:style-name="ta1" table:print="false">
        <table:table-column table:style-name="co10" table:default-cell-style-name="Default"/>
        <table:table-column table:style-name="co11" table:default-cell-style-name="Default"/>
        <table:table-column table:style-name="co12" table:number-columns-repeated="254" table:default-cell-style-name="Default"/>
        <table:table-row table:style-name="ro2">
          <table:table-cell table:style-name="ce2" office:value-type="string">
            <text:p>Nº Categoria</text:p>
          </table:table-cell>
          <table:table-cell table:style-name="ce1" office:value-type="string">
            <text:p>Categoria</text:p>
          </table:table-cell>
          <table:table-cell table:style-name="ce1" office:value-type="string">
            <text:p>Color </text:p>
          </table:table-cell>
          <table:table-cell table:number-columns-repeated="253"/>
        </table:table-row>
        <table:table-row table:style-name="ro2">
          <table:table-cell table:style-name="ce2" office:value-type="float" office:value="1">
            <text:p>1</text:p>
          </table:table-cell>
          <table:table-cell table:style-name="ce2" office:value-type="string">
            <text:p>Personatges i events </text:p>
          </table:table-cell>
          <table:table-cell table:style-name="ce2" office:value-type="string">
            <text:p>Blau </text:p>
          </table:table-cell>
          <table:table-cell table:number-columns-repeated="253"/>
        </table:table-row>
        <table:table-row table:style-name="ro2">
          <table:table-cell table:style-name="ce2" office:value-type="float" office:value="2">
            <text:p>2</text:p>
          </table:table-cell>
          <table:table-cell table:style-name="ce2" office:value-type="string">
            <text:p>Ubuntu </text:p>
          </table:table-cell>
          <table:table-cell table:style-name="ce2" office:value-type="string">
            <text:p>Taronja </text:p>
          </table:table-cell>
          <table:table-cell table:number-columns-repeated="253"/>
        </table:table-row>
        <table:table-row table:style-name="ro2">
          <table:table-cell table:style-name="ce2" office:value-type="float" office:value="3">
            <text:p>3</text:p>
          </table:table-cell>
          <table:table-cell table:style-name="ce2" office:value-type="string">
            <text:p>Internet </text:p>
          </table:table-cell>
          <table:table-cell table:style-name="ce2" office:value-type="string">
            <text:p>Verd </text:p>
          </table:table-cell>
          <table:table-cell table:number-columns-repeated="253"/>
        </table:table-row>
        <table:table-row table:style-name="ro2">
          <table:table-cell table:style-name="ce2" office:value-type="float" office:value="4">
            <text:p>4</text:p>
          </table:table-cell>
          <table:table-cell table:style-name="ce2" office:value-type="string">
            <text:p>Jocs i pelis </text:p>
          </table:table-cell>
          <table:table-cell table:style-name="ce2" office:value-type="string">
            <text:p>Vermell </text:p>
          </table:table-cell>
          <table:table-cell table:number-columns-repeated="253"/>
        </table:table-row>
        <table:table-row table:style-name="ro2">
          <table:table-cell table:style-name="ce2" office:value-type="float" office:value="5">
            <text:p>5</text:p>
          </table:table-cell>
          <table:table-cell table:style-name="ce2" office:value-type="string">
            <text:p>Digues-m'ho amb paraules- Terminal i llenguatges de programació</text:p>
          </table:table-cell>
          <table:table-cell table:style-name="ce2" office:value-type="string">
            <text:p>Rosa </text:p>
          </table:table-cell>
          <table:table-cell table:number-columns-repeated="253"/>
        </table:table-row>
        <table:table-row table:style-name="ro2">
          <table:table-cell table:style-name="ce2" office:value-type="float" office:value="6">
            <text:p>6</text:p>
          </table:table-cell>
          <table:table-cell table:style-name="ce2" office:value-type="string">
            <text:p>Programari i maquinari</text:p>
          </table:table-cell>
          <table:table-cell table:style-name="ce2" office:value-type="string">
            <text:p>Groc </text:p>
          </table:table-cell>
          <table:table-cell table:number-columns-repeated="253"/>
        </table:table-row>
        <table:table-row table:style-name="ro2" table:number-rows-repeated="65528">
          <table:table-cell table:number-columns-repeated="256"/>
        </table:table-row>
        <table:table-row table:style-name="ro2">
          <table:table-cell table:number-columns-repeated="256"/>
        </table:table-row>
      </table:table>
      <table:table table:name="resum_categories" table:style-name="ta1" table:print="false">
        <table:table-column table:style-name="co7" table:default-cell-style-name="ce12"/>
        <table:table-column table:style-name="co7" table:default-cell-style-name="ce16"/>
        <table:table-column table:style-name="co7" table:number-columns-repeated="3" table:default-cell-style-name="Default"/>
        <table:table-row table:style-name="ro3">
          <table:table-cell table:style-name="Default" office:value-type="string">
            <text:p>Filtre</text:p>
          </table:table-cell>
          <table:table-cell table:style-name="Default"/>
          <table:table-cell/>
          <table:table-cell office:value-type="string">
            <text:p>Filtre</text:p>
          </table:table-cell>
          <table:table-cell/>
        </table:table-row>
        <table:table-row table:style-name="ro3">
          <table:table-cell table:style-name="Default" table:number-columns-repeated="2"/>
          <table:table-cell table:number-columns-repeated="3"/>
        </table:table-row>
        <table:table-row table:style-name="ro3">
          <table:table-cell table:style-name="ce10" office:value-type="string">
            <text:p>cat</text:p>
          </table:table-cell>
          <table:table-cell table:style-name="ce14"/>
          <table:table-cell/>
          <table:table-cell table:style-name="ce10" office:value-type="string">
            <text:p>ok</text:p>
          </table:table-cell>
          <table:table-cell table:style-name="ce14"/>
        </table:table-row>
        <table:table-row table:style-name="ro3">
          <table:table-cell table:style-name="ce11" office:value-type="float" office:value="1">
            <text:p>1</text:p>
          </table:table-cell>
          <table:table-cell table:style-name="ce15" office:value-type="float" office:value="16">
            <text:p>16</text:p>
          </table:table-cell>
          <table:table-cell/>
          <table:table-cell table:style-name="ce11" office:value-type="float" office:value="1">
            <text:p>1</text:p>
          </table:table-cell>
          <table:table-cell table:style-name="ce15" office:value-type="float" office:value="22">
            <text:p>22</text:p>
          </table:table-cell>
        </table:table-row>
        <table:table-row table:style-name="ro3">
          <table:table-cell office:value-type="float" office:value="2">
            <text:p>2</text:p>
          </table:table-cell>
          <table:table-cell office:value-type="float" office:value="11">
            <text:p>11</text:p>
          </table:table-cell>
          <table:table-cell/>
          <table:table-cell table:style-name="ce12" office:value-type="float" office:value="2">
            <text:p>2</text:p>
          </table:table-cell>
          <table:table-cell table:style-name="ce16" office:value-type="float" office:value="24">
            <text:p>24</text:p>
          </table:table-cell>
        </table:table-row>
        <table:table-row table:style-name="ro3">
          <table:table-cell office:value-type="float" office:value="3">
            <text:p>3</text:p>
          </table:table-cell>
          <table:table-cell office:value-type="float" office:value="10">
            <text:p>10</text:p>
          </table:table-cell>
          <table:table-cell/>
          <table:table-cell table:style-name="ce12" office:value-type="float" office:value="3">
            <text:p>3</text:p>
          </table:table-cell>
          <table:table-cell table:style-name="ce16" office:value-type="float" office:value="22">
            <text:p>22</text:p>
          </table:table-cell>
        </table:table-row>
        <table:table-row table:style-name="ro3">
          <table:table-cell office:value-type="float" office:value="4">
            <text:p>4</text:p>
          </table:table-cell>
          <table:table-cell office:value-type="float" office:value="12">
            <text:p>12</text:p>
          </table:table-cell>
          <table:table-cell/>
          <table:table-cell table:style-name="ce12" office:value-type="string">
            <text:p>(buit)</text:p>
          </table:table-cell>
          <table:table-cell table:style-name="ce16"/>
        </table:table-row>
        <table:table-row table:style-name="ro3">
          <table:table-cell office:value-type="float" office:value="5">
            <text:p>5</text:p>
          </table:table-cell>
          <table:table-cell office:value-type="float" office:value="12">
            <text:p>12</text:p>
          </table:table-cell>
          <table:table-cell/>
          <table:table-cell table:style-name="ce13" office:value-type="string">
            <text:p>Total Resultat</text:p>
          </table:table-cell>
          <table:table-cell table:style-name="ce17" office:value-type="float" office:value="68">
            <text:p>68</text:p>
          </table:table-cell>
        </table:table-row>
        <table:table-row table:style-name="ro3">
          <table:table-cell office:value-type="float" office:value="6">
            <text:p>6</text:p>
          </table:table-cell>
          <table:table-cell office:value-type="float" office:value="7">
            <text:p>7</text:p>
          </table:table-cell>
          <table:table-cell table:number-columns-repeated="3"/>
        </table:table-row>
        <table:table-row table:style-name="ro3">
          <table:table-cell office:value-type="string">
            <text:p>(buit)</text:p>
          </table:table-cell>
          <table:table-cell table:number-columns-repeated="4"/>
        </table:table-row>
        <table:table-row table:style-name="ro3">
          <table:table-cell table:style-name="ce13" office:value-type="string">
            <text:p>Total Resultat</text:p>
          </table:table-cell>
          <table:table-cell table:style-name="ce17" office:value-type="float" office:value="68">
            <text:p>68</text:p>
          </table:table-cell>
          <table:table-cell table:number-columns-repeated="3"/>
        </table:table-row>
      </table:table>
      <table:data-pilot-tables>
        <table:data-pilot-table table:name="DataPilot1" table:application-data="" table:target-range-address="resum_categories.A1:resum_categories.B11" table:buttons="resum_categories.A1 resum_categories.A3">
          <table:source-cell-range table:cell-range-address="Preguntes.A1:Preguntes.IU65534"/>
          <table:data-pilot-field table:source-field-name="cat" table:orientation="row" table:used-hierarchy="0" table:function="auto">
            <table:data-pilot-level table:show-empty="false">
              <table:data-pilot-display-info table:enabled="false" table:display-member-mode="from-top" table:member-count="0" table:data-field=""/>
              <table:data-pilot-sort-info table:order="descending" table:sort-mode="none"/>
              <table:data-pilot-layout-info table:add-empty-lines="false" table:layout-mode="tabular-layout"/>
            </table:data-pilot-level>
          </table:data-pilot-field>
          <table:data-pilot-field table:source-field-name="" table:is-data-layout-field="true" table:orientation="row" table:used-hierarchy="-1" table:function="auto">
            <table:data-pilot-level table:show-empty="true"/>
          </table:data-pilot-field>
          <table:data-pilot-field table:source-field-name="cat" table:orientation="data" table:used-hierarchy="-1" table:function="count">
            <table:data-pilot-level table:show-empty="true"/>
          </table:data-pilot-field>
        </table:data-pilot-table>
        <table:data-pilot-table table:name="DataPilot2" table:application-data="" table:target-range-address="resum_categories.D1:resum_categories.E8" table:buttons="resum_categories.D1 resum_categories.D3">
          <table:source-cell-range table:cell-range-address="Preguntes.A1:Preguntes.I65536"/>
          <table:data-pilot-field table:source-field-name="ok" table:orientation="row" table:used-hierarchy="0" table:function="auto">
            <table:data-pilot-level table:show-empty="false">
              <table:data-pilot-display-info table:enabled="false" table:display-member-mode="from-top" table:member-count="0" table:data-field=""/>
              <table:data-pilot-sort-info table:order="descending" table:sort-mode="none"/>
              <table:data-pilot-layout-info table:add-empty-lines="false" table:layout-mode="tabular-layout"/>
            </table:data-pilot-level>
          </table:data-pilot-field>
          <table:data-pilot-field table:source-field-name="" table:is-data-layout-field="true" table:orientation="row" table:used-hierarchy="-1" table:function="auto">
            <table:data-pilot-level table:show-empty="true"/>
          </table:data-pilot-field>
          <table:data-pilot-field table:source-field-name="cat" table:orientation="data" table:used-hierarchy="0" table:function="count">
            <table:data-pilot-level table:show-empty="false">
              <table:data-pilot-display-info table:enabled="false" table:display-member-mode="from-top" table:member-count="0" table:data-field=""/>
              <table:data-pilot-sort-info table:order="descending" table:sort-mode="none"/>
              <table:data-pilot-layout-info table:add-empty-lines="false" table:layout-mode="tabular-layout"/>
            </table:data-pilot-level>
          </table:data-pilot-field>
        </table:data-pilot-table>
      </table:data-pilot-tabl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DejaVu Sans1" svg:font-family="'DejaVu Sans'" style:font-family-generic="roman" style:font-pitch="variable"/>
    <style:font-face style:name="DejaVu Sans" svg:font-family="'DejaVu Sans'" style:font-family-generic="swiss" style:font-pitch="variable"/>
    <style:font-face style:name="DejaVu Sans2" svg:font-family="'DejaVu San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DejaVu Sans" fo:language="ca" fo:country="ES" style:font-name-asian="DejaVu Sans2" style:language-asian="zxx" style:country-asian="none" style:font-name-complex="Tahoma" style:language-complex="zxx" style:country-complex="none"/>
    </style:default-style>
    <number:number-style style:name="N0">
      <number:number number:min-integer-digits="1"/>
    </number:number-style>
    <number:currency-style style:name="N103P0" style:volatile="true">
      <number:number number:decimal-places="2" number:min-integer-digits="1" number:grouping="true"/>
      <number:text> </number:text>
      <number:currency-symbol number:language="ca" number:country="ES">€</number:currency-symbol>
    </number:currency-style>
    <number:currency-style style:name="N103">
      <style:text-properties fo:color="#ff0000"/>
      <number:text>-</number:text>
      <number:number number:decimal-places="2" number:min-integer-digits="1" number:grouping="true"/>
      <number:text> </number:text>
      <number:currency-symbol number:language="ca" number:country="ES">€</number:currency-symbol>
      <style:map style:condition="value()&gt;=0" style:apply-style-name="N103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Angle_20_del_20_DataPilot" style:display-name="Angle del DataPilot" style:family="table-cell" style:parent-style-name="Default"/>
    <style:style style:name="Valor_20_del_20_DataPilot" style:display-name="Valor del DataPilot" style:family="table-cell" style:parent-style-name="Default"/>
    <style:style style:name="Camp_20_del_20_DataPilot" style:display-name="Camp del DataPilot" style:family="table-cell" style:parent-style-name="Default"/>
    <style:style style:name="Categoria_20_del_20_DataPilot" style:display-name="Categoria del DataPilot" style:family="table-cell" style:parent-style-name="Default">
      <style:table-cell-properties style:text-align-source="fix" style:repeat-content="false"/>
      <style:paragraph-properties fo:text-align="start"/>
    </style:style>
    <style:style style:name="Títol_20_del_20_DataPilot" style:display-name="Títol del DataPilot" style:family="table-cell" style:parent-style-name="Default">
      <style:table-cell-properties style:text-align-source="fix" style:repeat-content="false"/>
      <style:paragraph-properties fo:text-align="start"/>
      <style:text-properties fo:font-weight="bold"/>
    </style:style>
    <style:style style:name="Resultat_20_del_20_DataPilot" style:display-name="Resultat del DataPilot" style:family="table-cell" style:parent-style-name="Default">
      <style:text-properties fo:font-weight="bold"/>
    </style:style>
  </office:styles>
  <office:automatic-styles>
    <style:page-layout style:name="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àgina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8-26">26/08/2007</text:date>, <text:time>18:25:46</text:time></text:p>
        </style:region-right>
      </style:header>
      <style:header-left style:display="false"/>
      <style:footer>
        <text:p>Pàgina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Linux OpenOffice.org_project/680m14$Build-9134</meta:generator>
    <meta:initial-creator>Carles Oriol i Margarit</meta:initial-creator>
    <meta:creation-date>2007-08-18T12:29:05</meta:creation-date>
    <dc:creator>Carles Oriol i Margarit</dc:creator>
    <dc:date>2007-08-26T18:25:46</dc:date>
    <dc:language>ca-ES</dc:language>
    <meta:editing-cycles>78</meta:editing-cycles>
    <meta:editing-duration>PT9H25M7S</meta:editing-duration>
    <meta:user-defined meta:name="Info 1"/>
    <meta:user-defined meta:name="Info 2"/>
    <meta:user-defined meta:name="Info 3"/>
    <meta:user-defined meta:name="Info 4"/>
    <meta:document-statistic meta:table-count="3" meta:cell-count="894"/>
  </office:meta>
</office:document-meta>
</file>